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703d3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ae114a"/>
    </style:style>
    <style:style style:name="P5" style:family="paragraph" style:parent-style-name="Text_20_body">
      <style:text-properties fo:background-color="transparent"/>
    </style:style>
    <style:style style:name="P6" style:family="paragraph" style:parent-style-name="Text_20_body">
      <style:paragraph-properties fo:text-align="justify" style:justify-single-word="false"/>
      <style:text-properties fo:font-style="normal" officeooo:rsid="002cda3c" officeooo:paragraph-rsid="006ae620" style:font-style-asian="normal" style:font-style-complex="normal"/>
    </style:style>
    <style:style style:name="P7" style:family="paragraph" style:parent-style-name="Text_20_body">
      <style:paragraph-properties fo:text-align="justify" style:justify-single-word="false"/>
      <style:text-properties fo:font-style="normal" officeooo:rsid="0037193b" officeooo:paragraph-rsid="006ae620" style:font-style-asian="normal" style:font-style-complex="normal"/>
    </style:style>
    <style:style style:name="P8" style:family="paragraph" style:parent-style-name="Text_20_body">
      <style:paragraph-properties fo:text-align="justify" style:justify-single-word="false"/>
      <style:text-properties fo:font-style="normal" officeooo:rsid="003b2401" officeooo:paragraph-rsid="006ae620" style:font-style-asian="normal" style:font-style-complex="normal"/>
    </style:style>
    <style:style style:name="P9" style:family="paragraph" style:parent-style-name="Text_20_body">
      <style:paragraph-properties fo:text-align="justify" style:justify-single-word="false"/>
      <style:text-properties fo:font-style="normal" officeooo:rsid="00431594" officeooo:paragraph-rsid="006ae620" style:font-style-asian="normal" style:font-style-complex="normal"/>
    </style:style>
    <style:style style:name="P10" style:family="paragraph" style:parent-style-name="Text_20_body">
      <style:paragraph-properties fo:text-align="justify" style:justify-single-word="false"/>
      <style:text-properties fo:font-style="normal" officeooo:rsid="00431594" officeooo:paragraph-rsid="007296f9" style:font-style-asian="normal" style:font-style-complex="normal"/>
    </style:style>
    <style:style style:name="P11" style:family="paragraph" style:parent-style-name="Text_20_body">
      <style:paragraph-properties fo:text-align="justify" style:justify-single-word="false"/>
      <style:text-properties fo:font-style="normal" officeooo:rsid="0018e370" officeooo:paragraph-rsid="00792fc4" style:font-style-asian="normal" style:font-style-complex="normal"/>
    </style:style>
    <style:style style:name="P12" style:family="paragraph" style:parent-style-name="Text_20_body">
      <style:paragraph-properties fo:text-align="justify" style:justify-single-word="false"/>
      <style:text-properties fo:font-style="normal" officeooo:rsid="00d6c1ef" officeooo:paragraph-rsid="006ae620" style:font-style-asian="normal" style:font-style-complex="normal"/>
    </style:style>
    <style:style style:name="P13" style:family="paragraph" style:parent-style-name="Text_20_body">
      <style:paragraph-properties fo:text-align="justify" style:justify-single-word="false"/>
      <style:text-properties fo:font-style="normal" officeooo:rsid="00dd0a04" officeooo:paragraph-rsid="006ae620" style:font-style-asian="normal" style:font-style-complex="normal"/>
    </style:style>
    <style:style style:name="P14" style:family="paragraph" style:parent-style-name="Text_20_body">
      <style:paragraph-properties fo:text-align="justify" style:justify-single-word="false"/>
      <style:text-properties fo:font-style="normal" officeooo:rsid="00dab8b2" officeooo:paragraph-rsid="006ae620" style:font-style-asian="normal" style:font-style-complex="normal"/>
    </style:style>
    <style:style style:name="P15" style:family="paragraph" style:parent-style-name="Text_20_body">
      <style:paragraph-properties fo:text-align="justify" style:justify-single-word="false"/>
      <style:text-properties fo:font-style="normal" officeooo:rsid="0108e1a2" officeooo:paragraph-rsid="007296f9" style:font-style-asian="normal" style:font-style-complex="normal"/>
    </style:style>
    <style:style style:name="P16" style:family="paragraph" style:parent-style-name="Text_20_body">
      <style:paragraph-properties fo:text-align="justify" style:justify-single-word="false"/>
      <style:text-properties fo:font-style="normal" officeooo:rsid="004475ff" officeooo:paragraph-rsid="007296f9" style:font-style-asian="normal" style:font-style-complex="normal"/>
    </style:style>
    <style:style style:name="P17" style:family="paragraph" style:parent-style-name="Text_20_body">
      <style:paragraph-properties fo:text-align="justify" style:justify-single-word="false"/>
      <style:text-properties fo:font-style="normal" officeooo:rsid="0052bd42" officeooo:paragraph-rsid="007296f9" style:font-style-asian="normal" style:font-style-complex="normal"/>
    </style:style>
    <style:style style:name="P18" style:family="paragraph" style:parent-style-name="Text_20_body">
      <style:paragraph-properties fo:text-align="justify" style:justify-single-word="false"/>
      <style:text-properties fo:font-style="normal" officeooo:rsid="00357b08" officeooo:paragraph-rsid="00792fc4"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6ae620"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431594" officeooo:paragraph-rsid="007296f9"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0ef5e0c" officeooo:paragraph-rsid="006ae620"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ed6a80" officeooo:paragraph-rsid="006ae620"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1377ace" officeooo:paragraph-rsid="006ae620" fo:background-color="#ffff00" style:font-style-asian="normal" style:font-style-complex="normal"/>
    </style:style>
    <style:style style:name="P24" style:family="paragraph" style:parent-style-name="Text_20_body">
      <style:paragraph-properties fo:text-align="justify" style:justify-single-word="false"/>
      <style:text-properties fo:font-style="normal" officeooo:rsid="0108e1a2" officeooo:paragraph-rsid="006ae620" fo:background-color="#ffff00" style:font-style-asian="normal" style:font-style-complex="normal"/>
    </style:style>
    <style:style style:name="P25" style:family="paragraph" style:parent-style-name="Text_20_body">
      <style:paragraph-properties fo:text-align="justify" style:justify-single-word="false"/>
      <style:text-properties fo:font-style="normal" officeooo:rsid="01097fc3" officeooo:paragraph-rsid="007296f9"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d2975e" officeooo:paragraph-rsid="007296f9"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3f4bb" officeooo:paragraph-rsid="007296f9"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114d42f" officeooo:paragraph-rsid="007296f9"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7296f9"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999ddd" officeooo:paragraph-rsid="00999ddd"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431594" officeooo:paragraph-rsid="006ae620"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df715c" officeooo:paragraph-rsid="006ae620"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ed6a80" officeooo:paragraph-rsid="006ae620"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f37480" officeooo:paragraph-rsid="006ae620"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0f8f803" officeooo:paragraph-rsid="006ae620"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0057f0" officeooo:paragraph-rsid="006ae620"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02be57" officeooo:paragraph-rsid="006ae620"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40230d" officeooo:paragraph-rsid="006ae62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59727b" officeooo:paragraph-rsid="006ae620"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18eca3" officeooo:paragraph-rsid="006ae620"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19d4f5" officeooo:paragraph-rsid="006ae620"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21aac8" officeooo:paragraph-rsid="006ae62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2773aa" officeooo:paragraph-rsid="006ae62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3d5e" officeooo:paragraph-rsid="006ae62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2cad3c" officeooo:paragraph-rsid="006ae62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2e28e3" officeooo:paragraph-rsid="006ae62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8e1a2" officeooo:paragraph-rsid="006ae62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377ace" officeooo:paragraph-rsid="006ae620"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38ac78" officeooo:paragraph-rsid="006ae620"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3e8cc9" officeooo:paragraph-rsid="006ae620"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3f4c2b" officeooo:paragraph-rsid="006ae620"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99d03" officeooo:paragraph-rsid="006ae620"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4528d7" officeooo:paragraph-rsid="006ae620"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45cc93" officeooo:paragraph-rsid="006ae620"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583e79" officeooo:paragraph-rsid="006ae620"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5c90e2" officeooo:paragraph-rsid="006ae620"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5fd0d2" officeooo:paragraph-rsid="006ae620"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64a557" officeooo:paragraph-rsid="006ae620"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7d31a3" officeooo:paragraph-rsid="006ae620"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6b7567" officeooo:paragraph-rsid="006ae620"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6dde30" officeooo:paragraph-rsid="006ae620"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6c35e9" officeooo:paragraph-rsid="006ae620"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78b712" officeooo:paragraph-rsid="006ae620"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79c4c8" officeooo:paragraph-rsid="006ae620"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74a7d4" officeooo:paragraph-rsid="006ae620"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07d903e" officeooo:paragraph-rsid="007d903e"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07d903e" officeooo:paragraph-rsid="007ed67d"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07d903e" officeooo:paragraph-rsid="00834cc4"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07d903e" officeooo:paragraph-rsid="0098b6eb"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085a895" officeooo:paragraph-rsid="0085a895"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08f4193" officeooo:paragraph-rsid="008f4193"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091a638" officeooo:paragraph-rsid="0091a638"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092df92" officeooo:paragraph-rsid="009895bb"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09895bb" officeooo:paragraph-rsid="009895bb" fo:background-color="transparent" style:font-style-asian="normal" style:font-style-complex="normal"/>
    </style:style>
    <style:style style:name="P75" style:family="paragraph" style:parent-style-name="Text_20_body">
      <style:paragraph-properties fo:text-align="justify" style:justify-single-word="false"/>
      <style:text-properties fo:font-style="italic" officeooo:rsid="00fb9638" officeooo:paragraph-rsid="006ae620" fo:background-color="transparent" style:font-style-asian="italic" style:font-style-complex="italic"/>
    </style:style>
    <style:style style:name="P76" style:family="paragraph" style:parent-style-name="Text_20_body">
      <style:paragraph-properties fo:text-align="justify" style:justify-single-word="false"/>
      <style:text-properties fo:font-style="italic" officeooo:rsid="00fc1573" officeooo:paragraph-rsid="006ae620" fo:background-color="transparent" style:font-style-asian="italic" style:font-style-complex="italic"/>
    </style:style>
    <style:style style:name="P77" style:family="paragraph" style:parent-style-name="Text_20_body">
      <style:paragraph-properties fo:text-align="justify" style:justify-single-word="false"/>
      <style:text-properties fo:font-style="italic" officeooo:rsid="010057f0" officeooo:paragraph-rsid="006ae620" fo:background-color="transparent" style:font-style-asian="italic" style:font-style-complex="italic"/>
    </style:style>
    <style:style style:name="P78" style:family="paragraph" style:parent-style-name="Text_20_body">
      <style:paragraph-properties fo:text-align="justify" style:justify-single-word="false"/>
      <style:text-properties fo:font-style="italic" officeooo:rsid="0111bcd4" officeooo:paragraph-rsid="006ae620" fo:background-color="transparent" style:font-style-asian="italic" style:font-style-complex="italic"/>
    </style:style>
    <style:style style:name="P79" style:family="paragraph" style:parent-style-name="Text_20_body">
      <style:paragraph-properties fo:text-align="justify" style:justify-single-word="false"/>
      <style:text-properties fo:font-style="italic" officeooo:rsid="011358a9" officeooo:paragraph-rsid="006ae620" fo:background-color="transparent" style:font-style-asian="italic" style:font-style-complex="italic"/>
    </style:style>
    <style:style style:name="P80" style:family="paragraph" style:parent-style-name="Text_20_body">
      <style:paragraph-properties fo:text-align="justify" style:justify-single-word="false"/>
      <style:text-properties fo:font-style="italic" officeooo:rsid="0049aeb1" officeooo:paragraph-rsid="007296f9" fo:background-color="#ffff00" style:font-style-asian="italic" style:font-style-complex="italic"/>
    </style:style>
    <style:style style:name="P81" style:family="paragraph" style:parent-style-name="Text_20_body">
      <style:paragraph-properties fo:text-align="justify" style:justify-single-word="false"/>
      <style:text-properties fo:font-style="italic" officeooo:rsid="0049aeb1" officeooo:paragraph-rsid="007296f9" style:font-style-asian="italic" style:font-style-complex="italic"/>
    </style:style>
    <style:style style:name="P82" style:family="paragraph" style:parent-style-name="Text_20_body">
      <style:paragraph-properties fo:text-align="center" style:justify-single-word="false"/>
      <style:text-properties officeooo:rsid="006c5948" officeooo:paragraph-rsid="006c5948"/>
    </style:style>
    <style:style style:name="P83"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84"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officeooo:rsid="00431594" officeooo:paragraph-rsid="007296f9" fo:background-color="#ffff00"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officeooo:rsid="00703d34" officeooo:paragraph-rsid="00703d34"/>
    </style:style>
    <style:style style:name="P86" style:family="paragraph" style:parent-style-name="Text_20_body">
      <style:paragraph-properties fo:text-align="justify" style:justify-single-word="false"/>
      <style:text-properties officeooo:rsid="00703d34" officeooo:paragraph-rsid="00703d34"/>
    </style:style>
    <style:style style:name="P87" style:family="paragraph" style:parent-style-name="Text_20_body">
      <style:paragraph-properties fo:text-align="justify" style:justify-single-word="false"/>
      <style:text-properties officeooo:rsid="00703d34" officeooo:paragraph-rsid="007296f9"/>
    </style:style>
    <style:style style:name="P88" style:family="paragraph" style:parent-style-name="Text_20_body">
      <style:paragraph-properties fo:text-align="justify" style:justify-single-word="false"/>
      <style:text-properties officeooo:rsid="00ff30b8" officeooo:paragraph-rsid="007296f9" fo:background-color="#ffff00"/>
    </style:style>
    <style:style style:name="P89" style:family="paragraph" style:parent-style-name="Text_20_body">
      <style:paragraph-properties fo:text-align="justify" style:justify-single-word="false"/>
      <style:text-properties officeooo:rsid="017ecbf4" officeooo:paragraph-rsid="007296f9" fo:background-color="#ffff00"/>
    </style:style>
    <style:style style:name="P90" style:family="paragraph" style:parent-style-name="Text_20_body">
      <style:text-properties officeooo:rsid="00c73364" officeooo:paragraph-rsid="00ab148c" fo:background-color="#ffff00"/>
    </style:style>
    <style:style style:name="P91" style:family="paragraph" style:parent-style-name="Text_20_body">
      <style:text-properties officeooo:rsid="00c2ba05" officeooo:paragraph-rsid="00ab148c" fo:background-color="#ffff00"/>
    </style:style>
    <style:style style:name="P92" style:family="paragraph" style:parent-style-name="Text_20_body">
      <style:text-properties officeooo:rsid="00c6e0d4" officeooo:paragraph-rsid="00ab148c" fo:background-color="#ffff00"/>
    </style:style>
    <style:style style:name="P93" style:family="paragraph" style:parent-style-name="Text_20_body">
      <style:paragraph-properties fo:text-align="justify" style:justify-single-word="false"/>
      <style:text-properties officeooo:rsid="00fe0e97" officeooo:paragraph-rsid="007296f9"/>
    </style:style>
    <style:style style:name="P94" style:family="paragraph" style:parent-style-name="Text_20_body">
      <style:paragraph-properties fo:text-align="justify" style:justify-single-word="false"/>
      <style:text-properties officeooo:rsid="017c3bf5" officeooo:paragraph-rsid="007296f9"/>
    </style:style>
    <style:style style:name="P95" style:family="paragraph" style:parent-style-name="Text_20_body">
      <style:text-properties officeooo:rsid="0057b159" officeooo:paragraph-rsid="00ab148c"/>
    </style:style>
    <style:style style:name="P96" style:family="paragraph" style:parent-style-name="Text_20_body">
      <style:text-properties officeooo:rsid="006a81ce" officeooo:paragraph-rsid="00ab148c"/>
    </style:style>
    <style:style style:name="P97" style:family="paragraph" style:parent-style-name="Text_20_body">
      <style:text-properties officeooo:rsid="0062de02" officeooo:paragraph-rsid="00ab148c"/>
    </style:style>
    <style:style style:name="P98" style:family="paragraph" style:parent-style-name="Text_20_body">
      <style:text-properties officeooo:rsid="008317e6" officeooo:paragraph-rsid="00ab148c"/>
    </style:style>
    <style:style style:name="P99" style:family="paragraph" style:parent-style-name="Text_20_body">
      <style:text-properties officeooo:rsid="0086045d" officeooo:paragraph-rsid="00ab148c"/>
    </style:style>
    <style:style style:name="P100" style:family="paragraph" style:parent-style-name="Text_20_body">
      <style:text-properties officeooo:rsid="00829ff2" officeooo:paragraph-rsid="00ab148c"/>
    </style:style>
    <style:style style:name="P101" style:family="paragraph" style:parent-style-name="Text_20_body">
      <style:text-properties officeooo:rsid="007c05f1" officeooo:paragraph-rsid="00ab148c"/>
    </style:style>
    <style:style style:name="P102" style:family="paragraph" style:parent-style-name="Text_20_body">
      <style:text-properties officeooo:rsid="00653342" officeooo:paragraph-rsid="00ab148c"/>
    </style:style>
    <style:style style:name="P103" style:family="paragraph" style:parent-style-name="Text_20_body">
      <style:text-properties officeooo:rsid="00771a87" officeooo:paragraph-rsid="00ab148c"/>
    </style:style>
    <style:style style:name="P104" style:family="paragraph" style:parent-style-name="Text_20_body">
      <style:text-properties officeooo:rsid="008afce7" officeooo:paragraph-rsid="00ab148c"/>
    </style:style>
    <style:style style:name="P105" style:family="paragraph" style:parent-style-name="Text_20_body">
      <style:text-properties officeooo:rsid="00bf0f2e" officeooo:paragraph-rsid="00ab148c"/>
    </style:style>
    <style:style style:name="P106" style:family="paragraph" style:parent-style-name="Text_20_body">
      <style:text-properties officeooo:rsid="00c2ba05" officeooo:paragraph-rsid="00ab148c"/>
    </style:style>
    <style:style style:name="P107" style:family="paragraph" style:parent-style-name="Text_20_body">
      <style:text-properties officeooo:rsid="0091bcb0" officeooo:paragraph-rsid="00ab148c"/>
    </style:style>
    <style:style style:name="P108" style:family="paragraph" style:parent-style-name="Text_20_body">
      <style:text-properties officeooo:rsid="0098f74d" officeooo:paragraph-rsid="00ab148c"/>
    </style:style>
    <style:style style:name="P109" style:family="paragraph" style:parent-style-name="Text_20_body">
      <style:text-properties officeooo:rsid="009bd08c" officeooo:paragraph-rsid="00ab148c"/>
    </style:style>
    <style:style style:name="P110" style:family="paragraph" style:parent-style-name="Text_20_body">
      <style:text-properties officeooo:rsid="00a0e011" officeooo:paragraph-rsid="00ab148c"/>
    </style:style>
    <style:style style:name="P111" style:family="paragraph" style:parent-style-name="Text_20_body">
      <style:text-properties officeooo:rsid="00a25a4c" officeooo:paragraph-rsid="00ab148c"/>
    </style:style>
    <style:style style:name="P112" style:family="paragraph" style:parent-style-name="Text_20_body">
      <style:text-properties officeooo:rsid="00a57ea8" officeooo:paragraph-rsid="00ab148c"/>
    </style:style>
    <style:style style:name="P113" style:family="paragraph" style:parent-style-name="Text_20_body">
      <style:text-properties officeooo:rsid="00b7b032" officeooo:paragraph-rsid="00ab148c"/>
    </style:style>
    <style:style style:name="P114" style:family="paragraph" style:parent-style-name="Text_20_body">
      <style:text-properties officeooo:rsid="00e306d8" officeooo:paragraph-rsid="00ab148c"/>
    </style:style>
    <style:style style:name="P115" style:family="paragraph" style:parent-style-name="Text_20_body">
      <style:text-properties officeooo:rsid="00b85c32" officeooo:paragraph-rsid="00ab148c"/>
    </style:style>
    <style:style style:name="P116" style:family="paragraph" style:parent-style-name="Text_20_body">
      <style:text-properties officeooo:rsid="00c6e0d4" officeooo:paragraph-rsid="00ab148c"/>
    </style:style>
    <style:style style:name="P117" style:family="paragraph" style:parent-style-name="Text_20_body">
      <style:text-properties officeooo:rsid="00c8541b" officeooo:paragraph-rsid="00ab148c"/>
    </style:style>
    <style:style style:name="P118" style:family="paragraph" style:parent-style-name="Text_20_body">
      <style:text-properties officeooo:rsid="00b8e128" officeooo:paragraph-rsid="00ab148c"/>
    </style:style>
    <style:style style:name="P119" style:family="paragraph" style:parent-style-name="Text_20_body">
      <style:text-properties officeooo:rsid="00bc45f6" officeooo:paragraph-rsid="00ab148c"/>
    </style:style>
    <style:style style:name="P120" style:family="paragraph" style:parent-style-name="Text_20_body">
      <style:text-properties officeooo:rsid="003f952c" officeooo:paragraph-rsid="00ab148c"/>
    </style:style>
    <style:style style:name="P121" style:family="paragraph" style:parent-style-name="Text_20_body">
      <style:text-properties officeooo:paragraph-rsid="00ab148c"/>
    </style:style>
    <style:style style:name="P122" style:family="paragraph" style:parent-style-name="Text_20_body">
      <style:text-properties officeooo:rsid="00b62449" officeooo:paragraph-rsid="00b62449"/>
    </style:style>
    <style:style style:name="P123" style:family="paragraph" style:parent-style-name="Text_20_body">
      <style:paragraph-properties fo:text-align="justify" style:justify-single-word="false" fo:padding="0cm" fo:border="none" style:shadow="none" style:join-border="false"/>
    </style:style>
    <style:style style:name="P124" style:family="paragraph" style:parent-style-name="Text_20_body">
      <style:paragraph-properties fo:text-align="justify" style:justify-single-word="false" fo:padding="0cm" fo:border="none" style:shadow="none" style:join-border="false"/>
      <style:text-properties officeooo:paragraph-rsid="00205ae4"/>
    </style:style>
    <style:style style:name="P125" style:family="paragraph" style:parent-style-name="Text_20_body">
      <style:paragraph-properties fo:text-align="justify" style:justify-single-word="false" fo:padding="0cm" fo:border="none" style:shadow="none" style:join-border="false"/>
      <style:text-properties fo:background-color="#ffff00"/>
    </style:style>
    <style:style style:name="P126" style:family="paragraph" style:parent-style-name="Text_20_body">
      <style:paragraph-properties fo:text-align="justify" style:justify-single-word="false" fo:padding="0cm" fo:border="none" style:shadow="none" style:join-border="false"/>
      <style:text-properties officeooo:paragraph-rsid="001f18bc" fo:background-color="#ffff00"/>
    </style:style>
    <style:style style:name="P127" style:family="paragraph" style:parent-style-name="Text_20_body">
      <style:paragraph-properties fo:text-align="justify" style:justify-single-word="false" fo:padding="0cm" fo:border="none" style:shadow="none" style:join-border="false"/>
      <style:text-properties officeooo:paragraph-rsid="00720c24" fo:background-color="#ffff00"/>
    </style:style>
    <style:style style:name="P128" style:family="paragraph" style:parent-style-name="Text_20_body">
      <style:paragraph-properties fo:text-align="justify" style:justify-single-word="false" fo:padding="0cm" fo:border="none" style:shadow="none" style:join-border="false"/>
      <style:text-properties officeooo:rsid="00083254" officeooo:paragraph-rsid="00083254" fo:background-color="#ffff00"/>
    </style:style>
    <style:style style:name="P129" style:family="paragraph" style:parent-style-name="Text_20_body">
      <style:paragraph-properties fo:text-align="justify" style:justify-single-word="false" fo:padding="0cm" fo:border="none" style:shadow="none" style:join-border="false"/>
      <style:text-properties officeooo:rsid="00170a3d" officeooo:paragraph-rsid="001f18bc" fo:background-color="#ffff00"/>
    </style:style>
    <style:style style:name="P130"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ffff00"/>
    </style:style>
    <style:style style:name="P131" style:family="paragraph" style:parent-style-name="Text_20_body">
      <style:paragraph-properties fo:text-align="justify" style:justify-single-word="false" fo:padding="0cm" fo:border="none" style:shadow="none" style:join-border="false"/>
      <style:text-properties officeooo:rsid="017ecbf4" officeooo:paragraph-rsid="007296f9" fo:background-color="#ffff00"/>
    </style:style>
    <style:style style:name="P132" style:family="paragraph" style:parent-style-name="Text_20_body">
      <style:paragraph-properties fo:text-align="justify" style:justify-single-word="false" fo:padding="0cm" fo:border="none" style:shadow="none" style:join-border="false"/>
      <style:text-properties officeooo:rsid="01eeeb7d" officeooo:paragraph-rsid="00a9ed49" fo:background-color="#ffff00"/>
    </style:style>
    <style:style style:name="P133" style:family="paragraph" style:parent-style-name="Text_20_body">
      <style:paragraph-properties fo:text-align="justify" style:justify-single-word="false" fo:padding="0cm" fo:border="none" style:shadow="none" style:join-border="false"/>
      <style:text-properties officeooo:rsid="01d0fa4e" officeooo:paragraph-rsid="00a9ed49" fo:background-color="#ffff00"/>
    </style:style>
    <style:style style:name="P134" style:family="paragraph" style:parent-style-name="Text_20_body">
      <style:paragraph-properties fo:text-align="justify" style:justify-single-word="false" fo:padding="0cm" fo:border="none" style:shadow="none" style:join-border="false"/>
      <style:text-properties officeooo:rsid="01eeb873" officeooo:paragraph-rsid="00a9ed49" fo:background-color="#ffff00"/>
    </style:style>
    <style:style style:name="P135" style:family="paragraph" style:parent-style-name="Text_20_body">
      <style:paragraph-properties fo:text-align="justify" style:justify-single-word="false" fo:padding="0cm" fo:border="none" style:shadow="none" style:join-border="false"/>
      <style:text-properties officeooo:rsid="00b85c32" officeooo:paragraph-rsid="00ab148c" fo:background-color="#ffff00"/>
    </style:style>
    <style:style style:name="P136" style:family="paragraph" style:parent-style-name="Text_20_body">
      <style:paragraph-properties fo:text-align="center" style:justify-single-word="false" fo:padding="0cm" fo:border="none" style:shadow="none" style:join-border="false"/>
    </style:style>
    <style:style style:name="P13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3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3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140" style:family="paragraph" style:parent-style-name="Text_20_body">
      <style:paragraph-properties fo:text-align="justify" style:justify-single-word="false" fo:padding="0cm" fo:border="none" style:shadow="none" style:join-border="false"/>
      <style:text-properties fo:font-style="normal" officeooo:rsid="00533ce3" officeooo:paragraph-rsid="00533ce3" fo:background-color="transparent" style:font-style-asian="normal" style:font-style-complex="normal"/>
    </style:style>
    <style:style style:name="P14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14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143"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a9ed49" style:font-style-asian="normal" style:font-weight-asian="normal" style:font-style-complex="normal" style:font-weight-complex="normal"/>
    </style:style>
    <style:style style:name="P144" style:family="paragraph" style:parent-style-name="Text_20_body">
      <style:paragraph-properties fo:text-align="justify" style:justify-single-word="false" fo:padding="0cm" fo:border="none" style:shadow="none" style:join-border="false"/>
      <style:text-properties fo:color="#0000ff"/>
    </style:style>
    <style:style style:name="P145" style:family="paragraph" style:parent-style-name="Text_20_body">
      <style:paragraph-properties fo:text-align="justify" style:justify-single-word="false" fo:padding="0cm" fo:border="none" style:shadow="none" style:join-border="false"/>
      <style:text-properties fo:background-color="transparent"/>
    </style:style>
    <style:style style:name="P146" style:family="paragraph" style:parent-style-name="Text_20_body">
      <style:paragraph-properties fo:text-align="justify" style:justify-single-word="false" fo:padding="0cm" fo:border="none" style:shadow="none" style:join-border="false"/>
      <style:text-properties officeooo:paragraph-rsid="001e0155" fo:background-color="transparent"/>
    </style:style>
    <style:style style:name="P147" style:family="paragraph" style:parent-style-name="Text_20_body">
      <style:paragraph-properties fo:text-align="justify" style:justify-single-word="false" fo:padding="0cm" fo:border="none" style:shadow="none" style:join-border="false"/>
      <style:text-properties officeooo:paragraph-rsid="00205ae4" fo:background-color="transparent"/>
    </style:style>
    <style:style style:name="P148" style:family="paragraph" style:parent-style-name="Text_20_body">
      <style:paragraph-properties fo:text-align="justify" style:justify-single-word="false" fo:padding="0cm" fo:border="none" style:shadow="none" style:join-border="false"/>
      <style:text-properties officeooo:paragraph-rsid="001f18bc" fo:background-color="transparent"/>
    </style:style>
    <style:style style:name="P149" style:family="paragraph" style:parent-style-name="Text_20_body">
      <style:paragraph-properties fo:text-align="justify" style:justify-single-word="false" fo:padding="0cm" fo:border="none" style:shadow="none" style:join-border="false"/>
      <style:text-properties officeooo:paragraph-rsid="0041e3ba" fo:background-color="transparent"/>
    </style:style>
    <style:style style:name="P150" style:family="paragraph" style:parent-style-name="Text_20_body">
      <style:paragraph-properties fo:text-align="justify" style:justify-single-word="false" fo:padding="0cm" fo:border="none" style:shadow="none" style:join-border="false"/>
      <style:text-properties officeooo:paragraph-rsid="0069fd32" fo:background-color="transparent"/>
    </style:style>
    <style:style style:name="P151" style:family="paragraph" style:parent-style-name="Text_20_body">
      <style:paragraph-properties fo:text-align="center" style:justify-single-word="false" fo:padding="0cm" fo:border="none" style:shadow="none" style:join-border="false"/>
      <style:text-properties fo:background-color="transparent"/>
    </style:style>
    <style:style style:name="P152" style:family="paragraph" style:parent-style-name="Text_20_body">
      <style:paragraph-properties fo:text-align="justify" style:justify-single-word="false" fo:padding="0cm" fo:border="none" style:shadow="none" style:join-border="false"/>
      <style:text-properties officeooo:rsid="0015b662" officeooo:paragraph-rsid="001e0155" fo:background-color="transparent"/>
    </style:style>
    <style:style style:name="P153" style:family="paragraph" style:parent-style-name="Text_20_body">
      <style:paragraph-properties fo:text-align="justify" style:justify-single-word="false" fo:padding="0cm" fo:border="none" style:shadow="none" style:join-border="false"/>
      <style:text-properties officeooo:rsid="001034fd" officeooo:paragraph-rsid="001034fd" fo:background-color="transparent"/>
    </style:style>
    <style:style style:name="P154" style:family="paragraph" style:parent-style-name="Text_20_body">
      <style:paragraph-properties fo:text-align="center" style:justify-single-word="false" fo:padding="0cm" fo:border="none" style:shadow="none" style:join-border="false"/>
      <style:text-properties officeooo:rsid="001034fd" officeooo:paragraph-rsid="001034fd" fo:background-color="transparent"/>
    </style:style>
    <style:style style:name="P155" style:family="paragraph" style:parent-style-name="Text_20_body">
      <style:paragraph-properties fo:text-align="justify" style:justify-single-word="false" fo:padding="0cm" fo:border="none" style:shadow="none" style:join-border="false"/>
      <style:text-properties officeooo:rsid="00170a3d" officeooo:paragraph-rsid="00170a3d" fo:background-color="transparent"/>
    </style:style>
    <style:style style:name="P156" style:family="paragraph" style:parent-style-name="Text_20_body">
      <style:paragraph-properties fo:text-align="justify" style:justify-single-word="false" fo:padding="0cm" fo:border="none" style:shadow="none" style:join-border="false"/>
      <style:text-properties officeooo:rsid="001e0155" officeooo:paragraph-rsid="001e0155" fo:background-color="transparent"/>
    </style:style>
    <style:style style:name="P157" style:family="paragraph" style:parent-style-name="Text_20_body">
      <style:paragraph-properties fo:text-align="justify" style:justify-single-word="false" fo:padding="0cm" fo:border="none" style:shadow="none" style:join-border="false"/>
      <style:text-properties officeooo:rsid="000a0d7c" officeooo:paragraph-rsid="001e0155" fo:background-color="transparent"/>
    </style:style>
    <style:style style:name="P158" style:family="paragraph" style:parent-style-name="Text_20_body">
      <style:paragraph-properties fo:text-align="justify" style:justify-single-word="false" fo:padding="0cm" fo:border="none" style:shadow="none" style:join-border="false"/>
      <style:text-properties officeooo:rsid="000b6bde" officeooo:paragraph-rsid="001e0155" fo:background-color="transparent"/>
    </style:style>
    <style:style style:name="P159" style:family="paragraph" style:parent-style-name="Text_20_body">
      <style:paragraph-properties fo:text-align="justify" style:justify-single-word="false" fo:padding="0cm" fo:border="none" style:shadow="none" style:join-border="false"/>
      <style:text-properties officeooo:rsid="001e1ea1" officeooo:paragraph-rsid="001e1ea1" fo:background-color="transparent"/>
    </style:style>
    <style:style style:name="P160" style:family="paragraph" style:parent-style-name="Text_20_body">
      <style:paragraph-properties fo:text-align="justify" style:justify-single-word="false" fo:padding="0cm" fo:border="none" style:shadow="none" style:join-border="false"/>
      <style:text-properties officeooo:rsid="00205ae4" officeooo:paragraph-rsid="00205ae4" fo:background-color="transparent"/>
    </style:style>
    <style:style style:name="P161" style:family="paragraph" style:parent-style-name="Text_20_body">
      <style:paragraph-properties fo:text-align="justify" style:justify-single-word="false" fo:padding="0cm" fo:border="none" style:shadow="none" style:join-border="false"/>
      <style:text-properties officeooo:rsid="001fa2c7" officeooo:paragraph-rsid="001f18bc" fo:background-color="transparent"/>
    </style:style>
    <style:style style:name="P162"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transparent"/>
    </style:style>
    <style:style style:name="P163" style:family="paragraph" style:parent-style-name="Text_20_body">
      <style:paragraph-properties fo:text-align="justify" style:justify-single-word="false" fo:padding="0cm" fo:border="none" style:shadow="none" style:join-border="false"/>
      <style:text-properties officeooo:rsid="002c2ed8" officeooo:paragraph-rsid="002c2ed8" fo:background-color="transparent"/>
    </style:style>
    <style:style style:name="P164" style:family="paragraph" style:parent-style-name="Text_20_body">
      <style:paragraph-properties fo:text-align="justify" style:justify-single-word="false" fo:padding="0cm" fo:border="none" style:shadow="none" style:join-border="false"/>
      <style:text-properties officeooo:rsid="002e0ee4" officeooo:paragraph-rsid="002e0ee4" fo:background-color="transparent"/>
    </style:style>
    <style:style style:name="P165" style:family="paragraph" style:parent-style-name="Text_20_body">
      <style:paragraph-properties fo:text-align="justify" style:justify-single-word="false" fo:padding="0cm" fo:border="none" style:shadow="none" style:join-border="false"/>
      <style:text-properties officeooo:rsid="002f331f" officeooo:paragraph-rsid="002f331f" fo:background-color="transparent"/>
    </style:style>
    <style:style style:name="P166" style:family="paragraph" style:parent-style-name="Text_20_body">
      <style:paragraph-properties fo:text-align="center" style:justify-single-word="false" fo:padding="0cm" fo:border="none" style:shadow="none" style:join-border="false"/>
      <style:text-properties officeooo:rsid="002f331f" officeooo:paragraph-rsid="002f331f" fo:background-color="transparent"/>
    </style:style>
    <style:style style:name="P167" style:family="paragraph" style:parent-style-name="Text_20_body">
      <style:paragraph-properties fo:text-align="justify" style:justify-single-word="false" fo:padding="0cm" fo:border="none" style:shadow="none" style:join-border="false"/>
      <style:text-properties officeooo:rsid="0031b34b" officeooo:paragraph-rsid="0031b34b" fo:background-color="transparent"/>
    </style:style>
    <style:style style:name="P168" style:family="paragraph" style:parent-style-name="Text_20_body">
      <style:paragraph-properties fo:text-align="justify" style:justify-single-word="false" fo:padding="0cm" fo:border="none" style:shadow="none" style:join-border="false"/>
      <style:text-properties officeooo:rsid="003d7f56" officeooo:paragraph-rsid="003d7f56" fo:background-color="transparent"/>
    </style:style>
    <style:style style:name="P169" style:family="paragraph" style:parent-style-name="Text_20_body">
      <style:paragraph-properties fo:text-align="justify" style:justify-single-word="false" fo:padding="0cm" fo:border="none" style:shadow="none" style:join-border="false"/>
      <style:text-properties officeooo:rsid="003f2115" officeooo:paragraph-rsid="003f2115" fo:background-color="transparent"/>
    </style:style>
    <style:style style:name="P170" style:family="paragraph" style:parent-style-name="Text_20_body">
      <style:paragraph-properties fo:text-align="justify" style:justify-single-word="false" fo:padding="0cm" fo:border="none" style:shadow="none" style:join-border="false"/>
      <style:text-properties officeooo:rsid="00452e12" officeooo:paragraph-rsid="00452e12" fo:background-color="transparent"/>
    </style:style>
    <style:style style:name="P171" style:family="paragraph" style:parent-style-name="Text_20_body">
      <style:paragraph-properties fo:text-align="justify" style:justify-single-word="false" fo:padding="0cm" fo:border="none" style:shadow="none" style:join-border="false"/>
      <style:text-properties officeooo:rsid="0047ac97" officeooo:paragraph-rsid="0047ac97" fo:background-color="transparent"/>
    </style:style>
    <style:style style:name="P172" style:family="paragraph" style:parent-style-name="Text_20_body">
      <style:paragraph-properties fo:text-align="justify" style:justify-single-word="false" fo:padding="0cm" fo:border="none" style:shadow="none" style:join-border="false"/>
      <style:text-properties officeooo:rsid="0056419d" officeooo:paragraph-rsid="0056419d" fo:background-color="transparent"/>
    </style:style>
    <style:style style:name="P173" style:family="paragraph" style:parent-style-name="Text_20_body">
      <style:paragraph-properties fo:text-align="justify" style:justify-single-word="false" fo:padding="0cm" fo:border="none" style:shadow="none" style:join-border="false"/>
      <style:text-properties officeooo:rsid="005be6e7" officeooo:paragraph-rsid="005be6e7" fo:background-color="transparent"/>
    </style:style>
    <style:style style:name="P174" style:family="paragraph" style:parent-style-name="Text_20_body">
      <style:paragraph-properties fo:text-align="justify" style:justify-single-word="false" fo:padding="0cm" fo:border="none" style:shadow="none" style:join-border="false"/>
      <style:text-properties officeooo:rsid="005c1f12" officeooo:paragraph-rsid="005c1f12" fo:background-color="transparent"/>
    </style:style>
    <style:style style:name="P175" style:family="paragraph" style:parent-style-name="Text_20_body">
      <style:paragraph-properties fo:text-align="justify" style:justify-single-word="false" fo:padding="0cm" fo:border="none" style:shadow="none" style:join-border="false"/>
      <style:text-properties officeooo:rsid="005ce95a" officeooo:paragraph-rsid="005ce95a" fo:background-color="transparent"/>
    </style:style>
    <style:style style:name="P176" style:family="paragraph" style:parent-style-name="Text_20_body">
      <style:paragraph-properties fo:text-align="justify" style:justify-single-word="false" fo:padding="0cm" fo:border="none" style:shadow="none" style:join-border="false"/>
      <style:text-properties officeooo:rsid="005ea03f" officeooo:paragraph-rsid="005ea03f" fo:background-color="transparent"/>
    </style:style>
    <style:style style:name="P177" style:family="paragraph" style:parent-style-name="Text_20_body">
      <style:paragraph-properties fo:text-align="justify" style:justify-single-word="false" fo:padding="0cm" fo:border="none" style:shadow="none" style:join-border="false"/>
      <style:text-properties officeooo:rsid="005ea03f" officeooo:paragraph-rsid="00a00fad" fo:background-color="transparent"/>
    </style:style>
    <style:style style:name="P178" style:family="paragraph" style:parent-style-name="Text_20_body">
      <style:paragraph-properties fo:text-align="center" style:justify-single-word="false" fo:padding="0cm" fo:border="none" style:shadow="none" style:join-border="false"/>
      <style:text-properties officeooo:rsid="005ea03f" officeooo:paragraph-rsid="005ea03f" fo:background-color="transparent"/>
    </style:style>
    <style:style style:name="P179" style:family="paragraph" style:parent-style-name="Text_20_body">
      <style:paragraph-properties fo:text-align="justify" style:justify-single-word="false" fo:padding="0cm" fo:border="none" style:shadow="none" style:join-border="false"/>
      <style:text-properties officeooo:rsid="00609fc3" officeooo:paragraph-rsid="00609fc3" fo:background-color="transparent"/>
    </style:style>
    <style:style style:name="P180" style:family="paragraph" style:parent-style-name="Text_20_body">
      <style:paragraph-properties fo:text-align="justify" style:justify-single-word="false" fo:padding="0cm" fo:border="none" style:shadow="none" style:join-border="false"/>
      <style:text-properties officeooo:rsid="00609fc3" officeooo:paragraph-rsid="00a034c2" fo:background-color="transparent"/>
    </style:style>
    <style:style style:name="P181" style:family="paragraph" style:parent-style-name="Text_20_body">
      <style:paragraph-properties fo:text-align="justify" style:justify-single-word="false" fo:padding="0cm" fo:border="none" style:shadow="none" style:join-border="false"/>
      <style:text-properties officeooo:rsid="00650e5d" officeooo:paragraph-rsid="00650e5d" fo:background-color="transparent"/>
    </style:style>
    <style:style style:name="P182" style:family="paragraph" style:parent-style-name="Text_20_body">
      <style:paragraph-properties fo:text-align="justify" style:justify-single-word="false" fo:padding="0cm" fo:border="none" style:shadow="none" style:join-border="false"/>
      <style:text-properties officeooo:rsid="00668972" officeooo:paragraph-rsid="00668972" fo:background-color="transparent"/>
    </style:style>
    <style:style style:name="P183" style:family="paragraph" style:parent-style-name="Text_20_body">
      <style:paragraph-properties fo:text-align="justify" style:justify-single-word="false" fo:padding="0cm" fo:border="none" style:shadow="none" style:join-border="false"/>
      <style:text-properties officeooo:rsid="00668972" officeooo:paragraph-rsid="00a0c5e1" fo:background-color="transparent"/>
    </style:style>
    <style:style style:name="P184" style:family="paragraph" style:parent-style-name="Text_20_body">
      <style:paragraph-properties fo:text-align="justify" style:justify-single-word="false" fo:padding="0cm" fo:border="none" style:shadow="none" style:join-border="false"/>
      <style:text-properties officeooo:rsid="00668972" officeooo:paragraph-rsid="00a00fad" fo:background-color="transparent"/>
    </style:style>
    <style:style style:name="P185" style:family="paragraph" style:parent-style-name="Text_20_body">
      <style:paragraph-properties fo:text-align="justify" style:justify-single-word="false" fo:padding="0cm" fo:border="none" style:shadow="none" style:join-border="false"/>
      <style:text-properties officeooo:rsid="00668972" officeooo:paragraph-rsid="00d364a8" fo:background-color="transparent"/>
    </style:style>
    <style:style style:name="P186" style:family="paragraph" style:parent-style-name="Text_20_body">
      <style:paragraph-properties fo:text-align="justify" style:justify-single-word="false" fo:padding="0cm" fo:border="none" style:shadow="none" style:join-border="false"/>
      <style:text-properties officeooo:rsid="00740045" officeooo:paragraph-rsid="00740045" fo:background-color="transparent"/>
    </style:style>
    <style:style style:name="P187" style:family="paragraph" style:parent-style-name="Text_20_body">
      <style:paragraph-properties fo:text-align="justify" style:justify-single-word="false" fo:padding="0cm" fo:border="none" style:shadow="none" style:join-border="false"/>
      <style:text-properties officeooo:rsid="009cac86" officeooo:paragraph-rsid="009cac86" fo:background-color="transparent"/>
    </style:style>
    <style:style style:name="P188" style:family="paragraph" style:parent-style-name="Text_20_body">
      <style:paragraph-properties fo:text-align="justify" style:justify-single-word="false" fo:padding="0cm" fo:border="none" style:shadow="none" style:join-border="false"/>
      <style:text-properties officeooo:rsid="009cac86" officeooo:paragraph-rsid="00a034c2" fo:background-color="transparent"/>
    </style:style>
    <style:style style:name="P189" style:family="paragraph" style:parent-style-name="Text_20_body">
      <style:paragraph-properties fo:text-align="justify" style:justify-single-word="false" fo:padding="0cm" fo:border="none" style:shadow="none" style:join-border="false"/>
      <style:text-properties officeooo:rsid="001f18bc" officeooo:paragraph-rsid="009cac86" fo:background-color="transparent"/>
    </style:style>
    <style:style style:name="P190" style:family="paragraph" style:parent-style-name="Text_20_body">
      <style:paragraph-properties fo:text-align="justify" style:justify-single-word="false" fo:padding="0cm" fo:border="none" style:shadow="none" style:join-border="false"/>
      <style:text-properties officeooo:rsid="009d8327" officeooo:paragraph-rsid="009d8327" fo:background-color="transparent"/>
    </style:style>
    <style:style style:name="P191" style:family="paragraph" style:parent-style-name="Text_20_body">
      <style:paragraph-properties fo:text-align="justify" style:justify-single-word="false" fo:padding="0cm" fo:border="none" style:shadow="none" style:join-border="false"/>
      <style:text-properties officeooo:rsid="009fa74b" officeooo:paragraph-rsid="00a00fad" fo:background-color="transparent"/>
    </style:style>
    <style:style style:name="P192" style:family="paragraph" style:parent-style-name="Text_20_body">
      <style:paragraph-properties fo:text-align="justify" style:justify-single-word="false" fo:padding="0cm" fo:border="none" style:shadow="none" style:join-border="false"/>
      <style:text-properties officeooo:rsid="00a29545" officeooo:paragraph-rsid="00a29545" fo:background-color="transparent"/>
    </style:style>
    <style:style style:name="P193" style:family="paragraph" style:parent-style-name="Text_20_body">
      <style:paragraph-properties fo:text-align="justify" style:justify-single-word="false" fo:padding="0cm" fo:border="none" style:shadow="none" style:join-border="false"/>
      <style:text-properties officeooo:rsid="00a3ec54" officeooo:paragraph-rsid="00a3ec54" fo:background-color="transparent"/>
    </style:style>
    <style:style style:name="P194" style:family="paragraph" style:parent-style-name="Text_20_body">
      <style:paragraph-properties fo:text-align="justify" style:justify-single-word="false" fo:padding="0cm" fo:border="none" style:shadow="none" style:join-border="false"/>
      <style:text-properties officeooo:rsid="00a6c45b" officeooo:paragraph-rsid="00a6c45b" fo:background-color="transparent"/>
    </style:style>
    <style:style style:name="P195" style:family="paragraph" style:parent-style-name="Text_20_body">
      <style:paragraph-properties fo:text-align="justify" style:justify-single-word="false" fo:padding="0cm" fo:border="none" style:shadow="none" style:join-border="false"/>
      <style:text-properties officeooo:rsid="00b7e6e8" officeooo:paragraph-rsid="00b7e6e8" fo:background-color="transparent"/>
    </style:style>
    <style:style style:name="P196" style:family="paragraph" style:parent-style-name="Text_20_body">
      <style:paragraph-properties fo:text-align="justify" style:justify-single-word="false" fo:padding="0cm" fo:border="none" style:shadow="none" style:join-border="false"/>
      <style:text-properties officeooo:rsid="00b8cee2" officeooo:paragraph-rsid="00bbf286" fo:background-color="transparent"/>
    </style:style>
    <style:style style:name="P197" style:family="paragraph" style:parent-style-name="Text_20_body">
      <style:paragraph-properties fo:text-align="justify" style:justify-single-word="false" fo:padding="0cm" fo:border="none" style:shadow="none" style:join-border="false"/>
      <style:text-properties officeooo:rsid="00b9aa8a" officeooo:paragraph-rsid="00b9aa8a" fo:background-color="transparent"/>
    </style:style>
    <style:style style:name="P198" style:family="paragraph" style:parent-style-name="Text_20_body">
      <style:paragraph-properties fo:text-align="justify" style:justify-single-word="false" fo:padding="0cm" fo:border="none" style:shadow="none" style:join-border="false"/>
      <style:text-properties officeooo:rsid="00bbf286" officeooo:paragraph-rsid="00bbf286" fo:background-color="transparent"/>
    </style:style>
    <style:style style:name="P199" style:family="paragraph" style:parent-style-name="Text_20_body">
      <style:paragraph-properties fo:text-align="justify" style:justify-single-word="false" fo:padding="0cm" fo:border="none" style:shadow="none" style:join-border="false"/>
      <style:text-properties officeooo:rsid="00bcae9a" officeooo:paragraph-rsid="00bcae9a" fo:background-color="transparent"/>
    </style:style>
    <style:style style:name="P200" style:family="paragraph" style:parent-style-name="Text_20_body">
      <style:paragraph-properties fo:text-align="justify" style:justify-single-word="false" fo:padding="0cm" fo:border="none" style:shadow="none" style:join-border="false"/>
      <style:text-properties officeooo:rsid="00d1cddc" officeooo:paragraph-rsid="00d1cddc" fo:background-color="transparent"/>
    </style:style>
    <style:style style:name="P20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0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6ae620" style:font-style-asian="normal" style:font-weight-asian="normal" style:font-style-complex="normal" style:font-weight-complex="normal"/>
    </style:style>
    <style:style style:name="P203"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0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8825ea" officeooo:paragraph-rsid="008825ea" style:font-style-asian="normal" style:font-weight-asian="normal" style:font-style-complex="normal" style:font-weight-complex="normal"/>
    </style:style>
    <style:style style:name="P20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0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0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170a3d" officeooo:paragraph-rsid="00720c24" fo:background-color="transparent" style:font-style-asian="normal" style:font-weight-asian="normal" style:font-style-complex="normal" style:font-weight-complex="normal"/>
    </style:style>
    <style:style style:name="P20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720c24" fo:background-color="transparent" style:font-style-asian="normal" style:font-weight-asian="normal" style:font-style-complex="normal" style:font-weight-complex="normal"/>
    </style:style>
    <style:style style:name="P20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650e5d" officeooo:paragraph-rsid="00650e5d" fo:background-color="transparent" style:font-style-asian="normal" style:font-weight-asian="normal" style:font-style-complex="normal" style:font-weight-complex="normal"/>
    </style:style>
    <style:style style:name="P21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211" style:family="paragraph" style:parent-style-name="Text_20_body">
      <style:paragraph-properties fo:text-align="justify" style:justify-single-word="false" fo:padding="0cm" fo:border="none" style:shadow="none" style:join-border="false"/>
      <style:text-properties fo:font-style="italic" officeooo:paragraph-rsid="0041e3ba" fo:background-color="transparent" style:font-style-asian="italic" style:font-style-complex="italic"/>
    </style:style>
    <style:style style:name="P21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paragraph-rsid="001e0155" fo:background-color="transparent"/>
    </style:style>
    <style:style style:name="P214" style:family="paragraph" style:parent-style-name="Text_20_body">
      <style:paragraph-properties fo:text-align="justify" style:justify-single-word="false" fo:padding="0cm" fo:border="none" style:shadow="none" style:join-border="false"/>
      <style:text-properties officeooo:rsid="001034fd" officeooo:paragraph-rsid="0015b662" fo:background-color="#00ccff"/>
    </style:style>
    <style:style style:name="P215" style:family="paragraph" style:parent-style-name="Text_20_body">
      <style:paragraph-properties fo:text-align="justify" style:justify-single-word="false" fo:padding="0cm" fo:border="none" style:shadow="none" style:join-border="false"/>
      <style:text-properties officeooo:rsid="001034fd" officeooo:paragraph-rsid="001e0155" fo:background-color="#00ccff"/>
    </style:style>
    <style:style style:name="P216" style:family="paragraph" style:parent-style-name="Text_20_body">
      <style:paragraph-properties fo:text-align="justify" style:justify-single-word="false" fo:padding="0cm" fo:border="none" style:shadow="none" style:join-border="false"/>
      <style:text-properties officeooo:paragraph-rsid="001e0155" fo:background-color="#00ccff"/>
    </style:style>
    <style:style style:name="P217" style:family="paragraph" style:parent-style-name="Text_20_body">
      <style:paragraph-properties fo:text-align="justify" style:justify-single-word="false" fo:padding="0cm" fo:border="none" style:shadow="none" style:join-border="false"/>
      <style:text-properties officeooo:rsid="002915d1" officeooo:paragraph-rsid="002915d1" fo:background-color="#00ccff"/>
    </style:style>
    <style:style style:name="P218" style:family="paragraph" style:parent-style-name="Text_20_body">
      <style:paragraph-properties fo:text-align="justify" style:justify-single-word="false" fo:padding="0cm" fo:border="none" style:shadow="none" style:join-border="false"/>
      <style:text-properties officeooo:rsid="01cc20d0" officeooo:paragraph-rsid="00a9ed49"/>
    </style:style>
    <style:style style:name="P219" style:family="paragraph" style:parent-style-name="Text_20_body">
      <style:paragraph-properties fo:text-align="justify" style:justify-single-word="false" fo:padding="0cm" fo:border="none" style:shadow="none" style:join-border="false"/>
      <style:text-properties officeooo:rsid="01cd80fd" officeooo:paragraph-rsid="00a9ed49"/>
    </style:style>
    <style:style style:name="P220" style:family="paragraph" style:parent-style-name="Text_20_body">
      <style:paragraph-properties fo:text-align="justify" style:justify-single-word="false" fo:padding="0cm" fo:border="none" style:shadow="none" style:join-border="false"/>
      <style:text-properties officeooo:rsid="01cf1d6a" officeooo:paragraph-rsid="00a9ed49"/>
    </style:style>
    <style:style style:name="P221" style:family="paragraph" style:parent-style-name="Text_20_body">
      <style:paragraph-properties fo:text-align="justify" style:justify-single-word="false" fo:padding="0cm" fo:border="none" style:shadow="none" style:join-border="false"/>
      <style:text-properties officeooo:rsid="01cf5913" officeooo:paragraph-rsid="00a9ed49"/>
    </style:style>
    <style:style style:name="P222" style:family="paragraph" style:parent-style-name="Text_20_body">
      <style:paragraph-properties fo:text-align="justify" style:justify-single-word="false" fo:padding="0cm" fo:border="none" style:shadow="none" style:join-border="false"/>
      <style:text-properties officeooo:rsid="01d259b2" officeooo:paragraph-rsid="00a9ed49"/>
    </style:style>
    <style:style style:name="P223" style:family="paragraph" style:parent-style-name="Text_20_body">
      <style:paragraph-properties fo:text-align="justify" style:justify-single-word="false" fo:padding="0cm" fo:border="none" style:shadow="none" style:join-border="false"/>
      <style:text-properties officeooo:rsid="01d93899" officeooo:paragraph-rsid="00a9ed49"/>
    </style:style>
    <style:style style:name="P224" style:family="paragraph" style:parent-style-name="Text_20_body">
      <style:paragraph-properties fo:text-align="justify" style:justify-single-word="false" fo:padding="0cm" fo:border="none" style:shadow="none" style:join-border="false"/>
      <style:text-properties officeooo:rsid="01d0fa4e" officeooo:paragraph-rsid="00a9ed49"/>
    </style:style>
    <style:style style:name="P225" style:family="paragraph" style:parent-style-name="Text_20_body">
      <style:paragraph-properties fo:text-align="justify" style:justify-single-word="false" fo:padding="0cm" fo:border="none" style:shadow="none" style:join-border="false"/>
      <style:text-properties officeooo:rsid="01da3806" officeooo:paragraph-rsid="00a9ed49"/>
    </style:style>
    <style:style style:name="P226" style:family="paragraph" style:parent-style-name="Text_20_body">
      <style:paragraph-properties fo:text-align="justify" style:justify-single-word="false" fo:padding="0cm" fo:border="none" style:shadow="none" style:join-border="false"/>
      <style:text-properties officeooo:rsid="01dd1a44" officeooo:paragraph-rsid="00a9ed49"/>
    </style:style>
    <style:style style:name="P227" style:family="paragraph" style:parent-style-name="Text_20_body">
      <style:paragraph-properties fo:text-align="justify" style:justify-single-word="false" fo:padding="0cm" fo:border="none" style:shadow="none" style:join-border="false"/>
      <style:text-properties officeooo:rsid="01eeb873" officeooo:paragraph-rsid="00a9ed49"/>
    </style:style>
    <style:style style:name="P228" style:family="paragraph" style:parent-style-name="Text_20_body">
      <style:paragraph-properties fo:text-align="justify" style:justify-single-word="false" fo:padding="0cm" fo:border="none" style:shadow="none" style:join-border="false"/>
      <style:text-properties officeooo:rsid="01eeeb7d" officeooo:paragraph-rsid="00a9ed49"/>
    </style:style>
    <style:style style:name="P229" style:family="paragraph" style:parent-style-name="Text_20_body">
      <style:paragraph-properties fo:text-align="justify" style:justify-single-word="false" fo:padding="0cm" fo:border="none" style:shadow="none" style:join-border="false"/>
      <style:text-properties officeooo:rsid="01f0d8ff" officeooo:paragraph-rsid="00a9ed49"/>
    </style:style>
    <style:style style:name="P230" style:family="paragraph" style:parent-style-name="Text_20_body">
      <style:paragraph-properties fo:text-align="justify" style:justify-single-word="false" fo:padding="0cm" fo:border="none" style:shadow="none" style:join-border="false"/>
      <style:text-properties officeooo:rsid="00bb9237" officeooo:paragraph-rsid="00bb9237"/>
    </style:style>
    <style:style style:name="P231"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32"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33"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officeooo:rsid="005be6e7" officeooo:paragraph-rsid="00170a3d" fo:background-color="transparent"/>
    </style:style>
    <style:style style:name="P234" style:family="paragraph" style:parent-style-name="Footnote">
      <style:text-properties officeooo:paragraph-rsid="0125a2a2"/>
    </style:style>
    <style:style style:name="P23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3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38" style:family="paragraph" style:parent-style-name="Heading_20_1">
      <style:paragraph-properties fo:text-align="center" style:justify-single-word="false"/>
    </style:style>
    <style:style style:name="P23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40" style:family="paragraph" style:parent-style-name="Heading_20_2">
      <style:paragraph-properties fo:text-align="center" style:justify-single-word="false"/>
    </style:style>
    <style:style style:name="P241" style:family="paragraph" style:parent-style-name="Heading_20_2">
      <style:paragraph-properties fo:text-align="center" style:justify-single-word="false"/>
      <style:text-properties officeooo:rsid="00703d34" officeooo:paragraph-rsid="00703d34"/>
    </style:style>
    <style:style style:name="T1" style:family="text">
      <style:text-properties fo:background-color="transparent" loext:char-shading-value="0"/>
    </style:style>
    <style:style style:name="T2" style:family="text">
      <style:text-properties officeooo:rsid="001fa2c7" fo:background-color="transparent" loext:char-shading-value="0"/>
    </style:style>
    <style:style style:name="T3" style:family="text">
      <style:text-properties officeooo:rsid="00205ae4" fo:background-color="transparent" loext:char-shading-value="0"/>
    </style:style>
    <style:style style:name="T4" style:family="text">
      <style:text-properties officeooo:rsid="0017d095" fo:background-color="transparent" loext:char-shading-value="0"/>
    </style:style>
    <style:style style:name="T5" style:family="text">
      <style:text-properties officeooo:rsid="01d825e1"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background-color="#ffff00" loext:char-shading-value="0"/>
    </style:style>
    <style:style style:name="T9" style:family="text">
      <style:text-properties officeooo:rsid="0026ae42" fo:background-color="#ffff00" loext:char-shading-value="0"/>
    </style:style>
    <style:style style:name="T10" style:family="text">
      <style:text-properties officeooo:rsid="002c2ed8" fo:background-color="#ffff00" loext:char-shading-value="0"/>
    </style:style>
    <style:style style:name="T11" style:family="text">
      <style:text-properties officeooo:rsid="002f331f" fo:background-color="#ffff00" loext:char-shading-value="0"/>
    </style:style>
    <style:style style:name="T12" style:family="text">
      <style:text-properties officeooo:rsid="00581489" fo:background-color="#ffff00" loext:char-shading-value="0"/>
    </style:style>
    <style:style style:name="T13" style:family="text">
      <style:text-properties officeooo:rsid="00ef5e0c" fo:background-color="#ffff00" loext:char-shading-value="0"/>
    </style:style>
    <style:style style:name="T14" style:family="text">
      <style:text-properties officeooo:rsid="01097fc3" fo:background-color="#ffff00" loext:char-shading-value="0"/>
    </style:style>
    <style:style style:name="T15" style:family="text">
      <style:text-properties officeooo:rsid="004f6334" fo:background-color="#ffff00" loext:char-shading-value="0"/>
    </style:style>
    <style:style style:name="T16" style:family="text">
      <style:text-properties officeooo:rsid="010c3641" fo:background-color="#ffff00" loext:char-shading-value="0"/>
    </style:style>
    <style:style style:name="T17" style:family="text">
      <style:text-properties officeooo:rsid="0072a39b" fo:background-color="#ffff00" loext:char-shading-value="0"/>
    </style:style>
    <style:style style:name="T18" style:family="text">
      <style:text-properties officeooo:rsid="0086045d" fo:background-color="#ffff00" loext:char-shading-value="0"/>
    </style:style>
    <style:style style:name="T19" style:family="text">
      <style:text-properties officeooo:rsid="00653342" fo:background-color="#ffff00" loext:char-shading-value="0"/>
    </style:style>
    <style:style style:name="T20" style:family="text">
      <style:text-properties officeooo:rsid="00980bb0" fo:background-color="#ffff00" loext:char-shading-value="0"/>
    </style:style>
    <style:style style:name="T21" style:family="text">
      <style:text-properties officeooo:rsid="00957c6e" fo:background-color="#ffff00" loext:char-shading-value="0"/>
    </style:style>
    <style:style style:name="T22" style:family="text">
      <style:text-properties officeooo:rsid="00a57ea8" fo:background-color="#ffff00" loext:char-shading-value="0"/>
    </style:style>
    <style:style style:name="T23" style:family="text">
      <style:text-properties officeooo:rsid="000a7faa" fo:background-color="#ffff00" loext:char-shading-value="0"/>
    </style:style>
    <style:style style:name="T24" style:family="text">
      <style:text-properties officeooo:rsid="00b31b5c" fo:background-color="#ffff00" loext:char-shading-value="0"/>
    </style:style>
    <style:style style:name="T25" style:family="text">
      <style:text-properties officeooo:rsid="00be8313" fo:background-color="#ffff00" loext:char-shading-value="0"/>
    </style:style>
    <style:style style:name="T26" style:family="text">
      <style:text-properties officeooo:rsid="009fa74b" fo:background-color="#ffff00" loext:char-shading-value="0"/>
    </style:style>
    <style:style style:name="T27" style:family="text">
      <style:text-properties style:use-window-font-color="true" fo:background-color="transparent" loext:char-shading-value="0"/>
    </style:style>
    <style:style style:name="T28" style:family="text">
      <style:text-properties style:use-window-font-color="true" fo:language="ru" fo:country="RU"/>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officeooo:rsid="00690ec6" style:font-style-asian="normal" style:font-weight-asian="normal" style:font-style-complex="normal" style:font-weight-complex="normal"/>
    </style:style>
    <style:style style:name="T31" style:family="text">
      <style:text-properties style:use-window-font-color="true" fo:language="ru" fo:country="RU" fo:font-weight="normal" style:font-weight-asian="normal" style:font-weight-complex="normal"/>
    </style:style>
    <style:style style:name="T32" style:family="text">
      <style:text-properties style:use-window-font-color="true" fo:language="ru" fo:country="RU" fo:font-weight="normal" fo:background-color="#ffff00" loext:char-shading-value="0" style:font-weight-asian="normal" style:font-weight-complex="normal"/>
    </style:style>
    <style:style style:name="T33" style:family="text">
      <style:text-properties style:use-window-font-color="true" fo:language="uk" fo:country="UA"/>
    </style:style>
    <style:style style:name="T34" style:family="text">
      <style:text-properties style:use-window-font-color="true" fo:language="uk" fo:country="UA" fo:font-weight="normal" style:font-weight-asian="normal" style:font-weight-complex="normal"/>
    </style:style>
    <style:style style:name="T35" style:family="text">
      <style:text-properties style:use-window-font-color="true" fo:background-color="#ffff00" loext:char-shading-value="0"/>
    </style:style>
    <style:style style:name="T36" style:family="text">
      <style:text-properties style:use-window-font-color="true" officeooo:rsid="001f18bc" fo:background-color="#ffff00" loext:char-shading-value="0"/>
    </style:style>
    <style:style style:name="T37" style:family="text">
      <style:text-properties style:use-window-font-color="true" officeooo:rsid="001fa2c7" fo:background-color="#ffff00" loext:char-shading-value="0"/>
    </style:style>
    <style:style style:name="T38" style:family="text">
      <style:text-properties style:use-window-font-color="true" officeooo:rsid="0047c459" fo:background-color="#ff00cc" loext:char-shading-value="0"/>
    </style:style>
    <style:style style:name="T39" style:family="text">
      <style:text-properties fo:font-weight="bold" style:font-weight-asian="bold" style:font-weight-complex="bold"/>
    </style:style>
    <style:style style:name="T40" style:family="text">
      <style:text-properties fo:background-color="#ffffff" loext:char-shading-value="0"/>
    </style:style>
    <style:style style:name="T41" style:family="text">
      <style:text-properties officeooo:rsid="001034fd" fo:background-color="#ffffff" loext:char-shading-value="0"/>
    </style:style>
    <style:style style:name="T42" style:family="text">
      <style:text-properties officeooo:rsid="001165eb" fo:background-color="#ffffff" loext:char-shading-value="0"/>
    </style:style>
    <style:style style:name="T43" style:family="text">
      <style:text-properties officeooo:rsid="00205ae4" fo:background-color="#ffffff" loext:char-shading-value="0"/>
    </style:style>
    <style:style style:name="T44" style:family="text">
      <style:text-properties officeooo:rsid="0020e1fa" fo:background-color="#ffffff" loext:char-shading-value="0"/>
    </style:style>
    <style:style style:name="T45" style:family="text">
      <style:text-properties officeooo:rsid="002351b6" fo:background-color="#ffffff" loext:char-shading-value="0"/>
    </style:style>
    <style:style style:name="T46" style:family="text">
      <style:text-properties officeooo:rsid="002acb6c" fo:background-color="#ffffff" loext:char-shading-value="0"/>
    </style:style>
    <style:style style:name="T47" style:family="text">
      <style:text-properties officeooo:rsid="004e3cba" fo:background-color="#ffffff" loext:char-shading-value="0"/>
    </style:style>
    <style:style style:name="T48" style:family="text">
      <style:text-properties officeooo:rsid="00432b84" fo:background-color="#ffffff" loext:char-shading-value="0"/>
    </style:style>
    <style:style style:name="T49" style:family="text">
      <style:text-properties officeooo:rsid="004a29f1" fo:background-color="#ffffff" loext:char-shading-value="0"/>
    </style:style>
    <style:style style:name="T50" style:family="text">
      <style:text-properties fo:language="ru" fo:country="RU"/>
    </style:style>
    <style:style style:name="T51" style:family="text">
      <style:text-properties officeooo:rsid="000a7faa"/>
    </style:style>
    <style:style style:name="T52" style:family="text">
      <style:text-properties officeooo:rsid="000c42e0"/>
    </style:style>
    <style:style style:name="T53" style:family="text">
      <style:text-properties style:text-line-through-style="solid" style:text-line-through-type="single"/>
    </style:style>
    <style:style style:name="T54" style:family="text">
      <style:text-properties officeooo:rsid="0013be63"/>
    </style:style>
    <style:style style:name="T55" style:family="text">
      <style:text-properties officeooo:rsid="001785e4"/>
    </style:style>
    <style:style style:name="T56" style:family="text">
      <style:text-properties officeooo:rsid="001ca260"/>
    </style:style>
    <style:style style:name="T57" style:family="text">
      <style:text-properties officeooo:rsid="001f0c85"/>
    </style:style>
    <style:style style:name="T58" style:family="text">
      <style:text-properties officeooo:rsid="001f18bc"/>
    </style:style>
    <style:style style:name="T59" style:family="text">
      <style:text-properties officeooo:rsid="0020e1fa"/>
    </style:style>
    <style:style style:name="T60" style:family="text">
      <style:text-properties officeooo:rsid="00245587"/>
    </style:style>
    <style:style style:name="T61" style:family="text">
      <style:text-properties officeooo:rsid="00264797"/>
    </style:style>
    <style:style style:name="T62" style:family="text">
      <style:text-properties officeooo:rsid="002709e0"/>
    </style:style>
    <style:style style:name="T63" style:family="text">
      <style:text-properties officeooo:rsid="002acb6c"/>
    </style:style>
    <style:style style:name="T64" style:family="text">
      <style:text-properties officeooo:rsid="002c2ed8"/>
    </style:style>
    <style:style style:name="T65" style:family="text">
      <style:text-properties officeooo:rsid="002f331f"/>
    </style:style>
    <style:style style:name="T66" style:family="text">
      <style:text-properties officeooo:rsid="002f3a03"/>
    </style:style>
    <style:style style:name="T67" style:family="text">
      <style:text-properties officeooo:rsid="00302870"/>
    </style:style>
    <style:style style:name="T68" style:family="text">
      <style:text-properties officeooo:rsid="0031b34b"/>
    </style:style>
    <style:style style:name="T69" style:family="text">
      <style:text-properties officeooo:rsid="0033d404"/>
    </style:style>
    <style:style style:name="T70" style:family="text">
      <style:text-properties officeooo:rsid="003a9dc0"/>
    </style:style>
    <style:style style:name="T71" style:family="text">
      <style:text-properties officeooo:rsid="003f2115"/>
    </style:style>
    <style:style style:name="T72" style:family="text">
      <style:text-properties officeooo:rsid="004198d0"/>
    </style:style>
    <style:style style:name="T73" style:family="text">
      <style:text-properties officeooo:rsid="0041e3ba"/>
    </style:style>
    <style:style style:name="T74" style:family="text">
      <style:text-properties officeooo:rsid="00432b84"/>
    </style:style>
    <style:style style:name="T75" style:family="text">
      <style:text-properties officeooo:rsid="0046a63d"/>
    </style:style>
    <style:style style:name="T76" style:family="text">
      <style:text-properties officeooo:rsid="0047ac97"/>
    </style:style>
    <style:style style:name="T77" style:family="text">
      <style:text-properties officeooo:rsid="00488dfd"/>
    </style:style>
    <style:style style:name="T78" style:family="text">
      <style:text-properties officeooo:rsid="00512f4a"/>
    </style:style>
    <style:style style:name="T79" style:family="text">
      <style:text-properties officeooo:rsid="005403ae"/>
    </style:style>
    <style:style style:name="T80" style:family="text">
      <style:text-properties officeooo:rsid="0054a374"/>
    </style:style>
    <style:style style:name="T81" style:family="text">
      <style:text-properties officeooo:rsid="00578373"/>
    </style:style>
    <style:style style:name="T82" style:family="text">
      <style:text-properties officeooo:rsid="005ad5bb"/>
    </style:style>
    <style:style style:name="T83" style:family="text">
      <style:text-properties officeooo:rsid="005df5d2"/>
    </style:style>
    <style:style style:name="T84" style:family="text">
      <style:text-properties officeooo:rsid="005ea03f"/>
    </style:style>
    <style:style style:name="T85" style:family="text">
      <style:text-properties officeooo:rsid="00609fc3"/>
    </style:style>
    <style:style style:name="T86" style:family="text">
      <style:text-properties officeooo:rsid="0061839e"/>
    </style:style>
    <style:style style:name="T87" style:family="text">
      <style:text-properties officeooo:rsid="0063a4dc"/>
    </style:style>
    <style:style style:name="T88" style:family="text">
      <style:text-properties officeooo:rsid="0069fd32"/>
    </style:style>
    <style:style style:name="T89" style:family="text">
      <style:text-properties officeooo:rsid="002e8270"/>
    </style:style>
    <style:style style:name="T90" style:family="text">
      <style:text-properties officeooo:rsid="00d77ad5"/>
    </style:style>
    <style:style style:name="T91" style:family="text">
      <style:text-properties officeooo:rsid="003e4239"/>
    </style:style>
    <style:style style:name="T92" style:family="text">
      <style:text-properties officeooo:rsid="003f5dee"/>
    </style:style>
    <style:style style:name="T93" style:family="text">
      <style:text-properties officeooo:rsid="0037193b"/>
    </style:style>
    <style:style style:name="T94" style:family="text">
      <style:text-properties officeooo:rsid="00403967"/>
    </style:style>
    <style:style style:name="T95" style:family="text">
      <style:text-properties officeooo:rsid="00381faf"/>
    </style:style>
    <style:style style:name="T96" style:family="text">
      <style:text-properties officeooo:rsid="00d969b1"/>
    </style:style>
    <style:style style:name="T97" style:family="text">
      <style:text-properties officeooo:rsid="00fc1573"/>
    </style:style>
    <style:style style:name="T98" style:family="text">
      <style:text-properties officeooo:rsid="00e5c71e"/>
    </style:style>
    <style:style style:name="T99" style:family="text">
      <style:text-properties officeooo:rsid="00e958b2"/>
    </style:style>
    <style:style style:name="T100" style:family="text">
      <style:text-properties officeooo:rsid="00e759d5"/>
    </style:style>
    <style:style style:name="T101" style:family="text">
      <style:text-properties officeooo:rsid="00fc92cb"/>
    </style:style>
    <style:style style:name="T102" style:family="text">
      <style:text-properties officeooo:rsid="00fb9638"/>
    </style:style>
    <style:style style:name="T103" style:family="text">
      <style:text-properties officeooo:rsid="00ef5e0c"/>
    </style:style>
    <style:style style:name="T104" style:family="text">
      <style:text-properties officeooo:rsid="00f57ed6"/>
    </style:style>
    <style:style style:name="T105" style:family="text">
      <style:text-properties officeooo:rsid="00fa007a"/>
    </style:style>
    <style:style style:name="T106" style:family="text">
      <style:text-properties officeooo:rsid="01024890"/>
    </style:style>
    <style:style style:name="T107" style:family="text">
      <style:text-properties officeooo:rsid="0104de69"/>
    </style:style>
    <style:style style:name="T108" style:family="text">
      <style:text-properties officeooo:rsid="0110b648"/>
    </style:style>
    <style:style style:name="T109" style:family="text">
      <style:text-properties officeooo:rsid="0117616a"/>
    </style:style>
    <style:style style:name="T110" style:family="text">
      <style:text-properties officeooo:rsid="016118b8"/>
    </style:style>
    <style:style style:name="T111" style:family="text">
      <style:text-properties officeooo:rsid="015b30ca"/>
    </style:style>
    <style:style style:name="T112" style:family="text">
      <style:text-properties officeooo:rsid="0119d4f5"/>
    </style:style>
    <style:style style:name="T113" style:family="text">
      <style:text-properties officeooo:rsid="011e0827"/>
    </style:style>
    <style:style style:name="T114" style:family="text">
      <style:text-properties officeooo:rsid="0123ab3e"/>
    </style:style>
    <style:style style:name="T115" style:family="text">
      <style:text-properties officeooo:rsid="0124481f"/>
    </style:style>
    <style:style style:name="T116" style:family="text">
      <style:text-properties officeooo:rsid="0125a2a2"/>
    </style:style>
    <style:style style:name="T117" style:family="text">
      <style:text-properties officeooo:rsid="013ac1db"/>
    </style:style>
    <style:style style:name="T118" style:family="text">
      <style:text-properties officeooo:rsid="012cad3c"/>
    </style:style>
    <style:style style:name="T119" style:family="text">
      <style:text-properties officeooo:rsid="01377ace"/>
    </style:style>
    <style:style style:name="T120" style:family="text">
      <style:text-properties officeooo:rsid="01318f63"/>
    </style:style>
    <style:style style:name="T121" style:family="text">
      <style:text-properties officeooo:rsid="013010ef"/>
    </style:style>
    <style:style style:name="T122" style:family="text">
      <style:text-properties officeooo:rsid="013543cd"/>
    </style:style>
    <style:style style:name="T123" style:family="text">
      <style:text-properties officeooo:rsid="01464d5e"/>
    </style:style>
    <style:style style:name="T124" style:family="text">
      <style:text-properties officeooo:rsid="0138ac78"/>
    </style:style>
    <style:style style:name="T125" style:family="text">
      <style:text-properties officeooo:rsid="014788a3"/>
    </style:style>
    <style:style style:name="T126" style:family="text">
      <style:text-properties officeooo:rsid="013a8348"/>
    </style:style>
    <style:style style:name="T127" style:family="text">
      <style:text-properties officeooo:rsid="0141a935"/>
    </style:style>
    <style:style style:name="T128" style:family="text">
      <style:text-properties officeooo:rsid="014528d7"/>
    </style:style>
    <style:style style:name="T129" style:family="text">
      <style:text-properties officeooo:rsid="013f4c2b"/>
    </style:style>
    <style:style style:name="T130" style:family="text">
      <style:text-properties officeooo:rsid="0145cc93"/>
    </style:style>
    <style:style style:name="T131" style:family="text">
      <style:text-properties officeooo:rsid="014bd931"/>
    </style:style>
    <style:style style:name="T132" style:family="text">
      <style:text-properties officeooo:rsid="014db436"/>
    </style:style>
    <style:style style:name="T133" style:family="text">
      <style:text-properties officeooo:rsid="015ec2dc"/>
    </style:style>
    <style:style style:name="T134" style:family="text">
      <style:text-properties officeooo:rsid="015eb168"/>
    </style:style>
    <style:style style:name="T135" style:family="text">
      <style:text-properties officeooo:rsid="015257e1"/>
    </style:style>
    <style:style style:name="T136" style:family="text">
      <style:text-properties officeooo:rsid="014b3872"/>
    </style:style>
    <style:style style:name="T137" style:family="text">
      <style:text-properties officeooo:rsid="0148f84d"/>
    </style:style>
    <style:style style:name="T138" style:family="text">
      <style:text-properties officeooo:rsid="015c90e2"/>
    </style:style>
    <style:style style:name="T139" style:family="text">
      <style:text-properties officeooo:rsid="0176c8f1"/>
    </style:style>
    <style:style style:name="T140" style:family="text">
      <style:text-properties officeooo:rsid="0159373a"/>
    </style:style>
    <style:style style:name="T141" style:family="text">
      <style:text-properties officeooo:rsid="015d1041"/>
    </style:style>
    <style:style style:name="T142" style:family="text">
      <style:text-properties officeooo:rsid="01694011"/>
    </style:style>
    <style:style style:name="T143" style:family="text">
      <style:text-properties officeooo:rsid="015fd0d2"/>
    </style:style>
    <style:style style:name="T144" style:family="text">
      <style:text-properties officeooo:rsid="01610e17"/>
    </style:style>
    <style:style style:name="T145" style:family="text">
      <style:text-properties officeooo:rsid="0162e0be"/>
    </style:style>
    <style:style style:name="T146" style:family="text">
      <style:text-properties officeooo:rsid="016495f3"/>
    </style:style>
    <style:style style:name="T147" style:family="text">
      <style:text-properties officeooo:rsid="0165cfdd"/>
    </style:style>
    <style:style style:name="T148" style:family="text">
      <style:text-properties officeooo:rsid="01706208"/>
    </style:style>
    <style:style style:name="T149" style:family="text">
      <style:text-properties officeooo:rsid="016ea157"/>
    </style:style>
    <style:style style:name="T150" style:family="text">
      <style:text-properties officeooo:rsid="0178b712"/>
    </style:style>
    <style:style style:name="T151" style:family="text">
      <style:text-properties officeooo:rsid="016c68c1"/>
    </style:style>
    <style:style style:name="T152" style:family="text">
      <style:text-properties officeooo:rsid="006ce420"/>
    </style:style>
    <style:style style:name="T153" style:family="text">
      <style:text-properties officeooo:rsid="00703d34"/>
    </style:style>
    <style:style style:name="T154" style:family="text">
      <style:text-properties officeooo:rsid="00d230b3"/>
    </style:style>
    <style:style style:name="T155" style:family="text">
      <style:text-properties officeooo:rsid="010de8fd"/>
    </style:style>
    <style:style style:name="T156" style:family="text">
      <style:text-properties officeooo:rsid="007296f9"/>
    </style:style>
    <style:style style:name="T157" style:family="text">
      <style:text-properties officeooo:rsid="0115801d"/>
    </style:style>
    <style:style style:name="T158" style:family="text">
      <style:text-properties officeooo:rsid="00d5d453"/>
    </style:style>
    <style:style style:name="T159" style:family="text">
      <style:text-properties officeooo:rsid="010f7a80"/>
    </style:style>
    <style:style style:name="T160" style:family="text">
      <style:text-properties officeooo:rsid="004f6334"/>
    </style:style>
    <style:style style:name="T161" style:family="text">
      <style:text-properties officeooo:rsid="0046a71a"/>
    </style:style>
    <style:style style:name="T162" style:family="text">
      <style:text-properties officeooo:rsid="0052bd42"/>
    </style:style>
    <style:style style:name="T163" style:family="text">
      <style:text-properties officeooo:rsid="004efe2a"/>
    </style:style>
    <style:style style:name="T164" style:family="text">
      <style:text-properties officeooo:rsid="004475ff"/>
    </style:style>
    <style:style style:name="T165" style:family="text">
      <style:text-properties officeooo:rsid="0047c459"/>
    </style:style>
    <style:style style:name="T166" style:family="text">
      <style:text-properties officeooo:rsid="0048af3f"/>
    </style:style>
    <style:style style:name="T167" style:family="text">
      <style:text-properties officeooo:rsid="0054b361"/>
    </style:style>
    <style:style style:name="T168" style:family="text">
      <style:text-properties officeooo:rsid="0056a3ca"/>
    </style:style>
    <style:style style:name="T169" style:family="text">
      <style:text-properties officeooo:rsid="0072a39b"/>
    </style:style>
    <style:style style:name="T170" style:family="text">
      <style:text-properties officeooo:rsid="00761c9a"/>
    </style:style>
    <style:style style:name="T171" style:family="text">
      <style:text-properties officeooo:rsid="007aa79d"/>
    </style:style>
    <style:style style:name="T172" style:family="text">
      <style:text-properties officeooo:rsid="007aff31"/>
    </style:style>
    <style:style style:name="T173" style:family="text">
      <style:text-properties officeooo:rsid="007ed67d"/>
    </style:style>
    <style:style style:name="T174" style:family="text">
      <style:text-properties officeooo:rsid="008016d5"/>
    </style:style>
    <style:style style:name="T175" style:family="text">
      <style:text-properties officeooo:rsid="00816755"/>
    </style:style>
    <style:style style:name="T176" style:family="text">
      <style:text-properties officeooo:rsid="0081d3c0"/>
    </style:style>
    <style:style style:name="T177" style:family="text">
      <style:text-properties officeooo:rsid="00834cc4"/>
    </style:style>
    <style:style style:name="T178" style:family="text">
      <style:text-properties officeooo:rsid="00842f86"/>
    </style:style>
    <style:style style:name="T179" style:family="text">
      <style:text-properties officeooo:rsid="0085a895"/>
    </style:style>
    <style:style style:name="T180" style:family="text">
      <style:text-properties officeooo:rsid="00860c2b"/>
    </style:style>
    <style:style style:name="T181" style:family="text">
      <style:text-properties officeooo:rsid="008825ea"/>
    </style:style>
    <style:style style:name="T182" style:family="text">
      <style:text-properties officeooo:rsid="008f4193"/>
    </style:style>
    <style:style style:name="T183" style:family="text">
      <style:text-properties officeooo:rsid="00909e9d"/>
    </style:style>
    <style:style style:name="T184" style:family="text">
      <style:text-properties officeooo:rsid="0092df92"/>
    </style:style>
    <style:style style:name="T185" style:family="text">
      <style:text-properties officeooo:rsid="0093ebb5"/>
    </style:style>
    <style:style style:name="T186" style:family="text">
      <style:text-properties officeooo:rsid="0097413f"/>
    </style:style>
    <style:style style:name="T187" style:family="text">
      <style:text-properties officeooo:rsid="0098b6eb"/>
    </style:style>
    <style:style style:name="T188" style:family="text">
      <style:text-properties officeooo:rsid="00993e70"/>
    </style:style>
    <style:style style:name="T189" style:family="text">
      <style:text-properties officeooo:rsid="009cac86"/>
    </style:style>
    <style:style style:name="T190" style:family="text">
      <style:text-properties officeooo:rsid="009e6547"/>
    </style:style>
    <style:style style:name="T191" style:family="text">
      <style:text-properties officeooo:rsid="009f9652"/>
    </style:style>
    <style:style style:name="T192" style:family="text">
      <style:text-properties officeooo:rsid="009fa74b"/>
    </style:style>
    <style:style style:name="T193" style:family="text">
      <style:text-properties officeooo:rsid="00a00fad"/>
    </style:style>
    <style:style style:name="T194" style:family="text">
      <style:text-properties officeooo:rsid="00a0c5e1"/>
    </style:style>
    <style:style style:name="T195" style:family="text">
      <style:text-properties officeooo:rsid="00a3ec54"/>
    </style:style>
    <style:style style:name="T196" style:family="text">
      <style:text-properties officeooo:rsid="00a55b37"/>
    </style:style>
    <style:style style:name="T197" style:family="text">
      <style:text-properties officeooo:rsid="00a6c45b"/>
    </style:style>
    <style:style style:name="T198" style:family="text">
      <style:text-properties officeooo:rsid="00a8beb9"/>
    </style:style>
    <style:style style:name="T199" style:family="text">
      <style:text-properties officeooo:rsid="01d825e1"/>
    </style:style>
    <style:style style:name="T200" style:family="text">
      <style:text-properties officeooo:rsid="00199821"/>
    </style:style>
    <style:style style:name="T201" style:family="text">
      <style:text-properties officeooo:rsid="01cf5913"/>
    </style:style>
    <style:style style:name="T202" style:family="text">
      <style:text-properties officeooo:rsid="01d0fa4e"/>
    </style:style>
    <style:style style:name="T203" style:family="text">
      <style:text-properties officeooo:rsid="01d259b2"/>
    </style:style>
    <style:style style:name="T204" style:family="text">
      <style:text-properties officeooo:rsid="01d6de20"/>
    </style:style>
    <style:style style:name="T205" style:family="text">
      <style:text-properties officeooo:rsid="01cf1d6a"/>
    </style:style>
    <style:style style:name="T206" style:family="text">
      <style:text-properties officeooo:rsid="01d2d6cd"/>
    </style:style>
    <style:style style:name="T207" style:family="text">
      <style:text-properties officeooo:rsid="01d93899"/>
    </style:style>
    <style:style style:name="T208" style:family="text">
      <style:text-properties officeooo:rsid="01da3806"/>
    </style:style>
    <style:style style:name="T209" style:family="text">
      <style:text-properties officeooo:rsid="01dd1a44"/>
    </style:style>
    <style:style style:name="T210" style:family="text">
      <style:text-properties officeooo:rsid="01e87294"/>
    </style:style>
    <style:style style:name="T211" style:family="text">
      <style:text-properties officeooo:rsid="01dd8647"/>
    </style:style>
    <style:style style:name="T212" style:family="text">
      <style:text-properties officeooo:rsid="01df7cc1"/>
    </style:style>
    <style:style style:name="T213" style:family="text">
      <style:text-properties officeooo:rsid="01ea32c0"/>
    </style:style>
    <style:style style:name="T214" style:family="text">
      <style:text-properties officeooo:rsid="01ec1a91"/>
    </style:style>
    <style:style style:name="T215" style:family="text">
      <style:text-properties officeooo:rsid="01eeb981"/>
    </style:style>
    <style:style style:name="T216" style:family="text">
      <style:text-properties officeooo:rsid="01efeab2"/>
    </style:style>
    <style:style style:name="T217" style:family="text">
      <style:text-properties officeooo:rsid="01f0d8ff"/>
    </style:style>
    <style:style style:name="T218" style:family="text">
      <style:text-properties officeooo:rsid="006857aa"/>
    </style:style>
    <style:style style:name="T219" style:family="text">
      <style:text-properties officeooo:rsid="005ae49b"/>
    </style:style>
    <style:style style:name="T220" style:family="text">
      <style:text-properties officeooo:rsid="00598937"/>
    </style:style>
    <style:style style:name="T221" style:family="text">
      <style:text-properties officeooo:rsid="005bfeb6"/>
    </style:style>
    <style:style style:name="T222" style:family="text">
      <style:text-properties officeooo:rsid="0079400a"/>
    </style:style>
    <style:style style:name="T223" style:family="text">
      <style:text-properties officeooo:rsid="006d2b09"/>
    </style:style>
    <style:style style:name="T224" style:family="text">
      <style:text-properties officeooo:rsid="00653342"/>
    </style:style>
    <style:style style:name="T225" style:family="text">
      <style:text-properties officeooo:rsid="0084a4bf"/>
    </style:style>
    <style:style style:name="T226" style:family="text">
      <style:text-properties officeooo:rsid="00a8d305"/>
    </style:style>
    <style:style style:name="T227" style:family="text">
      <style:text-properties officeooo:rsid="00868259"/>
    </style:style>
    <style:style style:name="T228" style:family="text">
      <style:text-properties officeooo:rsid="0086045d"/>
    </style:style>
    <style:style style:name="T229" style:family="text">
      <style:text-properties officeooo:rsid="007c26ed"/>
    </style:style>
    <style:style style:name="T230" style:family="text">
      <style:text-properties officeooo:rsid="007f2b0b"/>
    </style:style>
    <style:style style:name="T231" style:family="text">
      <style:text-properties officeooo:rsid="007f353c"/>
    </style:style>
    <style:style style:name="T232" style:family="text">
      <style:text-properties officeooo:rsid="007c05f1"/>
    </style:style>
    <style:style style:name="T233" style:family="text">
      <style:text-properties officeooo:rsid="007ccc0b"/>
    </style:style>
    <style:style style:name="T234" style:family="text">
      <style:text-properties officeooo:rsid="00717ade"/>
    </style:style>
    <style:style style:name="T235" style:family="text">
      <style:text-properties officeooo:rsid="0086ecfb"/>
    </style:style>
    <style:style style:name="T236" style:family="text">
      <style:text-properties officeooo:rsid="008afce7"/>
    </style:style>
    <style:style style:name="T237" style:family="text">
      <style:text-properties officeooo:rsid="008b7b1f"/>
    </style:style>
    <style:style style:name="T238" style:family="text">
      <style:text-properties officeooo:rsid="0091bcb0"/>
    </style:style>
    <style:style style:name="T239" style:family="text">
      <style:text-properties officeooo:rsid="00957c6e"/>
    </style:style>
    <style:style style:name="T240" style:family="text">
      <style:text-properties officeooo:rsid="0092afc6"/>
    </style:style>
    <style:style style:name="T241" style:family="text">
      <style:text-properties officeooo:rsid="0099e211"/>
    </style:style>
    <style:style style:name="T242" style:family="text">
      <style:text-properties officeooo:rsid="009d03f3"/>
    </style:style>
    <style:style style:name="T243" style:family="text">
      <style:text-properties officeooo:rsid="00a0e011"/>
    </style:style>
    <style:style style:name="T244" style:family="text">
      <style:text-properties officeooo:rsid="00a11756"/>
    </style:style>
    <style:style style:name="T245" style:family="text">
      <style:text-properties officeooo:rsid="00a333da"/>
    </style:style>
    <style:style style:name="T246" style:family="text">
      <style:text-properties officeooo:rsid="00a197f4"/>
    </style:style>
    <style:style style:name="T247" style:family="text">
      <style:text-properties officeooo:rsid="00a4987e"/>
    </style:style>
    <style:style style:name="T248" style:family="text">
      <style:text-properties officeooo:rsid="00a4f31b"/>
    </style:style>
    <style:style style:name="T249" style:family="text">
      <style:text-properties officeooo:rsid="00a57ea8"/>
    </style:style>
    <style:style style:name="T250" style:family="text">
      <style:text-properties officeooo:rsid="00b50685"/>
    </style:style>
    <style:style style:name="T251" style:family="text">
      <style:text-properties officeooo:rsid="00b7b032"/>
    </style:style>
    <style:style style:name="T252" style:family="text">
      <style:text-properties officeooo:rsid="00b85c32"/>
    </style:style>
    <style:style style:name="T253" style:family="text">
      <style:text-properties officeooo:rsid="00b8e128"/>
    </style:style>
    <style:style style:name="T254" style:family="text">
      <style:text-properties officeooo:rsid="00c6e0d4"/>
    </style:style>
    <style:style style:name="T255" style:family="text">
      <style:text-properties officeooo:rsid="00c8541b"/>
    </style:style>
    <style:style style:name="T256" style:family="text">
      <style:text-properties officeooo:rsid="00bc45f6"/>
    </style:style>
    <style:style style:name="T257" style:family="text">
      <style:text-properties officeooo:rsid="00ba70a2"/>
    </style:style>
    <style:style style:name="T258" style:family="text">
      <style:text-properties officeooo:rsid="003fe817"/>
    </style:style>
    <style:style style:name="T259" style:family="text">
      <style:text-properties officeooo:rsid="003ffe0a"/>
    </style:style>
    <style:style style:name="T260" style:family="text">
      <style:text-properties officeooo:rsid="00ab148c"/>
    </style:style>
    <style:style style:name="T261" style:family="text">
      <style:text-properties officeooo:rsid="00ae114a"/>
    </style:style>
    <style:style style:name="T262" style:family="text">
      <style:text-properties officeooo:rsid="00e29fcc"/>
    </style:style>
    <style:style style:name="T263" style:family="text">
      <style:text-properties officeooo:rsid="00b31b5c"/>
    </style:style>
    <style:style style:name="T264" style:family="text">
      <style:text-properties officeooo:rsid="00b3c431"/>
    </style:style>
    <style:style style:name="T265" style:family="text">
      <style:text-properties officeooo:rsid="00b7e6e8"/>
    </style:style>
    <style:style style:name="T266" style:family="text">
      <style:text-properties officeooo:rsid="00b9aa8a"/>
    </style:style>
    <style:style style:name="T267" style:family="text">
      <style:text-properties officeooo:rsid="00bad6da"/>
    </style:style>
    <style:style style:name="T268" style:family="text">
      <style:text-properties officeooo:rsid="00bbf286"/>
    </style:style>
    <style:style style:name="T269" style:family="text">
      <style:text-properties officeooo:rsid="00bdb0ba"/>
    </style:style>
    <style:style style:name="T270" style:family="text">
      <style:text-properties officeooo:rsid="00be8313"/>
    </style:style>
    <style:style style:name="T271" style:family="text">
      <style:text-properties officeooo:rsid="00c0078e"/>
    </style:style>
    <style:style style:name="T272" style:family="text">
      <style:text-properties officeooo:rsid="00c124dd"/>
    </style:style>
    <style:style style:name="T273" style:family="text">
      <style:text-properties officeooo:rsid="00c1d640"/>
    </style:style>
    <style:style style:name="T274" style:family="text">
      <style:text-properties officeooo:rsid="00c2dbd8"/>
    </style:style>
    <style:style style:name="T275" style:family="text">
      <style:text-properties officeooo:rsid="00c41ed4"/>
    </style:style>
    <style:style style:name="T276" style:family="text">
      <style:text-properties officeooo:rsid="00c5af5e"/>
    </style:style>
    <style:style style:name="T277" style:family="text">
      <style:text-properties officeooo:rsid="00c6f2c1"/>
    </style:style>
    <style:style style:name="T278" style:family="text">
      <style:text-properties officeooo:rsid="00c8ddbb"/>
    </style:style>
    <style:style style:name="T279" style:family="text">
      <style:text-properties officeooo:rsid="00cd7b81"/>
    </style:style>
    <style:style style:name="T280" style:family="text">
      <style:text-properties officeooo:rsid="00cef14d"/>
    </style:style>
    <style:style style:name="T281" style:family="text">
      <style:text-properties officeooo:rsid="00d1cddc"/>
    </style:style>
    <style:style style:name="T282" style:family="text">
      <style:text-properties officeooo:rsid="00d4ef8c"/>
    </style:style>
    <style:style style:name="T283" style:family="text">
      <style:text-properties officeooo:rsid="00d5f760"/>
    </style:style>
    <style:style style:name="T284" style:family="text">
      <style:text-properties officeooo:rsid="00d6bd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8" text:outline-level="1">Семь вечностей</text:h>
      <text:p text:style-name="P1">(ниспадающее безумие)</text:p>
      <text:p text:style-name="P82">(названия глав: Как хотел бы я... уплыть далеко-далеко,... чтобы встретить солнце... выходящим утром из океана… <text:span text:style-name="T152">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span>)</text:p>
      <text:h text:style-name="P240" text:outline-level="2">1</text:h>
      <text:p text:style-name="P144">009 Sound System – DreamScape (https://www.youtube.com/watch?v=TKfS5zVfGBc)</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123">Я осторожно задвинул судно обратно под кровать Терминатору. Дело сделано. Теперь можно и заснуть.</text:p>
      <text:p text:style-name="P136"/>
      <text:p text:style-name="P136">~~~</text:p>
      <text:p text:style-name="P123"><text:a xlink:type="simple" xlink:href="https://www.youtube.com/watch?v=rvk5D1iI2LA" text:style-name="Internet_20_link" text:visited-style-name="Visited_20_Internet_20_Link">https://www.youtube.com/watch?v=rvk5D1iI2LA</text:a></text:p>
      <text:h text:style-name="P239" text:outline-level="1">Mark Knopfler - Marbletown - Córdoba 2010 </text:h>
      <text:p text:style-name="P123"/>
      <text:p text:style-name="P123">Джет нетерпеливо толкает меня копытом в плечо. <text:span text:style-name="T169">&lt;</text:span><text:span text:style-name="T17">Её полное имя – Рэйнбоу Джет</text:span><text:span text:style-name="T169">&gt;</text:span></text:p>
      <text:p text:style-name="P123">- Хум, вставай! Хум! Пора собираться! Хум… Хуман!!!</text:p>
      <text:p text:style-name="P123">Последний толчок был больше похож на пинок. Я со стоном разлепляю веки.</text:p>
      <text:p text:style-name="P123"/>
      <text:p text:style-name="P12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23">&lt;<text:span text:style-name="T8">одеяло?</text:span>&gt;</text:p>
      <text:p text:style-name="P123">- Они приближаются! Я слышала их горн<text:span text:style-name="T1">!</text:span> Надо убираться отсюда!</text:p>
      <text:p text:style-name="P123"/>
      <text:p text:style-name="P123">Последнюю порцию барахла Джет утрамбовывает, с размаху усевшись на мешок. Тот жалобно скрипит.</text:p>
      <text:p text:style-name="P123"/>
      <text:p text:style-name="P123">- Да вставай же!</text:p>
      <text:p text:style-name="P123"><text:soft-page-break/>Не дождавшись, Джет нетерпеливо прыгает ко мне и, поддев мордой, переводит в сидячее положение.</text:p>
      <text:p text:style-name="P123">Мешок, облегчённо крякнув, вываливает половину содержимого на землю.</text:p>
      <text:p text:style-name="P123"/>
      <text:p text:style-name="P123">Три дня! Три грёбаных дня мы скрытно пробираемся к проклятой <text:span text:style-name="T8">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2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23"/>
      <text:p text:style-name="P123">Но самое опасное – даже не Агамемнон. Нееет, чешуйчатый самовар вылетает из логова на охоту <text:span text:style-name="T8">на рассвете и возвращается до полдня,</text:span> строго по расписанию. И если затаиться в <text:span text:style-name="T8">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23"/>
      <text:p text:style-name="P125">Нет, Агамемнон – ерунда. За нами. Гонятся. Чёртовы. Чокнутые. Пони.</text:p>
      <text:p text:style-name="P125"/>
      <text:p text:style-name="P12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2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25"/>
      <text:p text:style-name="P125">Ну вот кто заставил тебя улыбаться Дейдре, Хуман? Ведь всё так неплохо шло…</text:p>
      <text:p text:style-name="P123"/>
      <text:p text:style-name="P136">***</text:p>
      <text:p text:style-name="P123">...</text:p>
      <text:p text:style-name="P123">- Привет, красавчики! &lt;<text:span text:style-name="T8">Развернуть характер Эпплхэт и её маленькой сестры Лейлы</text:span>&gt;</text:p>
      <text:p text:style-name="P123"/>
      <text:p text:style-name="P123">Мы обернулись на голос и узрели с полдюжины копий, чуть ли не уткнувшихся нам в носы.</text:p>
      <text:p text:style-name="P123"/>
      <text:p text:style-name="P123">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23"/>
      <text:p text:style-name="P12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3"/>
      <text:p text:style-name="P12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3">В незащищённую бронёй шею Джет упиралось копьё крохотной поньки с гривой ёршиком. &lt;<text:span text:style-name="T8">Развернуть характер Лейлы Блум</text:span>&gt;</text:p>
      <text:p text:style-name="P123"/>
      <text:p text:style-name="P123">- Хорошая попытка, летун, - расплылась в ехидной улыбке малютка, - но устраивать засады нас учат с младенчества. Крылатым этого не понять, правда?</text:p>
      <text:p text:style-name="P123"/>
      <text:p text:style-name="P123">Тут до меня дошло, что крыльев у этих оборванцев не наблюдается.</text:p>
      <text:p text:style-name="P123"/>
      <text:p text:style-name="P12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8">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23"/>
      <text:p text:style-name="P123">Та мрачно стояла, сцепив зубы.</text:p>
      <text:p text:style-name="P123"/>
      <text:p text:style-name="P12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8">С него вы ничего не получите, лучше отпустите. Вы же не трогаете жеребят</text:span>?</text:p>
      <text:p text:style-name="P123"/>
      <text:p text:style-name="P123">Её собеседница только хмыкнула.</text:p>
      <text:p text:style-name="P123"/>
      <text:p text:style-name="P123">- Хорош жеребёнок - ягодицы, что у ломовика! - она задумалась. - Так. Летуна – на кухню. А этого… красавчика – к Дейдре.</text:p>
      <text:p text:style-name="P123"/>
      <text:p text:style-name="P136">…</text:p>
      <text:p text:style-name="P136"/>
      <text:p text:style-name="P123"><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3"/>
      <text:p text:style-name="P123">…</text:p>
      <text:p text:style-name="P123"/>
      <text:p text:style-name="P123">- Эй, но я же не пони! Какой вам от меня прок в таком <text:span text:style-name="T8">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23"/>
      <text:p text:style-name="P123">Я аж передёрнул плечами. <text:span text:style-name="T8">Конеёбство</text:span> – это, явно, не то занятие, чем ты занимался в прошлом и хотел бы заниматься в будущем, Хуман! </text:p>
      <text:p text:style-name="P123">Поняха с недоверием смотрела на меня.</text:p>
      <text:p text:style-name="P123"/>
      <text:p text:style-name="P123">- Хум, ты прикалываешься? Или та поломаная пегаска таки права, и ты действительно ничего не помнишь?</text:p>
      <text:p text:style-name="P123"/>
      <text:p text:style-name="P123">Понька принялась загибать копыта, делая сброс через каждую пару:</text:p>
      <text:p text:style-name="P123"/>
      <text:p text:style-name="P12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3"/>
      <text:p text:style-name="P123">…Я истерически рассмеялся…</text:p>
      <text:p text:style-name="P123"/>
      <text:p text:style-name="P123">-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8">У меня есть подруга из единорогов, только ты не говори никому, это тайна!</text:span> Хотя, может, ты умеешь магичить, Хум?</text:p>
      <text:p text:style-name="P123"/>
      <text:p text:style-name="P123">Поняха с надеждой посмотрела на меня. Я с огромным облегчением отрицательно помотал головой.</text:p>
      <text:p text:style-name="P123"/>
      <text:p text:style-name="P123">-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23"/>
      <text:p text:style-name="P123">Дейдра мечтательно вздохнула.</text:p>
      <text:p text:style-name="P123"/>
      <text:p text:style-name="P123">- Может, ты тоже вождь своего племени, Хум? Какой у тебя талант? Летать и магичить ты не умеешь. Может, ты умеешь <text:span text:style-name="T2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23"/>
      <text:p text:style-name="P123">Я упорно помотал головой. Дейдра пристально уставилась на меня, пытаясь рассмотреть мой талант. Наконец она ухмыльнулась кривой улыбкой.</text:p>
      <text:p text:style-name="P123"/>
      <text:p text:style-name="P12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3">-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3"/>
      <text:p text:style-name="P123">Розовая поняха заметно поскучнела.</text:p>
      <text:p text:style-name="P123"/>
      <text:p text:style-name="P12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23"/>
      <text:p text:style-name="P12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23"/>
      <text:p text:style-name="P12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23"/>
      <text:p text:style-name="P123"><text:soft-page-break/>Я улыбнулся и понимающе покачал головой. Всё-таки между людьми и пони намного больше общего, чем тебе казалось, Хуман!</text:p>
      <text:p text:style-name="P123">Дейдра уныло свесила голову.</text:p>
      <text:p text:style-name="P123"/>
      <text:p text:style-name="P12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23"/>
      <text:p text:style-name="P123">Розовая кобылка вновь сжала зубами горлышко и запрокинула бутылку. Послышалось долгое бульканье.</text:p>
      <text:p text:style-name="P123"/>
      <text:p text:style-name="P12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23"/>
      <text:p text:style-name="P12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3"/>
      <text:p text:style-name="P12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23"/>
      <text:p text:style-name="P123">Кобылка завела глаза, сложила губы бантиком и произнесла фальцетом:</text:p>
      <text:p text:style-name="P123"/>
      <text:p text:style-name="P12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23"/>
      <text:p text:style-name="P12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3"/>
      <text:p text:style-name="P12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23"/>
      <text:p text:style-name="P123"><text:soft-page-break/>Вместе с храпом изо рта самой великой пиратки вылетело три розовых пузыря. Поняха явно перебрала с алкоголем.</text:p>
      <text:p text:style-name="P123"/>
      <text:p text:style-name="P136">…</text:p>
      <text:p text:style-name="P136"/>
      <text:p text:style-name="P12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3"/>
      <text:p text:style-name="P12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23"/>
      <text:p text:style-name="P123">- Джет… Джет… Да вставай же, засоня! - я громко шептал в ухо спящей пегаске, <text:span text:style-name="T1">легонько похлопывая по шее.</text:span></text:p>
      <text:p text:style-name="P123">- Мн-мн-хррр, - сонно чавкала пегаска, пуская слюни. - Гороховый суп закончился. Пюре будет через полчаса. Не ломайте лавки, пожалуйста… А? Что?</text:p>
      <text:p text:style-name="P123"/>
      <text:p text:style-name="P123">Я шёлкнул пегаску по носу.</text:p>
      <text:p text:style-name="P123">- Вставай! Надо сматываться. Дейдра хочет сделать меня своим фаворитом. У меня плохие предчувствия на этот счёт.</text:p>
      <text:p text:style-name="P123"/>
      <text:p text:style-name="P123">Пегаска поднялась, потирая нос копытом. Рваное одеяло сползло с её тела и в нос мне ударил кислый запах. </text:p>
      <text:p text:style-name="P123">- <text:span text:style-name="T8">Тут что, докторов нет? Неужели нельзя было нормально сделать</text:span>? - я указал на покалеченное крыло, примотанное к телу рваной тряпкой.</text:p>
      <text:p text:style-name="P123">-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23"/>
      <text:p text:style-name="P123">…</text:p>
      <text:p text:style-name="P123"/>
      <text:p text:style-name="P12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23"><text:soft-page-break/></text:p>
      <text:p text:style-name="P123">Есть только одно маленькое “но”.</text:p>
      <text:p text:style-name="P123">Эти двадцать шагов заполнены валяющимися вповалку, храпящими, чмокающими, сопящими и дёргающимися во сне пони.</text:p>
      <text:p text:style-name="P123"/>
      <text:p text:style-name="P123">- Ты чего остановился? - пихнула меня головой в спину Джет. - Надо торопиться, пока не рассвело!</text:p>
      <text:p text:style-name="P123"/>
      <text:p text:style-name="P123">Я обреченно вздохнул, выбрал на полу место, свободное от понеконечностей и поставил туда ногу.</text:p>
      <text:p text:style-name="P123">Почти попал. Светло-коричневая пони ойкнула и сжалась во сне, когда я наступил ей на хвост.</text:p>
      <text:p text:style-name="P12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3"/>
      <text:p text:style-name="P123">Позади меня послышалось топанье, череда взвизгиваний и возни, нарастающая, подобно прибою.</text:p>
      <text:p text:style-name="P123">Джет невозмутимо торила свой путь прямо по ногам, туловищам и хвостам распластавшихся на полу пони.</text:p>
      <text:p text:style-name="P123"/>
      <text:p text:style-name="P123">- Ты рехнулась? - зашипел на неё я, - надо ж осторожно!</text:p>
      <text:p text:style-name="P123">- Ну, раз ты так хочешь, - пожала плечами пегаска и осторожно поставила ногу на голову пони, сосущей во сне собственное копыто.</text:p>
      <text:p text:style-name="P123"/>
      <text:p text:style-name="P12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3"/>
      <text:p text:style-name="P123">Я остервенело дёргал ручку двери, ощущая затылком просыпающийся зал.</text:p>
      <text:p text:style-name="P123">- Закрыто, блин! - я дёрнул ещё сильнее и приложился задницой о пол, сжимая в руке оторванную ручку.</text:p>
      <text:p text:style-name="P123"/>
      <text:p text:style-name="P123">- Хум<text:span text:style-name="T29">, подвинься!</text:span></text:p>
      <text:p text:style-name="P201">Пегаска оттеснила меня крупом и повернулась к двери задом.</text:p>
      <text:p text:style-name="P123"/>
      <text:p text:style-name="P231">БАБАХ!!!</text:p>
      <text:p text:style-name="P231"/>
      <text:p text:style-name="P231">Я ошалело смотрел на дверь, вылетевшую вместе с косяком во двор.</text:p>
      <text:p text:style-name="P231"/>
      <text:p text:style-name="P231"><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жет её бантиком.</text:p>
      <text:p text:style-name="P231">- Ага. - ухмыльнулась Джет. - Я — крутая! По заднему джебу мне нет равных на нашем облаке и двух соседних!</text:p>
      <text:p text:style-name="P231">- То же мне — крутая! - донеслось откуда-то снизу. - Да я смогла бы выбить эту дверь лбом! Она всё равно кое-как сляпана из обломков скамеек!</text:p>
      <text:p text:style-name="P231"/>
      <text:p text:style-name="P232">Мои ноги обнимала Дейдра, улыбаясь мне хищной улыбкой.</text:p>
      <text:p text:style-name="P232"/>
      <text:p text:style-name="P232">- И, кстати, чтобы открыть её, достаточно было просто отодвинуть засов.</text:p>
      <text:p text:style-name="P232"/>
      <text:p text:style-name="P232">В забеге на первенство тупости ты уверенно догоняешь пегаску, Хуман!</text:p>
      <text:p text:style-name="P232">Я криво улыбнулся Дейдре.</text:p>
      <text:p text:style-name="P232"/>
      <text:p text:style-name="P23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32"/>
      <text:p text:style-name="P232">Я сразу понял, что улыбаться Дейдре было плохой идеей. Поняха состроила щенячьи глаза и усилила и без того стальную хватку вокруг моих ног.</text:p>
      <text:p text:style-name="P232"/>
      <text:p text:style-name="P232">- Не бросай меня, Хум! Мне тут так скууучнооо!</text:p>
      <text:p text:style-name="P232"/>
      <text:p text:style-name="P232">Губы её задрожжали, как будто она собралась зареветь.</text:p>
      <text:p text:style-name="P23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32"/>
      <text:p text:style-name="P23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32"/>
      <text:p text:style-name="P232">- Ммммфффф! - отвечала ей Джет.</text:p>
      <text:p text:style-name="P232"/>
      <text:p text:style-name="P232">Диалог прервался взвизгом и плеском воды. Наконец-то я почувствовал свои ноги свободными!</text:p>
      <text:p text:style-name="P232"/>
      <text:p text:style-name="P136"><text:soft-page-break/>***</text:p>
      <text:p text:style-name="P123"/>
      <text:p text:style-name="P123">- Ты опять за своё! - крик Джет прямо в ухо перемешивает все воспоминания. - Выныривай! Они уже совсем близко!!!</text:p>
      <text:p text:style-name="P123"/>
      <text:p text:style-name="P123">Я содрогаюсь, вскакиваю с земли и машинально забрасываю мешок на плёчо.</text:p>
      <text:p text:style-name="P123"/>
      <text:p text:style-name="P123">- Идём.</text:p>
      <text:p text:style-name="P123"/>
      <text:h text:style-name="P240" text:outline-level="2"><text:span text:style-name="T153">1</text:span>.5</text:h>
      <text:p text:style-name="P83"/>
      <text:p text:style-name="P20"><text:span text:style-name="T154">дни из д</text:span>ворцов<text:span text:style-name="T154">ой</text:span> жизн<text:span text:style-name="T154">и</text:span> Анона со всеми нюансами и регалиями - <text:span text:style-name="T154">юмор</text:span>. Сел загружена делами по горло и очень уставшая.</text:p>
      <text:p text:style-name="P28"/>
      <text:p text:style-name="P26">День первый: </text:p>
      <text:p text:style-name="P27">Приём <text:span text:style-name="T155">торговой </text:span>миссии <text:span text:style-name="T155">грифонов (Анон – экономический советник) - описано</text:span></text:p>
      <text:p text:style-name="P28"/>
      <text:p text:style-name="P15"><text:span text:style-name="T8">Анон вносится в зал с двумя аликорнами и занимает своё место по левую сторону от Селестии. </text:span><text:span text:style-name="T14">Селестия и Луна сидят с непроницаемым видом. Анон закрывает дырку на штанах и тоже принимает непроницаемый вид.</text:span></text:p>
      <text:p text:style-name="P2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4"/>
      <text:p text:style-name="P6">- <text:span text:style-name="T89">А-А-А-А-А-А-А-А!!!</text:span></text:p>
      <text:p text:style-name="P6"/>
      <text:p text:style-name="P7">Небеса выплюнули из себя нечто истошно кричащее, <text:span text:style-name="T90">вертящееся</text:span> и размахивающее в беспорядке конечностями. <text:span text:style-name="T91">С</text:span> башенной площадки <text:span text:style-name="T91">з</text:span>а падением наблюдали два аликорна.</text:p>
      <text:p text:style-name="P7"/>
      <text:p text:style-name="P7">- Это определённо не пегас. И вообще не пони, - заметила старшая.</text:p>
      <text:p text:style-name="P7">- Да неужели? - саркастически отозвалась младшая. - Возлияния дешевым аппалузским <text:span text:style-name="T91">самогоном</text:span> плохо <text:span text:style-name="T91">влияют</text:span> на зрение, сестрица! Только что мимо нас пролетело нечто вроде обезьяны. И <text:span text:style-name="T92">Мы</text:span> сомнева<text:span text:style-name="T92">емся</text:span>, что за оставшееся до приземления время у неё вырастут крылья.</text:p>
      <text:p text:style-name="P8"/>
      <text:p text:style-name="P8">Вопящая фигура поравнялась с аликорницами и продолжила низвержение в пропасть.</text:p>
      <text:p text:style-name="P8"><text:soft-page-break/></text:p>
      <text:p text:style-name="P6">- <text:span text:style-name="T93">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span></text:p>
      <text:p text:style-name="P6"/>
      <text:p text:style-name="P7">Прыжок аликорницы с края площадки перешёл в затяжное пике, конечной целью которого была быстро приближающаяся к земле тёмная фигу<text:span text:style-name="T94">р</text:span>а.</text:p>
      <text:p text:style-name="P7"/>
      <text:p text:style-name="P7">- <text:span text:style-name="T95">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7">…</text:p>
      <text:p text:style-name="P9">Четыре года спустя…</text:p>
      <text:p text:style-name="P18">(события Обмена) <text:span text:style-name="T170">(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span></text:p>
      <text:p text:style-name="P11">…</text:p>
      <text:p text:style-name="P12">И вот ты мчишь <text:span text:style-name="T96">вниз </text:span>по <text:span text:style-name="T97">винтовой </text:span>лестнице, перепрыгивая ч<text:span text:style-name="T98">е</text:span>рез две ступеньки! Чокнутые пони <text:span text:style-name="T9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12"/>
      <text:p text:style-name="P13">Да, именно четыре года!</text:p>
      <text:p text:style-name="P13"/>
      <text:p text:style-name="P14">Ибо с тех пор, как сумасшедшая рогатая лошадь вышла за тебя замуж, тебе пришлось взвалить на себя бремя принца-консорта Эквестрии. <text:span text:style-name="T171">И это занятие не из тех, что дают расслабиться!</text:span></text:p>
      <text:p text:style-name="P14"/>
      <text:p text:style-name="P19">(Краткий пересказ Обмена) </text:p>
      <text:p text:style-name="P31"/>
      <text:p text:style-name="P32">В <text:span text:style-name="T97">узком </text:span>окне <text:span text:style-name="T97">башни показался шпиль</text:span> <text:span text:style-name="T99">городской </text:span>ратуш<text:span text:style-name="T98">и</text:span>. <text:span text:style-name="T98">Я мельком глянул на башенные часы.</text:span></text:p>
      <text:p text:style-name="P32">Проклятье! Без пяти два! <text:span text:style-name="T100">Надо ускориться!</text:span></text:p>
      <text:p text:style-name="P32"/>
      <text:p text:style-name="P75">Сворачиваю с винтовой лестницы в боковой <text:span text:style-name="T101">проём</text:span> открыт<text:span text:style-name="T97">ой</text:span> галере<text:span text:style-name="T101">и</text:span>.</text:p>
      <text:p text:style-name="P32"/>
      <text:p text:style-name="P33">В далёком мире моей предыдущей жизни, воспоминания о которой уже начали покрываться пылью, я ходил в бассейн на заняти<text:span text:style-name="T102">я</text:span> по подводному плаванию. И добраться до места можно было двумя путями: по дорожке через аллею, как все, или через дырку в заборе. <text:span text:style-name="T8">И хотя </text:span><text:span text:style-name="T13">тогда я не был знаком с геометрией Римана, но сокращать расстояние между точками в пространстве научился довольно неплохо.</text:span></text:p>
      <text:p text:style-name="P21"><text:soft-page-break/></text:p>
      <text:p text:style-name="P76"><text:span text:style-name="T103">Б</text:span>ыстрым бегом достигаю середины мостика, одновременно доставая моток верёвки из-за пазухи.</text:p>
      <text:p text:style-name="P21"/>
      <text:p text:style-name="P34">Вот и здесь, во дворце, после недолгого периода освоения, я проложил множество путей, альтернативных официальным <text:span text:style-name="T104">маршрутам</text:span> и красиво обустроеным дорожкам.</text:p>
      <text:p text:style-name="P35"/>
      <text:p text:style-name="P35">… Легче всего было с <text:span text:style-name="T105">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35"/>
      <text:p text:style-name="P77">Перекидываю верёвку через <text:span text:style-name="T106">поручень, крепко хватаю оба конца и перешагиваю через ограждение.</text:span></text:p>
      <text:p text:style-name="P36"/>
      <text:p text:style-name="P37">Ну да, синяя параноичка пыталась объяснить <text:span text:style-name="T107">остутствие сквозного прохода в башне </text:span>“соображени<text:span text:style-name="T107">ями</text:span> фортификации”, но <text:span text:style-name="T108">тебя не проведёшь, Анон</text:span>. <text:span text:style-name="T108">Ты давно заметил садистские склонности у синей милитаристки.</text:span> <text:span text:style-name="T107">С башней Селестии-то было всё в порядке!</text:span></text:p>
      <text:p text:style-name="P22"/>
      <text:p text:style-name="P78">Пять метров вниз – и я на нижней галерее. <text:span text:style-name="T109">Под взглядом ошалевшего стражника-единорога о</text:span>тпускаю один конец и вытягиваю верёвку за второй. <text:span text:style-name="T109">Дневная стража ещё не привыкла к этим моим выбрыкам, всё-таки такие “оптимизации” маршрута до сих пор я делал только в сумерках.</text:span></text:p>
      <text:p text:style-name="P78"/>
      <text:p text:style-name="P38"><text:span text:style-name="T110">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110">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9"/>
      <text:p text:style-name="P39"><text:span text:style-name="T111">… Гораздо т</text:span>руднее было с <text:span text:style-name="T11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9"/>
      <text:p text:style-name="P40">И, главное ж, не моя вина, что я опаздываю! В том, что мне теперь приходится прыгать с мостика на мостик, подобно ёжику Сонику, <text:span text:style-name="T112">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0"/>
      <text:p text:style-name="P41">И вот ты несёшься вниз с отчётом под мышкой, стараясь успеть к приёму…</text:p>
      <text:p text:style-name="P40"><text:soft-page-break/></text:p>
      <text:p text:style-name="P79">КРАК!!!<text:line-break/>…<text:span text:style-name="T113"> Бля…</text:span></text:p>
      <text:p text:style-name="P79"/>
      <text:p text:style-name="P42">Обидно <text:span text:style-name="T114">было </text:span>даже не то, что рукав <text:span text:style-name="T115">дорогущего костюма </text:span>разошёлся в подмышке <text:span text:style-name="T114">во время очередного дюльфера</text:span><text:span text:style-name="T114"><text:note text:id="ftn1" text:note-class="footnote"><text:note-citation>1</text:note-citation><text:note-body><text:p text:style-name="P234"><text:span text:style-name="T116">Дюльфер - </text:span>скоростной спуск по верёвке на крутых и отвесных стенах.</text:p></text:note-body></text:note></text:span>. <text:span text:style-name="T115">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43"/>
      <text:p text:style-name="P43">Ну уж нет! Я не для того корпел над этой проклятой бумажкой <text:span text:style-name="T117">до позеленения</text:span>, чтоб так просто сдаться!</text:p>
      <text:p text:style-name="P44"/>
      <text:p text:style-name="P44">Плюнув на костюм окончательно, я <text:span text:style-name="T118">покрепче зажал трос локтями и ногами и практически отпустил верёвку</text:span>. <text:span text:style-name="T118">Треск в</text:span> месте соприкосновения <text:span text:style-name="T118">ткани</text:span> о верёвку <text:span text:style-name="T118">сменился глухим шорохом. Возник запах гари и я ощутил жжение в паху.</text:span></text:p>
      <text:p text:style-name="P45">Просто шикарно! Заявиться на приём торговой миссии грифонов с поджареными яйцами – это по-нашему!</text:p>
      <text:p text:style-name="P46">В последние два метра высоты отпускаю верёвку и прыгаю на брусчатку аллеи прямо перед офигевшим стражником. С торжествующим хрипом, <text:span text:style-name="T8">хлопками сбивая искры с тлеющих штанов</text:span>, подбираю отчёт.</text:p>
      <text:p text:style-name="P46"/>
      <text:p text:style-name="P46">- Как <text:span text:style-name="T119">они </text:span>там, Блэйз? - указываю глазами на лестницу в центральный холл.</text:p>
      <text:p text:style-name="P46">- <text:span text:style-name="T119">З</text:span>ашли пятнадцать минут назад, - отвечает солнечный страж, <text:span text:style-name="T120">косясь на мои ошмётки одежды</text:span>.</text:p>
      <text:p text:style-name="P46"/>
      <text:p text:style-name="P46">Чертыхаясь, несусь к <text:span text:style-name="T121">неприметной дверце в цоколе дворца. Через пару минут, вываливаюсь из подсобки у тронного зала в ореоле веников и швабр.</text:span></text:p>
      <text:p text:style-name="P47"><text:span text:style-name="T120">Церемонимейстер, завидев меня, подпрыгивает от</text:span> нетерпения:</text:p>
      <text:p text:style-name="P47"/>
      <text:p text:style-name="P47">- Поторопись, мой <text:span text:style-name="T122">п</text:span>ринц! Доттид Лайн задержал делегацию в Розовом зале, но грифоны уже <text:span text:style-name="T120">пять</text:span> минут проявляют признаки нетерпения!</text:p>
      <text:p text:style-name="P23"/>
      <text:p text:style-name="P48">За закрытыми дверями соседнего зала доносится приближающийся гомон. <text:span text:style-name="T12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24">поспешно </text:span>захлопывается…</text:p>
      <text:p text:style-name="P48"/>
      <text:p text:style-name="P48">…</text:p>
      <text:p text:style-name="P48"/>
      <text:p text:style-name="P48">Две аликорницы <text:span text:style-name="T125">недвижимо </text:span>смотрят на меня с высоты трона в центре зала. </text:p>
      <text:p text:style-name="P47"/>
      <text:p text:style-name="P49"><text:soft-page-break/>- Анон, с тобой всё в порядке? - первой нарушает молчание Селестия. - <text:span text:style-name="T126">Твой костюм…</text:span></text:p>
      <text:p text:style-name="P49">- <text:span text:style-name="T126">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9">- <text:span text:style-name="T117">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9"/>
      <text:p text:style-name="P50">Золотистое сияние охватывает дымящиеся лохмотья моих штанов и почти идеально сращивает их. <text:span text:style-name="T127">Белоснежное крыло обнимает меня и прижимает к мягкому боку. Тёплое дыхание щекочет ухо.</text:span></text:p>
      <text:p text:style-name="P50">- Не нервничай, дорогой, - шепчет мне Сел, - все мы немного взвинчены этой миссией. <text:span text:style-name="T187">Шанс поправить хромающую на все четыре ноги экономику представляется не часто.</text:span></text:p>
      <text:p text:style-name="P50"/>
      <text:p text:style-name="P51">Гомон за дверью усиливается. <text:span text:style-name="T128">Раздаются три удара древком алебарды в пол. Двери распахиваются.</text:span></text:p>
      <text:p text:style-name="P52">- <text:span text:style-name="T129">Ваши Высочества, делегация королевства Грифонов с высочайшим королевским послом, Горгом Квинтаном! - объявляет стражник и отходит в сторону.</text:span></text:p>
      <text:p text:style-name="P24"/>
      <text:p text:style-name="P53"><text:span text:style-name="T130">С</text:span>оветник Доттид Лайн с вымученной улыбкой <text:span text:style-name="T130">и растрёпанной гривой </text:span>выскакивает вперёд, но его бесцеремонно отпихивает в сторону <text:span text:style-name="T131">здоровенный </text:span>грифон с железным клювом. <text:span text:style-name="T132">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47"/>
      <text:p text:style-name="P47">- <text:span text:style-name="T130">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54"><text:span text:style-name="T133">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7"/>
      <text:p text:style-name="P47">- <text:span text:style-name="T134">Королевство Грифонов… рассчитывает… заключить торговое соглашение…</text:span></text:p>
      <text:p text:style-name="P47"/>
      <text:p text:style-name="P47">Грифон <text:span text:style-name="T135">кидает взгляд на трон и, </text:span>сверкну<text:span text:style-name="T136">в</text:span> красным глазом <text:span text:style-name="T137">сквозь монокль, </text:span>продолж<text:span text:style-name="T135">ает</text:span>.</text:p>
      <text:p text:style-name="P47">- <text:span text:style-name="T138">К</text:span>ороль Гвидо уполномочил <text:span text:style-name="T133">своего премьер-министра, Горга Квинтана</text:span> <text:span text:style-name="T137">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47"/>
      <text:p text:style-name="P5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5"/>
      <text:p text:style-name="P55"><text:soft-page-break/>- Мне кажется, - наконец разрывает паузу <text:span text:style-name="T133">Горг</text:span>, - беседа будет более продуктивной, если мы сможем отбросить <text:span text:style-name="T134">все</text:span> формальности, - грифон комкает бумажку и прячет за крыло, - и поговорить откровенно, без галстуков.</text:p>
      <text:p text:style-name="P55"/>
      <text:p text:style-name="P55">Из всех собравшихся в тронном зале, галстук есть только у меня. Но это не смущает грифона. Он указывает <text:span text:style-name="T133">когтем</text:span> на стражников и несчастного Доттид Лайна.</text:p>
      <text:p text:style-name="P55"/>
      <text:p text:style-name="P55">- Мы не могли бы <text:span text:style-name="T139">остаться </text:span>наедине, без этих… лишних ушей?</text:p>
      <text:p text:style-name="P55"/>
      <text:p text:style-name="P55">Селестия хмурится, но кивает. Стража и советник оставляют зал.</text:p>
      <text:p text:style-name="P55">- <text:span text:style-name="T140">А обезьяна? - грифон кивает на меня.</text:span></text:p>
      <text:p text:style-name="P55"/>
      <text:p text:style-name="P56">Во вгляде бело<text:span text:style-name="T172">снежно</text:span>й аликорницы появляется лёд.</text:p>
      <text:p text:style-name="P56">- <text:span text:style-name="T133">Не</text:span> сме<text:span text:style-name="T133">й</text:span>те оскорблять принца Эквестрии, <text:span text:style-name="T133">Горг</text:span>! Человек останется с нами!</text:p>
      <text:p text:style-name="P55"/>
      <text:p text:style-name="P56">Железный клюв пернатой скотины чуть приоткрывается в насмешливом клёкоте.</text:p>
      <text:p text:style-name="P56"/>
      <text:p text:style-name="P56">- <text:span text:style-name="T141">Да б</text:span>рос<text:span text:style-name="T134">ь</text:span>те, принцесса! <text:span text:style-name="T141">Передо мной можете не стесняться. </text:span>Ве<text:span text:style-name="T141">сь</text:span> <text:span text:style-name="T141">Эквус </text:span>зна<text:span text:style-name="T141">е</text:span>т, какова легитимность этой… этого “принца-консорта”! - прищурив один глаз и скосив на меня второй, грифон подчерк<text:span text:style-name="T134">ивает</text:span> язвительный тон сказанного. - Примату просто повезло, что он пришёлся фаворитом светлейшей особ<text:span text:style-name="T141">е</text:span>. <text:span text:style-name="T134">Мы уважаем ваш выбор, принцесса, но разговор должен стостояться без посторонних.</text:span></text:p>
      <text:p text:style-name="P56"/>
      <text:p text:style-name="P56">Гадёныш снова склон<text:span text:style-name="T133">яет</text:span> голову перед <text:span text:style-name="T141">аликорницей</text:span>, совершенно игнорируя меня.</text:p>
      <text:p text:style-name="P56">Мне <text:span text:style-name="T142">хочется</text:span> <text:span text:style-name="T141">бросить в этого мудака горшок с петуниями. Селестия, словно догадываясь, успокаивающе оглаживает меня тыльной стороной крыла.</text:span></text:p>
      <text:p text:style-name="P56"/>
      <text:p text:style-name="P56">- <text:span text:style-name="T13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56">- <text:span text:style-name="T13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56"/>
      <text:p text:style-name="P57">Я с удивлением смотрю на синюю аликорницу. Чего-чего, а помощи с этой стороны ты не ожидал, Анон!</text:p>
      <text:p text:style-name="P57"/>
      <text:p text:style-name="P56"><text:soft-page-break/>- <text:span text:style-name="T133">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56">- <text:span text:style-name="T143">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56"/>
      <text:p text:style-name="P57">Я с удовольствием наблюдаю, как кожа вокруг глаз грифона приобретает красив<text:span text:style-name="T144">ы</text:span>й фиолетовый оттенок.</text:p>
      <text:p text:style-name="P57"/>
      <text:p text:style-name="P57">- Но довольно эт<text:span text:style-name="T145">ой</text:span> светск<text:span text:style-name="T145">ой</text:span> <text:span text:style-name="T145">болтовни</text:span>! - разряжает обстановку Сел. - <text:span text:style-name="T146">Т</text:span>ы, кажется, хотел нам что-то рассказать, Горг?</text:p>
      <text:p text:style-name="P56"/>
      <text:p text:style-name="P58">Грифон оцени<text:span text:style-name="T147">вает</text:span> переход на “ты” и <text:span text:style-name="T142">чуть заметно кивает ей</text:span>. <text:span text:style-name="T147">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47"/>
      <text:p text:style-name="P47">- <text:span text:style-name="T142">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47"/>
      <text:p text:style-name="P59">Горг закашлялся в смехе.</text:p>
      <text:p text:style-name="P59"/>
      <text:p text:style-name="P60">- В общем, светлейшие, подытоживая: вы в крутом пике…</text:p>
      <text:p text:style-name="P60"/>
      <text:p text:style-name="P61">Г<text:span text:style-name="T148">орг</text:span> по-кошачьи выпускает когти <text:span text:style-name="T148">на лапе </text:span>и нарочито медленно ковыряется в клюве. Отвратительные <text:s/>щелчки и скрипение перемежаются с шорохом падающих на мраморный пол <text:span text:style-name="T149">остатков пищи. Я недоумённо смотрю на н</text:span>едвижны<text:span text:style-name="T149">х</text:span> Селести<text:span text:style-name="T149">ю</text:span> и Лун<text:span text:style-name="T149">у,</text:span> бесстрастно наблюдаю<text:span text:style-name="T149">щих</text:span> за <text:span text:style-name="T149">унизительной </text:span>сценой. Молчание затягивается.</text:p>
      <text:p text:style-name="P61"/>
      <text:p text:style-name="P61"><text:span text:style-name="T148">З</text:span>рачки <text:span text:style-name="T148">грифона скачут от Селестии к Луне и обратно. Наконец он замечает моё замешательство и насмешливо клокочет.</text:span></text:p>
      <text:p text:style-name="P60"/>
      <text:p text:style-name="P62"><text:soft-page-break/>- Теперь выслушайте наше предложение.</text:p>
      <text:p text:style-name="P62"/>
      <text:p text:style-name="P62"><text:span text:style-name="T150">Зверюга</text:span> <text:span text:style-name="T150">встаёт и </text:span>щелкает когтями. К нему тотчас подходит один из грифонов и подаёт <text:span text:style-name="T187">из сумки под крылом </text:span>небольшую флягу, украшенную затейливой инкрустацией. <text:span text:style-name="T150">Горг</text:span> отхлёбывает из фляги и продолжает посвежевшим голосом.</text:p>
      <text:p text:style-name="P62"/>
      <text:p text:style-name="P62">- <text:span text:style-name="T151">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span></text:p>
      <text:p text:style-name="P62"/>
      <text:p text:style-name="P62">- <text:span text:style-name="T150">Мы знаем, с кем у вас возникли затруднения, - подаёт голос Селестия. - Проще сказать, с кем у вас их НЕ возникло. С Эквестрией. Всё.</text:span></text:p>
      <text:p text:style-name="P62"/>
      <text:p text:style-name="P63">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2"/>
      <text:p text:style-name="P62">- <text:span text:style-name="T150">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span></text:p>
      <text:p text:style-name="P62"/>
      <text:p text:style-name="P64">Молчание аликорниц только подчёркивает хриплое дыхание посла.</text:p>
      <text:p text:style-name="P64"/>
      <text:p text:style-name="P64">-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span text:style-name="T172">общемировому признанию вновь воссозданной королевской династии. Особенно пристальное внимание мы уделяем признанию со стороны драконов</text:span>…</text:p>
      <text:p text:style-name="P62"/>
      <text:p text:style-name="P62">- <text:span text:style-name="T172">СОРОК!</text:span></text:p>
      <text:p text:style-name="P62"/>
      <text:p text:style-name="P62">- <text:span text:style-name="T172">Что? - птичьи глаза Горга быстро-быстро моргают, выдавая крайнюю степень растерянности их обладателя.</text:span></text:p>
      <text:p text:style-name="P62"/>
      <text:p text:style-name="P62">- <text:span text:style-name="T172">Сорок процентов! За сорок лет! - стальным голосом Селестии можно валить лес.</text:span></text:p>
      <text:p text:style-name="P62"/>
      <text:p text:style-name="P66">Грифон <text:span text:style-name="T173">поперхается</text:span>, но быстро оправ<text:span text:style-name="T173">ляется</text:span>.</text:p>
      <text:p text:style-name="P66"><text:soft-page-break/></text:p>
      <text:p text:style-name="P67">- Да вы рехнулись, <text:span text:style-name="T187">с</text:span>ветлейшие!!! - вопи<text:span text:style-name="T173">т</text:span> он , картинно прикрыв глаза крылом.</text:p>
      <text:p text:style-name="P66"/>
      <text:p text:style-name="P66">Я заме<text:span text:style-name="T173">чаю</text:span>, как Горг быстро морг<text:span text:style-name="T173">ает</text:span> из-под крыла одному из сопровождающих. Тот <text:span text:style-name="T187">заученным движением снова подаёт </text:span>бутылку Горгу. Сделав большой глоток, тот продолж<text:span text:style-name="T173">ает</text:span>.</text:p>
      <text:p text:style-name="P66"/>
      <text:p text:style-name="P66">- За сорок процентов <text:span text:style-name="T173">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span></text:p>
      <text:p text:style-name="P66"/>
      <text:p text:style-name="P69">- <text:span text:style-name="T174">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span></text:p>
      <text:p text:style-name="P66"/>
      <text:p text:style-name="P66">- <text:span text:style-name="T175">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span></text:p>
      <text:p text:style-name="P68">- <text:span text:style-name="T176">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span></text:p>
      <text:p text:style-name="P66">- <text:span text:style-name="T176">Светлейшие, мне отрубят голову по возвращению! Семь процентов! За семь лет!</text:span></text:p>
      <text:p text:style-name="P68">- <text:span text:style-name="T176">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span></text:p>
      <text:p text:style-name="P68">- <text:span text:style-name="T177">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span></text:p>
      <text:p text:style-name="P68">- <text:span text:style-name="T178">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68">- <text:span text:style-name="T179">Тридцать миллионов золотом, - еле слышно бурчит грифон. Я ощущаю на себе его яростный взгляд через крыло.</text:span></text:p>
      <text:p text:style-name="P68">- <text:span text:style-name="T179">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span></text:p>
      <text:p text:style-name="P70">Из-под крыла доносится только скрежет <text:span text:style-name="T182">металлического </text:span>клюва.</text:p>
      <text:p text:style-name="P70"><text:soft-page-break/></text:p>
      <text:p text:style-name="P70">- Вот что, - принимает решение Селестия, - <text:span text:style-name="T188">я</text:span> замолвлю за вас <text:span text:style-name="T180">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0">- <text:span text:style-name="T181">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span></text:p>
      <text:p text:style-name="P70">- <text:span text:style-name="T181">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span></text:p>
      <text:p text:style-name="P62"/>
      <text:p text:style-name="P71">Я провожу процессию до выхода из тронного зала. Замешкавшись в дверях, железноклювый грифон неожиданно подмигивает мне.</text:p>
      <text:p text:style-name="P71">Я непонимающе смотрю ему вслед.</text:p>
      <text:p text:style-name="P71">- Надеюсь, вы не в обиде за “обезьяну”. Горгу нужно было выдерживать драматизм встречи. Вдобавок, он не был уверен в истинности ваших отношений со Светлейшей, - <text:span text:style-name="T183">тихо обращается ко мне о</text:span>дин из <text:span text:style-name="T183">спутников</text:span> Горга. - <text:span text:style-name="T183">Мы-то с Гретой сразу увидели, что вы – пара. Но самцы традиционно плохо разбираются в чувствах.</text:span></text:p>
      <text:p text:style-name="P71"/>
      <text:p text:style-name="P72">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2"/>
      <text:p text:style-name="P72">- Каруна, - кивает мне грифониха. - Очень приятно видеть вас вместе. Вы просто созданы друг для друга.</text:p>
      <text:p text:style-name="P71"/>
      <text:p text:style-name="P72">Я прикрываю <text:span text:style-name="T186">за ней </text:span>дверь и возвращаюсь к своим.</text:p>
      <text:p text:style-name="P72"/>
      <text:p text:style-name="P72">- <text:span text:style-name="T184">Горг извинился перед тобой за своё поведение? - спрашивает Селестия.</text:span></text:p>
      <text:p text:style-name="P72">- <text:span text:style-name="T184">Нет. Извинилась его… ммм… сопровождающая.</text:span></text:p>
      <text:p text:style-name="P72">- <text:span text:style-name="T184">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span></text:p>
      <text:p text:style-name="P71"/>
      <text:p text:style-name="P73">Я философски пожи<text:span text:style-name="T185">м</text:span>аю плечами.</text:p>
      <text:p text:style-name="P74"><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5"/>
      <text:p text:style-name="P202">- <text:span text:style-name="T181">Пять битов! - поворачивается к Луне Селестия.</text:span></text:p>
      <text:p text:style-name="P204">Та молча достаёт монетку из шкафчика за троном и кладёт в протянутое копыто.</text:p>
      <text:h text:style-name="P240" text:outline-level="2">2</text:h>
      <text:p text:style-name="P123"/>
      <text:p text:style-name="P1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23"/>
      <text:p text:style-name="P123">- Дед, сигу не долганёшь?</text:p>
      <text:p text:style-name="P145">- Не курю.</text:p>
      <text:p text:style-name="P145">- Я не спрашивал тебя, куришь ли ты? - пальцы вопрошавшего шевелились, как будто разминая невидимый пластилин. - Сигу не долганёшь?</text:p>
      <text:p text:style-name="P125"/>
      <text:p text:style-name="P145">Крыс спрыгнул с подоконника, царапнув грязным ногтем по кафелю уборной.</text:p>
      <text:p text:style-name="P145">- Ты ведь должен мне ещё с прошлого раза.</text:p>
      <text:p text:style-name="P145"/>
      <text:p text:style-name="P145">Я вытащил из рукава пижамы двадцатисантиметровый гвоздь и плюнул ему под ноги.</text:p>
      <text:p text:style-name="P145"/>
      <text:p text:style-name="P145">- Ничего я тебе не должен. И ты сам это знаешь. Пошёл нахуй.</text:p>
      <text:p text:style-name="P145"/>
      <text:p text:style-name="P145">Крыс криво улыбнулся.</text:p>
      <text:p text:style-name="P145"/>
      <text:p text:style-name="P145">- Ну-ну. Вы тут, в Чертогах, совсем озверели, что ли? Из окон выпрыгиваете, на людей кидаетесь. Ладно-ладно, пока. Ещё увидимся.</text:p>
      <text:p text:style-name="P145"/>
      <text:p text:style-name="P14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под конвоем в закрытый дворик на прогулку, и нас не навещают извне. Никто и никогда.</text:p>
      <text:p text:style-name="P14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145"/>
      <text:p text:style-name="P145">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5">Смысл речи Папы?</text:span>&gt;</text:p>
      <text:p text:style-name="P145"/>
      <text:p text:style-name="P210">…шшш… </text:p>
      <text:p text:style-name="P210">sanctificetur nomen tuum; </text:p>
      <text:p text:style-name="P210">adveniat regnum tuum; </text:p>
      <text:p text:style-name="P210">fiat voluntas tua, sicut in caelo et in terra…</text:p>
      <text:p text:style-name="P210">…хрррсссшшш… </text:p>
      <text:p text:style-name="P210">ne nuclear bellum. Amen</text:p>
      <text:p text:style-name="P210">…шшшссс…</text:p>
      <text:p text:style-name="P210"/>
      <text:p text:style-name="P14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45">Я уже открывал дверь в палату, когда услышал лениво брошенное в спину замечание.</text:p>
      <text:p text:style-name="P145"/>
      <text:p text:style-name="P145">- Дед, собирай шмотки, скоро переезжаешь. На твоё место новенького поселяют. А тебя в соседнюю палату.</text:p>
      <text:p text:style-name="P145"/>
      <text:p text:style-name="P145">Я повернулся.</text:p>
      <text:p text:style-name="P145"/>
      <text:p text:style-name="P145">- Когда переезд?</text:p>
      <text:p text:style-name="P145">- Завтра. Или послезавтра, если чувак в реанимации задержится. </text:p>
      <text:p text:style-name="P145">- А почему не новенького в соседнюю? На кой чёрт им я сдался?</text:p>
      <text:p text:style-name="P145"/>
      <text:p text:style-name="P145"><text:s/>Дредд удивлённо бухнулся на все четыре ножки стула.</text:p>
      <text:p text:style-name="P145"/>
      <text:p text:style-name="P5">-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5"/>
      <text:p text:style-name="P5"><text:soft-page-break/>Я криво улыбнулся</text:p>
      <text:p text:style-name="P5">-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5"/>
      <text:p text:style-name="P5">Дредд пожал плечами.</text:p>
      <text:p text:style-name="P5">-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5">- Передай, если не тяжело. Новенькому всё равно, куда ложиться, а мне – нет.</text:p>
      <text:p text:style-name="P145"/>
      <text:p text:style-name="P145">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4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8">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45">Так что нет, не за память я пекусь. Просто приём нейролептиков напрочь отключает не только память, но и сновидения – я проверял.</text:p>
      <text:p text:style-name="P145"/>
      <text:p text:style-name="P145">А мне нравятся сны.</text:p>
      <text:p text:style-name="P5"/>
      <text:p text:style-name="P151">~~~</text:p>
      <text:p text:style-name="P145">&lt;<text:span text:style-name="T8">Статуэтка Селестии</text:span>&gt;</text:p>
      <text:p text:style-name="P14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Я оборачиваюсь назад. Дым от привала преследователей не виден уже последние два дня. Я спускаюсь вниз и спрыгиваю с нижней ветки на землю. </text:p>
      <text:p text:style-name="P145"/>
      <text:p text:style-name="P145">- Таки оторвались. Но впереди обрыв. Надо думать, как спуститься.</text:p>
      <text:p text:style-name="P145"/>
      <text:p text:style-name="P145">Джет виновато смотрит на меня. Вот глупая пегаска! Она <text:span text:style-name="T4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45"/>
      <text:p text:style-name="P145"><text:soft-page-break/>- Каша будет готова через пять минут.</text:p>
      <text:p text:style-name="P145"/>
      <text:p text:style-name="P145">Словно бы в заглаживание вины своей немощности, Джет взяла готовку пищи на себя. </text:p>
      <text:p text:style-name="P145"/>
      <text:p text:style-name="P14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45"/>
      <text:p text:style-name="P145">Джет сидит у костра напротив меня и молча жуёт кашу.</text:p>
      <text:p text:style-name="P145">- Ты теперь до старости будешь его носить? - указываю я на одеяло.</text:p>
      <text:p text:style-name="P145">Пегаска только сильнее кутается в него. Кажется, она дрожит.</text:p>
      <text:p text:style-name="P145">- Тебе холодно? Брось, у костра же жарко? Давай я на тебя куртку накину?</text:p>
      <text:p text:style-name="P14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45"/>
      <text:p text:style-name="P145">Ладно же, мне эти странности уже осточертели!</text:p>
      <text:p text:style-name="P145">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пещера Оникса.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45"/>
      <text:p text:style-name="P145">Едва слышится шорох сзади. Сначала чуть заметно коснувшись, Джет медленно прижимается ко мне всей спиной. Она сильно дрожит.</text:p>
      <text:p text:style-name="P145">Так мы согреваем друг-друга с тех пор, как сбежали от твердолобов – ночи стали заметно свежее.</text:p>
      <text:p text:style-name="P145">Но сейчас я отвергаю негласный договор. Это и раздражение на скрытность пегаски, и… </text:p>
      <text:p text:style-name="P14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45"/>
      <text:p text:style-name="P145">- Джет, блин, у нас речка в двух шагах! Я понимаю, холодно, но нельзя ли помыться? Реально трудно находиться рядом с тобой…</text:p>
      <text:p text:style-name="P145"/>
      <text:p text:style-name="P145">Так же беззвучно, как возникло, касание пропадает. Пропадает и запах…</text:p>
      <text:p text:style-name="P145">Я закрываю глаза.</text:p>
      <text:p text:style-name="P145"/>
      <text:p text:style-name="P145">Просыпаюсь от холода. Щупаю рукой сзади себя. Наконец поворачиваюсь.</text:p>
      <text:p text:style-name="P145"><text:soft-page-break/>Никого.</text:p>
      <text:p text:style-name="P145"/>
      <text:p text:style-name="P14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45"/>
      <text:p text:style-name="P145">Полянка перед орешником пуста. Едва дымятся угли погасшего костра. В лунном свете цепочка отпечатков копыт в песке ведёт к реке.</text:p>
      <text:p text:style-name="P14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45">…</text:p>
      <text:p text:style-name="P145">Ох, щит!!! М-м-мамочка…</text:p>
      <text:p text:style-name="P145">…</text:p>
      <text:p text:style-name="P145">Меня выворачивает наизнанку. Я падаю на колени и неистово блюю в воду. Течение уносит мой ужин к водопаду.</text:p>
      <text:p text:style-name="P145">Рядом со мной на песке лежит часть крыла. Парочка опарышей ещё ползают по голубоватым перьям. Обломок кости белеет в лунном свете.</text:p>
      <text:p text:style-name="P145">Проклятье! Какой же я долбень!</text:p>
      <text:p text:style-name="P145"/>
      <text:p text:style-name="P14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45"/>
      <text:p text:style-name="P145">Я ускоряюсь.</text:p>
      <text:p text:style-name="P145">Пегаска, понурив голову, бредёт к скальному выступу, нависающему над каньоном. Чуть подумав, она делает шаг в бездну.</text:p>
      <text:p text:style-name="P145">В последнем рывке я совершаю вратарский прыжок и хватаю пегаску за задние ноги. Дыхание перехватывает от удара животом и грудью о камни.</text:p>
      <text:p text:style-name="P145">Пегаска оборачивается. Её передняя нога застывает над пропастью.</text:p>
      <text:p text:style-name="P145"/>
      <text:p text:style-name="P145">- Джет, не дури, - хрипло прошу я осипшим от волнения голосом. - Я ступил. Я все эти дни тупил. Прости.</text:p>
      <text:p text:style-name="P145">-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45">Пегаска поворачивается навстречу пропасти.</text:p>
      <text:p text:style-name="P145"><text:soft-page-break/></text:p>
      <text:p text:style-name="P145">-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45">- Нет! Пожалуйста!!! Я вылечу тебя! Я… Я прижгу рану!</text:p>
      <text:p text:style-name="P145"/>
      <text:p text:style-name="P145">Сквозь рыдания я выкрикиваю какие-то сумасбродные идеи, пока пегаска молча стоит над бездной.</text:p>
      <text:p text:style-name="P145">Наконец она усмехается.</text:p>
      <text:p text:style-name="P145"/>
      <text:p text:style-name="P14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45">Пегаска вздыхает.</text:p>
      <text:p text:style-name="P14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45"/>
      <text:p text:style-name="P14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45">Очень осторожно, словно бы извиняясь, Джет высвобождает сначала одну ногу из моего захвата. Потом вторую. Я тупо смотрю на пустые ладони.</text:p>
      <text:p text:style-name="P145"/>
      <text:p text:style-name="P145">- Ты был хорошим другом. Прощай.</text:p>
      <text:p text:style-name="P145"/>
      <text:p text:style-name="P145">-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145"/>
      <text:p text:style-name="P145">Мы оборачиваемся на голос. В свете первых лучей солнца на нас смотрит зебра.</text:p>
      <text:p text:style-name="P145"/>
      <text:h text:style-name="P241" text:outline-level="2">2.5</text:h>
      <text:p text:style-name="P2"/>
      <text:p text:style-name="P86"/>
      <text:p text:style-name="P27">День второй – разбор пограничного конфликта <text:span text:style-name="T155">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30"/>
      <text:p text:style-name="P87"/>
      <text:h text:style-name="P240" text:outline-level="2"><text:soft-page-break/>3</text:h>
      <text:p text:style-name="P145"/>
      <text:p text:style-name="P14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45"/>
      <text:p text:style-name="P145">- Вы сами видите… - обратился Лысый к Алексу. - Я бы его за периметр не выпускал. Вам решать, разумеется.</text:p>
      <text:p text:style-name="P14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45"/>
      <text:p text:style-name="P145">Лысый грузно поднялся. Скрипнула дверь и мы остались один на один.</text:p>
      <text:p text:style-name="P145"/>
      <text:p text:style-name="P145">- П-привет, Дедлайн - пробормотал Алекс.</text:p>
      <text:p text:style-name="P145">- Привет, сослуживец, - криво усмехнулся я. Старое командное прозвище не вызвало во мне ностальгии.</text:p>
      <text:p text:style-name="P145"/>
      <text:p text:style-name="P145">Алекс на миг встретился со мной взглядом и снова опустил глаза.</text:p>
      <text:p text:style-name="P145"/>
      <text:p text:style-name="P145">- Ты же знаешь, у нас не было другого выхода. Извини.</text:p>
      <text:p text:style-name="P145">- Да ладно. Мне-то что. Тут неплохо кормят.</text:p>
      <text:p text:style-name="P145">- Парк для прогулок будет расширяться. Мы присоединили к территории автостоянку и засадили её соснами. Уже достраивают расширенную ограду. И я попросил, чтобы тебя перевели в свободную палату.</text:p>
      <text:p text:style-name="P145">- А вот этого, как раз, не надо, - прервал я извинения Алекса. - Мне и в текущей неплохо. Говори, зачем позвал?</text:p>
      <text:p text:style-name="P145"/>
      <text:p text:style-name="P145">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0">Облако в виде смешной крылатой лошадки приближалось по небосводу к серым корпусам больницы</text:span>.</text:p>
      <text:p text:style-name="P145"/>
      <text:p text:style-name="P145">Наконец Алекс пожал плечами и <text:span text:style-name="T40">посмотрел мне в глаза</text:span>.</text:p>
      <text:p text:style-name="P145">- Дед, у нас проблемы. Хэвэн начала убивать.</text:p>
      <text:p text:style-name="P145"/>
      <text:p text:style-name="P145">Я откинулся на спинку стула и громко похлопал в ладоши.</text:p>
      <text:p text:style-name="P145"><text:soft-page-break/>-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45"/>
      <text:p text:style-name="P145">Мой бывший руководитель проекта досадливо сморщился и откинулся на спинку стула.</text:p>
      <text:p text:style-name="P145">-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145"/>
      <text:p text:style-name="P145">… Алекс терпеливо подождал, пока я прекращу ржать.</text:p>
      <text:p text:style-name="P145"/>
      <text:p text:style-name="P14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145"/>
      <text:p text:style-name="P145">Я покачал головой.</text:p>
      <text:p text:style-name="P14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45"/>
      <text:p text:style-name="P145">Алекс долго молчал. </text:p>
      <text:p text:style-name="P145">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45"/>
      <text:p text:style-name="P14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4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45"/>
      <text:p text:style-name="P145">Я сжал кулаки и встал. Дверь отворилась и заглянул Лысый. Алекс отрицательно мотнул ему головой.</text:p>
      <text:p text:style-name="P145">- Всё в порядке. Мы общаемся.</text:p>
      <text:p text:style-name="P145"/>
      <text:p text:style-name="P145"><text:soft-page-break/>Дверь закрылась. Я сел и отвернулся к окну.</text:p>
      <text:p text:style-name="P145"/>
      <text:p text:style-name="P14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45"/>
      <text:p text:style-name="P14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45"/>
      <text:p text:style-name="P145">- В разумных пределах, говоришь?</text:p>
      <text:p text:style-name="P145">- В разумных.</text:p>
      <text:p text:style-name="P145">- А забор будет?</text:p>
      <text:p text:style-name="P145">- Да. Забор убрать не проси. Это невозможно, Дед. Это за пределами разумного. Будет и забор, и вооружённая охрана. Даже не мысли о побеге.</text:p>
      <text:p text:style-name="P145">- Понятно.</text:p>
      <text:p text:style-name="P145"/>
      <text:p text:style-name="P125">Я решил схитрить. Просто из интереса. Кроме него, больше ловить тут было нечего.</text:p>
      <text:p text:style-name="P125"/>
      <text:p text:style-name="P12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25"/>
      <text:p text:style-name="P12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25"/>
      <text:p text:style-name="P12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2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25"><text:soft-page-break/>- Дед, - мягко остановил меня Алекс. - не надо. Не даешь мне помечтать, жестокий человек…</text:p>
      <text:p text:style-name="P125"/>
      <text:p text:style-name="P125">Выплюнув жвачку в салфетку и аккуратно препроводив бумажный шарик в ведро, Алекс печально развёл руками.</text:p>
      <text:p text:style-name="P12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45">- Разумеется, знал, - отдался воспоминаниям и я. - Это ж от идеи, что партнёра по бизнесу можно уничтожить физически, у Нэша поехала крыша.</text:p>
      <text:p text:style-name="P145">-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4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45"/>
      <text:p text:style-name="P145">Алекс скучающе завёл глаза.</text:p>
      <text:p text:style-name="P14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45"/>
      <text:p text:style-name="P145">Алекс посмотрел на часы, нахмурился и продолжил.</text:p>
      <text:p text:style-name="P145">-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145"/>
      <text:p text:style-name="P145">- Ну-ну. Ты очень убедительно рассказываешь, я проникся. Но ты так и не ответил на мой вопрос,- напомнил я ему. Разговор начал мне надоедать.</text:p>
      <text:p text:style-name="P145"/>
      <text:p text:style-name="P145">Мой бывший босс всё понял. Всё же проницательности ему было не занимать. Он бросил на меня злой взгляд, но тем не менее, начал</text:p>
      <text:p text:style-name="P145"/>
      <text:p text:style-name="P145"><text:soft-page-break/>-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45"/>
      <text:p text:style-name="P145">-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45"/>
      <text:p text:style-name="P145">Я оборвал смех.</text:p>
      <text:p text:style-name="P14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45"/>
      <text:p text:style-name="P145">- Ладно, я уже вижу, что теряю время, - поднялся Алекс. - Очень жаль. Если ты передумаешь, просто сообщи, что хочешь позвонить мне. Тебя соединят в любое время.</text:p>
      <text:p text:style-name="P145"/>
      <text:p text:style-name="P145">Алекс пошёл к выходу. У двери он замялся и вдруг обернулся.</text:p>
      <text:p text:style-name="P145">- Самое страшное – это то, что ты до сих пор считаешь себя нормальным. - грустно улыбнулся Алекс. - <text:s/>Человеком. Мне реально страшно это видеть. И всем нам – остальные наблюдали по интеркому.</text:p>
      <text:p text:style-name="P145"/>
      <text:p text:style-name="P145">- Что?</text:p>
      <text:p text:style-name="P145"/>
      <text:p text:style-name="P145">- Дедлайн, ты собираешь узор из восьми кубиков по картинке за пару секунд. При этом ещё успеваешь инвертировать цвета.</text:p>
      <text:p text:style-name="P145"/>
      <text:p text:style-name="P145">Алекс вышел.</text:p>
      <text:p text:style-name="P151"><text:line-break/>~~~</text:p>
      <text:p text:style-name="P201"/>
      <text:p text:style-name="P201">… Стражница напротив вот уже полчаса молча сверлит меня взглядом. </text:p>
      <text:p text:style-name="P20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01"/>
      <text:p text:style-name="P201">Я тайком смотрю на своё отражение в зеркальце, висящем на шее этой мрачной зебры. Нифига, лоб чистый, никаких каракулей не наблюдается.</text:p>
      <text:p text:style-name="P201"><text:soft-page-break/></text:p>
      <text:p text:style-name="P201">- А можно..? - наконец, начинаю я.</text:p>
      <text:p text:style-name="P201">- Нельзя, - оборывает зебра. - Зеррика сама выйдет, когда закончит.</text:p>
      <text:p text:style-name="P201"/>
      <text:p text:style-name="P201">Подчёркивая сказанное, стражница перекрывает вход в палатку копьём.</text:p>
      <text:p text:style-name="P201"/>
      <text:p text:style-name="P201">Проклятье на твою голову, Хум, если ты неделю не замечал, что Джет <text:span text:style-name="T8">гнила </text:span><text:span text:style-name="T12">живьём</text:span>! Если бы ты догадался стянуть с неё это чёртово одеяло! Если бы догадался об источнике тошнотворного запаха! Если бы…</text:p>
      <text:p text:style-name="P201"/>
      <text:p text:style-name="P201">Джет до последнего момента казалась мне сделаной из железа — может быть, именно поэтому я не догадался о том, что с ней происходит что-то плохое. </text:p>
      <text:p text:style-name="P20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01">Я закрываю глаза, пытаясь вспомнить… </text:p>
      <text:p text:style-name="P201"/>
      <text:p text:style-name="P203">***</text:p>
      <text:p text:style-name="P201"/>
      <text:p text:style-name="P201">.</text:p>
      <text:p text:style-name="P201">.</text:p>
      <text:p text:style-name="P201">.</text:p>
      <text:p text:style-name="P201">СИЯНИЕ</text:p>
      <text:p text:style-name="P201">.</text:p>
      <text:p text:style-name="P201">Кто я?</text:p>
      <text:p text:style-name="P201">.</text:p>
      <text:p text:style-name="P201">Где я?</text:p>
      <text:p text:style-name="P201">.</text:p>
      <text:p text:style-name="P201">Где все?</text:p>
      <text:p text:style-name="P201">.</text:p>
      <text:p text:style-name="P201">Чувствую прикосновение. Что-то энергично тормошит меня. Слышу приглушенное бормотание.</text:p>
      <text:p text:style-name="P201">.</text:p>
      <text:p text:style-name="P231">Я открываю глаза и вижу фигуру в голубом.</text:p>
      <text:p text:style-name="P137"><text:soft-page-break/></text:p>
      <text:p text:style-name="P137">- Быстро! За мной! - торопливо шепчет мне она.</text:p>
      <text:p text:style-name="P137">Я послушно ползу среди костей и раздавленных черепов за голубой пони… Пони? Какой ещё, к дьяволу, пони?</text:p>
      <text:p text:style-name="P137">- Пегаской! - шипит, оборачиваясь, она.</text:p>
      <text:p text:style-name="P138"/>
      <text:p text:style-name="P137">Видно, последние слова я произнёс вслух. И, да, теперь я замечаю у поняхи два аккуратно сложенных на спине крыла. Лёгкие пластинчатые доспехи плотно облегают её грудь и бока.</text:p>
      <text:p text:style-name="P137">Черепа… Кости… Пегаска в броне… Чушь какая-то!</text:p>
      <text:p text:style-name="P137"/>
      <text:p text:style-name="P13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37"/>
      <text:p text:style-name="P137">- Какого чё…?!!</text:p>
      <text:p text:style-name="P13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37">- Появится кто? - спросил я, потирая ушибленную о каменный свод макушку.</text:p>
      <text:p text:style-name="P137"/>
      <text:p text:style-name="P13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37"/>
      <text:p text:style-name="P137">Я пригнулся к уху поньки и еле слышно прошептал:</text:p>
      <text:p text:style-name="P137">- Кто это?</text:p>
      <text:p text:style-name="P137">- Агамемнон, - так же, едва шевеля губами, прошептала поняха. - Он сегодня голодный - остался без обеда. И у него хороший слух.</text:p>
      <text:p text:style-name="P137"/>
      <text:p text:style-name="P137">Я снова почесал ушибленный лоб.</text:p>
      <text:p text:style-name="P137">- Мне это имя вообще ничего не говорит.</text:p>
      <text:p text:style-name="P137"/>
      <text:p text:style-name="P137">Пегаска критически осмотрела меня.</text:p>
      <text:p text:style-name="P13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37"/>
      <text:p text:style-name="P139"><text:soft-page-break/>Пегаска попробовала было потрогать меня в паху, но я с возмущением отбросил её копыто.</text:p>
      <text:p text:style-name="P139"/>
      <text:p text:style-name="P13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7"/>
      <text:p text:style-name="P137">От беспокойной возни снаружи скала задрожала. Кто-то шумно зевнул и с металлическим скрежетом почесался.</text:p>
      <text:p text:style-name="P137"/>
      <text:p text:style-name="P137">- Так откуда ты? - пытливо спросила поняха.</text:p>
      <text:p text:style-name="P13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7">Я закрыл глаза и сосредоточился…</text:p>
      <text:p text:style-name="P201">…</text:p>
      <text:p text:style-name="P201">- Не помню.</text:p>
      <text:p text:style-name="P201">- Что? - удивилась поняха. - Не помнишь, где твой дом?</text:p>
      <text:p text:style-name="P201">- Нет.</text:p>
      <text:p text:style-name="P201">- А как попал в гнездо Агамемнона — помнишь?</text:p>
      <text:p text:style-name="P201">- Нет.</text:p>
      <text:p text:style-name="P201">- А кто ты — помнишь?</text:p>
      <text:p text:style-name="P201">- Нет.</text:p>
      <text:p text:style-name="P137"><text:span text:style-name="T31">- Ну и ну. Ни в жизнь ещё таких чудаков не встречала. - покачала головой пегаска. - Ты не обижайся, но ты <text:s/>мозгами напоминаешь мне </text:span><text:span text:style-name="T32">полугодовалого жеребёнка</text:span><text:span text:style-name="T31">. То есть, вообще не </text:span><text:span text:style-name="T32">паришь</text:span><text:span text:style-name="T31"> по жизни. Хотя, на вид, взрослый. Как ты, вообще, дожил до своих лет, если не помнишь ничего?</text:span></text:p>
      <text:p text:style-name="P20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0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01">- Следующий? - я мучительно пытался ухватить логическую нить. - А кто предыдущий?</text:p>
      <text:p text:style-name="P20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01">Пегаска склонила шею и я увидел огромную шишку с кровоподтёком на затылке поняхи.</text:p>
      <text:p text:style-name="P20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01"><text:soft-page-break/></text:p>
      <text:p text:style-name="P13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37"/>
      <text:p text:style-name="P13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37"/>
      <text:p text:style-name="P137">…</text:p>
      <text:p text:style-name="P137">СИЯНИЕ</text:p>
      <text:p text:style-name="P201">…</text:p>
      <text:p text:style-name="P137"><text:span text:style-name="T34">Оно п</text:span><text:span text:style-name="T31">овсюду. </text:span><text:span text:style-name="T34">Нет верха и низа, нет направлений и расстояний. Нет м</text:span><text:span text:style-name="T31">ыслей. Нет чувств. Нет времени. Есть только бесконечное сияние…</text:span></text:p>
      <text:p text:style-name="P201">.</text:p>
      <text:p text:style-name="P201">Кто я?</text:p>
      <text:p text:style-name="P201">.</text:p>
      <text:p text:style-name="P201">Где я?</text:p>
      <text:p text:style-name="P201">.</text:p>
      <text:p text:style-name="P13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37">Внезапно фигура как будто наклоняется ко мне и почти выкрикивает фразу. Видение рушится, но фраза впечатывается в память:</text:p>
      <text:p text:style-name="P137">- ИДИ В ДРОГОНШТЕРН!</text:p>
      <text:p text:style-name="P137"/>
      <text:p text:style-name="P137">…</text:p>
      <text:p text:style-name="P137"/>
      <text:p text:style-name="P137">- Я ВСПОМНИЛ! ВСПОМНИЛ! ДРОГОНШТЕРН!!! - я хлопнул себя по лбу. - Мне нужно попасть в Дрогонштерн!</text:p>
      <text:p text:style-name="P137"/>
      <text:p text:style-name="P137">Поняха закатила глаза и стукнулась лбом о камень.</text:p>
      <text:p text:style-name="P137">- <text:span text:style-name="T39">Я ЖЕ ПРЕДУПРЕЖДАЛА, ПОТИШЕ!!!</text:span> - заорала понька. - Что за тупой <text:span text:style-name="T8">индивид</text:span> попался!</text:p>
      <text:p text:style-name="P137"/>
      <text:p text:style-name="P137">Снаружи беспокойно завозились, что-то неразборчиво запыхтели и внезапно валун, под которым мы прятались, вознёсся над нашими головами.</text:p>
      <text:p text:style-name="P137"><text:soft-page-break/>Поняха бросилась на меня, сбив с ног и закрыв телом и крыльями.</text:p>
      <text:p text:style-name="P137"/>
      <text:p text:style-name="P13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7">- А как же ты? Он же съест тебя?</text:p>
      <text:p text:style-name="P137">- Не беспокойся, я в последний момент извернусь и улечу. Действуй!</text:p>
      <text:p text:style-name="P137"/>
      <text:p text:style-name="P13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37"/>
      <text:p text:style-name="P137">- <text:span text:style-name="T39">ВИЖУ СБЕЖАВШИЙ ВЧЕРАШНИЙ ОБЕД. ЕЩЁ НЕ ПРОТУХ. ХОРОШО.</text:span></text:p>
      <text:p text:style-name="P141"/>
      <text:p text:style-name="P142">- Ну так и жри, пока не скисло! - заорала поняха, повернув к нему голову.</text:p>
      <text:p text:style-name="P142"/>
      <text:p text:style-name="P142">- <text:span text:style-name="T39">ОН ЕЩЁ И РУГАЕТСЯ,</text:span> - недовольно заметил дракон. - <text:span text:style-name="T39">СЛИШКОМ СЫРОЙ</text:span>. <text:span text:style-name="T39">НАДО ПРОЖАРИТЬ.</text:span></text:p>
      <text:p text:style-name="P142">Внезапно он открыл пасть и к нам устремился поток зелёного пламени.</text:p>
      <text:p text:style-name="P142">Пегаска пискнула и прижалась ко мне покрепче. Я завороженно смотрел навстречу гибели…</text:p>
      <text:p text:style-name="P142"/>
      <text:p text:style-name="P14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42"/>
      <text:p text:style-name="P142">- Бежим! - пегаска вскочила и указала направление. Я припустил со всех ног. Безумие последнего часа выбило из меня способность мыслить.</text:p>
      <text:p text:style-name="P142"/>
      <text:p text:style-name="P142">… И потому я остановился у края пропасти, руководствуясь исключительно рефлексами.</text:p>
      <text:p text:style-name="P142">Пару камешек сорвалось у меня из-под ноги и скрылось в голубоватой дымке. Я перевёл дух.</text:p>
      <text:p text:style-name="P142"/>
      <text:p text:style-name="P142">- Почему остановился?!! Прыгай! - пегаска остановилась рядом и указала копытом прямо вниз. - Прыгай, если хочешь жить!</text:p>
      <text:p text:style-name="P142"><text:s/></text:p>
      <text:p text:style-name="P142"><text:span text:style-name="T39">- НЕНАВИЖУ ПОНЯЧЬЮ МАГИЮ! НЕ ВЫНОШУ ПОНИ!!! ВИДЕТЬ ИХ БОЛЬШЕ НЕ ХОЧУ В СВОЁМ ГНЕЗДЕ!</text:span> - орал Агамемнон, протирая глаза.</text:p>
      <text:p text:style-name="P142"><text:soft-page-break/></text:p>
      <text:p text:style-name="P142">Я молча стоял и смотрел вниз, хлопая глазами. </text:p>
      <text:p text:style-name="P142">Пегаска всё поняла. Она присела, как будто готовясь к прыжку. Я сделал маленький шажок назад, не желая прыгать.</text:p>
      <text:p text:style-name="P14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42"/>
      <text:p text:style-name="P14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42">Довольно скоро я оказался в захвате передних ноги пегаски и к моим воплям присоединился её протяжный визг.</text:p>
      <text:p text:style-name="P142">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39">…</text:p>
      <text:p text:style-name="P138"/>
      <text:p text:style-name="P123">- Да ты совсем чокнулась, коняга долбанутая! - заорал я, как только вынырнул, - я же мог разбиться!!!</text:p>
      <text:p text:style-name="P12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2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23"/>
      <text:p text:style-name="P123">Пегаска сникла.</text:p>
      <text:p text:style-name="P123">- Не могла…</text:p>
      <text:p text:style-name="P123">Она молча, не попытавшись смахнуть воду, отвернулась и развернула крыло. Где-то на половине длины второго сустава оно безжизненно свисало под неестественным углом.</text:p>
      <text:p text:style-name="P123">- Если бы могла летать - не задержалась бы в гнезде Агамемнона… Сломала вчера на вираже, когда уходила от погони.</text:p>
      <text:p text:style-name="P123"/>
      <text:p text:style-name="P123">У меня пересохло в горле.</text:p>
      <text:p text:style-name="P123"><text:span text:style-name="T6">- А как же..? Ох… - я хотел было спросить, </text:span><text:span text:style-name="T7">как она планировала уходить от Агамемнона</text:span><text:span text:style-name="T6">, но запнулся.</text:span></text:p>
      <text:p text:style-name="P137"/>
      <text:p text:style-name="P137">Иногда ты довольно туго соображаешь, чувак! Жертвенность этой пони заслуживает большей награды, чем ты можешь дать сейчас.</text:p>
      <text:p text:style-name="P137"/>
      <text:p text:style-name="P137">Я примирительно потрепал пегаску по голубой гриве и неумело погладил по крупу, стряхивая воду.</text:p>
      <text:p text:style-name="P137">- Извини, подруга. Я ступил.</text:p>
      <text:p text:style-name="P137"><text:soft-page-break/></text:p>
      <text:p text:style-name="P123">Та немедленно повернулась и по улыбке во всю ширину мордахи я понял, что прощён.</text:p>
      <text:p text:style-name="P123"/>
      <text:p text:style-name="P12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3">- Да уж, - я поёжился, - твой дедушка тобой гордился бы.</text:p>
      <text:p text:style-name="P12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3"/>
      <text:p text:style-name="P123">Я присвистнул.</text:p>
      <text:p text:style-name="P123">- Фигасе у тебя был дедуля. Как ты вообще выжила?</text:p>
      <text:p text:style-name="P123">Пегаска смутилась.</text:p>
      <text:p text:style-name="P12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23"><text:line-break/>Я попытался подбодрить лошадку и похлопал её по шее.</text:p>
      <text:p text:style-name="P123">- Не грусти. Крыло заживёт и ты снова будешь летать наперегонки с дедом! Или падать – что больше нравится.</text:p>
      <text:p text:style-name="P123"/>
      <text:p text:style-name="P123">У пегаски задрожали губы и уголки глаз подозрительно заблестели.</text:p>
      <text:p text:style-name="P123">- Не получится. Никогда-никогда. Он однажды улетел разгонять грозу и в облаке на полной скорости врезался в гору.</text:p>
      <text:p text:style-name="P123"/>
      <text:p text:style-name="P123">Да уж, чувак, ты умеешь утешать!</text:p>
      <text:p text:style-name="P123"/>
      <text:p text:style-name="P123">Я снова погладил пегаску. Та в ответ неожиданно сильно прижалась ко мне, помогая себе передней ногой.</text:p>
      <text:p text:style-name="P123">- Ай! - я свободной рукой отстранил поняху.</text:p>
      <text:p text:style-name="P123">- И-извини… Я расклеилась. Мне нужно было утешиться. Я думала, ты меня поймешь, - пробормотала пегаска и отвернулась.</text:p>
      <text:p text:style-name="P123">- Да нет, не в том дело.</text:p>
      <text:p text:style-name="P123"/>
      <text:p text:style-name="P123">Я полез рукой под рубашку, нашаривая колющий грудь предмет.</text:p>
      <text:p text:style-name="P123"/>
      <text:p text:style-name="P123"><text:soft-page-break/>- Ого! Что за хрень?</text:p>
      <text:p text:style-name="P123"/>
      <text:p text:style-name="P12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23"/>
      <text:p text:style-name="P12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23">- Естественно, не пегасье. Это моё украшение. Знать бы только, как оно у меня оказалось!</text:p>
      <text:p text:style-name="P123"/>
      <text:p text:style-name="P123">Я попытался снять цепочку, но не смог взять её в руку. Золотистое сияние охватило мою шею и мягко оттолкнуло руку прочь.</text:p>
      <text:p text:style-name="P123"/>
      <text:p text:style-name="P123">- Чего-о-о?!! Не понял!</text:p>
      <text:p text:style-name="P123"/>
      <text:p text:style-name="P12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23"/>
      <text:p text:style-name="P123">- Кажется, я понимаю, что спасло нас от Агамемнона!</text:p>
      <text:p text:style-name="P123">- Эмм… Ты?</text:p>
      <text:p text:style-name="P123"/>
      <text:p text:style-name="P123">Пегаска ткнула копытом в украшение. Золотое свечение остановило её ногу в сантиметре от моей груди.</text:p>
      <text:p text:style-name="P123"/>
      <text:p text:style-name="P123">- Я не о том. Вот то золотое марево, которое защитило нас от пламени дракона – это её копыт дело!</text:p>
      <text:p text:style-name="P123">- Её? - я почесал в затылке, - Тогда уже его. Украшение – оно. Блин, щекочется – а я даже снять его не могу!</text:p>
      <text:p text:style-name="P123">- Её. <text:s/>Украшение – кобылка, - растолковала пегаска. - Это тебе любой пони скажет.</text:p>
      <text:p text:style-name="P123"/>
      <text:p text:style-name="P12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3">Я вздохнул и спрятал кулон обратно под рубаху.</text:p>
      <text:p text:style-name="P123"/>
      <text:p text:style-name="P123">- В общем, попытка номер два.</text:p>
      <text:p text:style-name="P123">- Ась? - недоумённо спросила пегаска.</text:p>
      <text:p text:style-name="P123"><text:soft-page-break/></text:p>
      <text:p text:style-name="P123">Я в ответ осторожно, не касаясь повреждённого крыла, обнял её и прижал к себе покрепче.</text:p>
      <text:p text:style-name="P123">- Спасибо, что спасла меня. Серьёзно.</text:p>
      <text:p text:style-name="P123"/>
      <text:p text:style-name="P123">Я так и почувствовал, как расслабляется в моих руках поняха, буквально упёршись в меня грудью и положив голову на плечо.</text:p>
      <text:p text:style-name="P123">- Друзья зовут меня Джет.</text:p>
      <text:p text:style-name="P123">- Здорово, Джет! А меня зовут… Эмм…</text:p>
      <text:p text:style-name="P123"/>
      <text:p text:style-name="P123">Блин! Похоже, это ещё одна вещь, которую я не помню.</text:p>
      <text:p text:style-name="P123"/>
      <text:p text:style-name="P123">- Называй меня… Эээ… Хуман! Хуман из племени Хомо Сапиенсов.</text:p>
      <text:p text:style-name="P123">- Привет, Хуман! - пегаска с улыбкой отстранилась и потрясла мою руку, зажав её между копыт.</text:p>
      <text:p text:style-name="P123">- Привет, Джет!</text:p>
      <text:p text:style-name="P123">- Привет, красавчики!</text:p>
      <text:p text:style-name="P125"/>
      <text:p text:style-name="P145">Мы обернулись на голос и узрели с полдюжины копий, чуть ли не уткнувшихся нам в носы…</text:p>
      <text:p text:style-name="P145"/>
      <text:p text:style-name="P151">***</text:p>
      <text:p text:style-name="P125"/>
      <text:p text:style-name="P145">- Хуман из Хомо Сапиенсов! - возвращает меня к реальности гортанный голос полосатой целительницы, - Ты можешь войти. Пегаска нуждается в тебе.</text:p>
      <text:p text:style-name="P145"/>
      <text:h text:style-name="P241" text:outline-level="2">3.5</text:h>
      <text:p text:style-name="P2"/>
      <text:p text:style-name="P86">(обмен)</text:p>
      <text:p text:style-name="P28"><text:span text:style-name="T156">День третий - </text:span>Выборы в сенат (и победа партии стороннков плоской Эквестрии)</text:p>
      <text:p text:style-name="P28"/>
      <text:h text:style-name="P240" text:outline-level="2">4</text:h>
      <text:p text:style-name="P145"/>
      <text:p text:style-name="P21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10"><text:soft-page-break/>…сссшшш… военные расходы стали максимальными за всю историю наблюдения – говорится в ежегодном отчёте международной …шшш… </text:p>
      <text:p text:style-name="P210">…хррршшш… заступил на дежурство девятнадцатый дивизион ПВО дальнего …шшшсссссшшш… </text:p>
      <text:p text:style-name="P210"/>
      <text:p text:style-name="P145">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145"/>
      <text:p text:style-name="P210">…шшсссшш… очередное заседание ООН, посвящённое предотвращению эскалации конфликта …хрр…</text:p>
      <text:p text:style-name="P21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1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10"/>
      <text:p text:style-name="P14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45"/>
      <text:p text:style-name="P139">Близилось время обеда. Я пожал плечами и побрёл в столовку.</text:p>
      <text:p text:style-name="P139"/>
      <text:p text:style-name="P139">…</text:p>
      <text:p text:style-name="P139"/>
      <text:p text:style-name="P13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145"/>
      <text:p text:style-name="P145">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145"><text:soft-page-break/></text:p>
      <text:p text:style-name="P145">-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145"/>
      <text:p text:style-name="P145">Диоген прервался, запив булку компотом. Вытерев рот рукавом и высморкавшись в салфетку, он продолжил.</text:p>
      <text:p text:style-name="P145"/>
      <text:p text:style-name="P145">-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5"/>
      <text:p text:style-name="P14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45"/>
      <text:p text:style-name="P14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5"/>
      <text:p text:style-name="P150">Диоген вытер тарелку куском булки, после чего, <text:span text:style-name="T88">внимательно</text:span> исследовал <text:span text:style-name="T88">сквозь стекляшки очков </text:span>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45"/>
      <text:p text:style-name="P14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45"/>
      <text:p text:style-name="P14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text:span text:style-name="T88">скользит</text:span> по столу, набирая скорость.</text:p>
      <text:p text:style-name="P145">Крошка не двигалась.</text:p>
      <text:p text:style-name="P145">Я закрыл глаза, прижал пальцы рук к вискам и представил, как крошка поднимается в воздух и…</text:p>
      <text:p text:style-name="P145"><text:soft-page-break/></text:p>
      <text:p text:style-name="P145">- Ты чего? У тебя что, голова болит? - Диоген встревожено тряс меня за плечо. - Хочешь леденец? Барбарисовый! Я вчера у Крыса выменял за сигарету.</text:p>
      <text:p text:style-name="P145"/>
      <text:p text:style-name="P145">Я открыл глаза. На месте крошки покоился локоть Диогена. Сам он участливо совал мне под нос леденец.</text:p>
      <text:p text:style-name="P14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45"/>
      <text:p text:style-name="P145">- Нет, всё в порядке, продолжай.</text:p>
      <text:p text:style-name="P145">-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88">всего через одну волну </text:span>в мире-отражении это могут быть гориллы. Или, скажем, в очень дальнем отражении – <text:span text:style-name="T88">через десять волн -</text:span>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45">Я вытер брызги слюны Диогена со лба.</text:p>
      <text:p text:style-name="P145"/>
      <text:p text:style-name="P145">- А война? - я отчаянно искал повод свалить в палату. Мне хотелось спать.</text:p>
      <text:p text:style-name="P145">- Что – война?</text:p>
      <text:p text:style-name="P145">- Если у нас произойдёт война – случится ли война в отражении? <text:span text:style-name="T88">Скажем, вот в том, далёком – через десять волн?</text:span></text:p>
      <text:p text:style-name="P145">-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text:span text:style-name="T88">Десять волн? </text:span>Я вот прямо сейчас займусь расчётами…</text:p>
      <text:p text:style-name="P145"/>
      <text:p text:style-name="P14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45"><text:soft-page-break/></text:p>
      <text:p text:style-name="P145">…</text:p>
      <text:p text:style-name="P145"/>
      <text:p text:style-name="P145">- Дедлайн, танцуй! - судья Дредд окликнул меня на входе в палату.</text:p>
      <text:p text:style-name="P145"/>
      <text:p text:style-name="P145">Я повернул голову.</text:p>
      <text:p text:style-name="P145"/>
      <text:p text:style-name="P145">- Ты же не хотел переезжать в четвёртую палату? Так вот, перевод отменяется. Остаёшься в третьей своих пауков разводить.</text:p>
      <text:p text:style-name="P145"/>
      <text:p text:style-name="P145">“Неужто Алекс замолвил за меня словечко?” - пронеслось у меня в мыслях. - “Расстались мы с ним не на хорошей ноте. Что он потребует взамен?”</text:p>
      <text:p text:style-name="P145">- Да не смотри ты на меня, как кролик на удава! - отмахнулся Дредд, - новенький умер. Сегодня утром. Я как раз на утреннем осмотре был.</text:p>
      <text:p text:style-name="P145"/>
      <text:p text:style-name="P145">У меня перехватило дыхание.</text:p>
      <text:p text:style-name="P145"/>
      <text:p text:style-name="P145">- От чего он умер?</text:p>
      <text:p text:style-name="P14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45"/>
      <text:p text:style-name="P151">***</text:p>
      <text:p text:style-name="P145"/>
      <text:p text:style-name="P145">- Джет… - шепчу я тихонько.</text:p>
      <text:p text:style-name="P145"/>
      <text:p text:style-name="P145">Комок под серым пледом слабо шевелится.</text:p>
      <text:p text:style-name="P145"/>
      <text:p text:style-name="P145">- Она очень слаба. Разговаривай с ней не более четверти часа, Хуман из Хомо Сапиенсов. Время пошло.</text:p>
      <text:p text:style-name="P145"/>
      <text:p text:style-name="P145">Зеррика ставит на полку возле кровати песочные часы и выходит.</text:p>
      <text:p text:style-name="P145"/>
      <text:p text:style-name="P145">- Джет!</text:p>
      <text:p text:style-name="P145"><text:soft-page-break/>Из-под одеяла высовывается копыто и затаскивает мою руку под одеяло. К руке прижимается что-то тёплое и влажное.</text:p>
      <text:p text:style-name="P145">Я осторожно стаскиваю одеяло с пегаски. Та лежит на животе, вся спина перебинтована. Джет прижимает мою руку к заплаканной щеке.</text:p>
      <text:p text:style-name="P145"/>
      <text:p text:style-name="P14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45"/>
      <text:p text:style-name="P145">Я ногой придвигаю к кровати стул и сажусь на него. Свободной рукой треплю пегаску между ушами.</text:p>
      <text:p text:style-name="P145"/>
      <text:p text:style-name="P14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45"><text:s/></text:p>
      <text:p text:style-name="P14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45"/>
      <text:p text:style-name="P14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45"/>
      <text:p text:style-name="P145">-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45"/>
      <text:p text:style-name="P145">Я шутливо сжимаю её нос. </text:p>
      <text:p text:style-name="P145"/>
      <text:p text:style-name="P14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45">- Это уже мои проблемы.</text:p>
      <text:p text:style-name="P145">- <text:s/>Зато я отлично умею готовить гороховый суп. Кстати, а что такое “суицид”? - спрашивает пегаска сонным голосом и зевает.</text:p>
      <text:p text:style-name="P145"/>
      <text:p text:style-name="P145">Я задумываюсь. В полумраке палатки тускло блестят доспехи Джет, сваленные кучей в углу.</text:p>
      <text:p text:style-name="P14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45"><text:soft-page-break/></text:p>
      <text:p text:style-name="P145">- Хррр… я поняла… я буду бороться до конца… Хум… хррр…</text:p>
      <text:p text:style-name="P145"/>
      <text:p text:style-name="P145">- Хуман из Хомо Сапиенсов! Пора заканчивать визит.</text:p>
      <text:p text:style-name="P145"/>
      <text:p text:style-name="P145">Полог палатки раздвигается и Зеррика показывает мне копытом на часы, в которых пересыпаются последние песчинки.</text:p>
      <text:p text:style-name="P145">Я осторожно высвобождаю руку из захвата спящей Джет и поправляю ей одеяло.</text:p>
      <text:p text:style-name="P145"/>
      <text:p text:style-name="P145">- Когда она встанет на ноги?</text:p>
      <text:p text:style-name="P145">- Н<text:span text:style-name="T8">едели </text:span>будет достаточно, Хуман. Пегасы - крепкие создания. Ты можешь оставаться с нами до её выздоровления.</text:p>
      <text:p text:style-name="P145">- Спасибо вам. За всё. За Джет.</text:p>
      <text:p text:style-name="P145"/>
      <text:p text:style-name="P145">Зебра косит на меня изумрудным глазом.</text:p>
      <text:p text:style-name="P145"/>
      <text:p text:style-name="P14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45"/>
      <text:p text:style-name="P145">Я неверяще смотрю на Зеррику.</text:p>
      <text:p text:style-name="P145"/>
      <text:p text:style-name="P145">- Вы знали, что у Джет отвалится крыло и я буду мешать ей прыгнуть с обрыва?</text:p>
      <text:p text:style-name="P145"/>
      <text:p text:style-name="P145">Зебра смущается.</text:p>
      <text:p text:style-name="P145"/>
      <text:p text:style-name="P145">-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45">- Что за миссия? Я не то, что какую-то миссию – я не знаю даже, как меня зовут!</text:p>
      <text:p text:style-name="P145"/>
      <text:p text:style-name="P145">Зеррика сочувствующе кивает.</text:p>
      <text:p text:style-name="P145"/>
      <text:p text:style-name="P14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45"><text:soft-page-break/></text:p>
      <text:p text:style-name="P145">…</text:p>
      <text:p text:style-name="P145"/>
      <text:p text:style-name="P14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45"/>
      <text:p text:style-name="P145">- А, Большой М’боно! - приветствует меня Сенбе скрипучим голосом. - Заходи. Сенбе ждал тебя.</text:p>
      <text:p text:style-name="P145"/>
      <text:p text:style-name="P145">Зебра указывает копытом на мешок рядом. Я присаживаюсь. Зеррика почтительно склоняет голову перед старейшиной и <text:span text:style-name="T50">выходит из палатки</text:span>. Ящерица не мигая <text:s/>смотрит на нас из-под потолка.</text:p>
      <text:p text:style-name="P145"/>
      <text:p text:style-name="P145">- Почему ты зовёшь меня “Большой М’боно”? О какой ещё миссии вы говорите? Что ты узнал о мне прошлой весной? Каким хером я тут очутился? Кто я <text:span text:style-name="T50">такой</text:span>, чёрт меня подери <text:span text:style-name="T50">на мальтийский крест</text:span>?</text:p>
      <text:p text:style-name="P145"/>
      <text:p text:style-name="P145">Сенбе поднимает копыто, останавливая поток сознания.</text:p>
      <text:p text:style-name="P145"/>
      <text:p text:style-name="P145">- Слишком много вопросов для старого <text:span text:style-name="T50">шамана</text:span>. Большой М’боно слишком молод и зол. Совсем как Сенбе, когда он сам был молод, - с<text:span text:style-name="T50">тарейшина </text:span>усмехнулся. <text:span text:style-name="T50">- Сенбе прочитает тебе то, что сам узнал полгода назад во сне. Не спрашивай ни о чём сверх того. Сенбе не ответит — сам не знает.</text:span></text:p>
      <text:p text:style-name="P128">&lt;расписать больше быта у Сенбе&gt;</text:p>
      <text:p text:style-name="P21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45"/>
      <text:p text:style-name="P151">***</text:p>
      <text:p text:style-name="P156">&lt;<text:span text:style-name="T9">ывкпвпекываукпеыварпевыаерпкув</text:span>&gt;</text:p>
      <text:p text:style-name="P214"/>
      <text:p text:style-name="P154">***</text:p>
      <text:p text:style-name="P153"/>
      <text:p text:style-name="P155">Сенбе захлопывает книгу.</text:p>
      <text:p text:style-name="P155"/>
      <text:p text:style-name="P155">- Большой Мбоно <text:span text:style-name="T57">доволен</text:span>? Сенбе ответил на твои вопросы?</text:p>
      <text:p text:style-name="P155">- Вполне, - <text:span text:style-name="T56">с каменным лицом </text:span>говорю я.</text:p>
      <text:p text:style-name="P155"><text:soft-page-break/>- <text:span text:style-name="T55">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span></text:p>
      <text:p text:style-name="P155"/>
      <text:h text:style-name="P241" text:outline-level="2">4.5</text:h>
      <text:p text:style-name="P2"/>
      <text:p text:style-name="P86"/>
      <text:p text:style-name="P27">День <text:span text:style-name="T156">четвёртый</text:span> – Эквестрийский атомный проект . путч лордов-сторонников плоской Эквестрии (Селестии <text:s/><text:span text:style-name="T157">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158">т</text:span>лива, что у неё есть <text:span text:style-name="T159">помощник - </text:span>Анон</text:p>
      <text:p text:style-name="P10"><text:span text:style-name="T160">(</text:span><text:span text:style-name="T15">Анон просыпается злой и недовольный утром – один в постели. Всё утро он ноет, пока не окончен королевский приём. Он вваливается к Селестии.</text:span><text:span text:style-name="T160">)</text:span></text:p>
      <text:p text:style-name="P10"/>
      <text:p text:style-name="P16">Я ввалился в приёмную. Голова аликорницы покоилась на столе, глаза были закрыты. <text:span text:style-name="T161">При стуке двери лишь чуть дёрнулось ухо.</text:span></text:p>
      <text:p text:style-name="P16">- <text:span text:style-name="T162">Сел, меня волнует состояние наших отношений в последнее время, - начал я издалека.</text:span></text:p>
      <text:p text:style-name="P16">- <text:span text:style-name="T162">Да? - пробормотала аликорница не открывая глаз.</text:span></text:p>
      <text:p text:style-name="P17"/>
      <text:p text:style-name="P17">Тут что-то не так, Анон!</text:p>
      <text:p text:style-name="P17"/>
      <text:p text:style-name="P10">- Как ты могла <text:span text:style-name="T163">вчера</text:span> заснуть во время секса?!! - <text:span text:style-name="T164">я возмущенно уставился на аликорницу.</text:span></text:p>
      <text:p text:style-name="P16">Селестия открыла один глаз и страдальчески улыбнулась.</text:p>
      <text:p text:style-name="P16">- Не принимай это на свой счёт, Анон. Мне очень хотелось спать. <text:span text:style-name="T165">Борьба с собственным сенатом отнимает все силы. Я обещаю исправиться после принятия закона о </text:span><text:span text:style-name="T38">двойном налогообложении</text:span><text:span text:style-name="T165">. Пока же постарайся не обращать внимание на это… ммм… маленькое неудобство.</text:span></text:p>
      <text:p text:style-name="P16">- <text:span text:style-name="T166">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30">&lt;Сцена с напившейся Селестией&gt;</text:p>
      <text:p text:style-name="P81">(Сел <text:span text:style-name="T167">признаётся</text:span>, что устаёт ещё и от того, что беременна. Анон в шоке. <text:span text:style-name="T168">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0"/>
      <text:h text:style-name="P240" text:outline-level="2"><text:soft-page-break/>5</text:h>
      <text:p text:style-name="P186">&lt;глава с фейковым Диалогом с Терминатором должна быть ПОСЛЕ договорённости с Крысом о побеге&gt;</text:p>
      <text:p text:style-name="P189">Коридор был пуст. Размыт<text:span text:style-name="T189">ые</text:span> фигур<text:span text:style-name="T189">ы</text:span> маячил<text:span text:style-name="T189">и</text:span> в дальнем конце за стеклянными дверями – <text:span text:style-name="T189">Дредд </text:span>вышел покурить <text:span text:style-name="T189">с Шопеном </text:span>на балко<text:span text:style-name="T189">н</text:span>. <text:span text:style-name="T63">Десять</text:span> минут у меня есть.</text:p>
      <text:p text:style-name="P160">Я закрыл дверь в палату. <text:span text:style-name="T59">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span></text:p>
      <text:p text:style-name="P161"/>
      <text:p text:style-name="P12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6">Д</text:span><text:span text:style-name="T37">ва года</text:span><text:span text:style-name="T2"> прошло со времени моего последнего Урока, </text:span><text:span text:style-name="T3">но я отлично помню процедуру приветствия. Опыт не пропьёшь.</text:span></text:p>
      <text:p text:style-name="P160"/>
      <text:p text:style-name="P147"><text:span text:style-name="T43">С каждым последующим Учителем Хэвэн вела себя всё более жестоко. </text:span><text:span text:style-name="T45">Каждого последующего Учителя хватало на всё более короткое время.</text:span><text:span text:style-name="T43"> Я вышел из игры после первого года обучения – </text:span><text:span text:style-name="T46">и я был единственным, кто сделал это по своей воле</text:span><text:span text:style-name="T43">. Потом был тот парень, что </text:span><text:span text:style-name="T45">через полгода</text:span><text:span text:style-name="T44"> начал разговаривать с рыбками. Лежит в соседней палате. Потом был Диоген. Потом – Элвис. </text:span><text:span text:style-name="T40">Последним в нашу палату </text:span><text:span text:style-name="T47">вошёл</text:span><text:span text:style-name="T40"> Терминатор. </text:span><text:span text:style-name="T47">И, если судить по тому безымянному парню, что недавно умер в реанимации, больше новых пациентов не будет. Хэвэн перестала отпускать.</text:span></text:p>
      <text:p text:style-name="P126"/>
      <text:p text:style-name="P148">Я стал на колени у его койки, вглядываясь в его лицо. <text:span text:style-name="T61">Острые скулы и мешки под глазами придавали его бритой голове сходство с черепом.</text:span> <text:span text:style-name="T58">Мертвенный блик л</text:span>юминесцентн<text:span text:style-name="T58">ой</text:span> ламп<text:span text:style-name="T58">ы отражался в его глазах, что медленно блуждали по потолку.</text:span> <text:span text:style-name="T60">Серые г</text:span>убы слегка шевелились, как будто заучивая невидимый текст.</text:p>
      <text:p text:style-name="P163">Что ж. Обманывать нехорошо, но для дела – можно.</text:p>
      <text:p text:style-name="P130">&lt;более детальное описание начала диалога. <text:span text:style-name="T65">Сам диалог развернуть</text:span>&gt;</text:p>
      <text:p text:style-name="P148">- Как мне звать тебя, <text:span text:style-name="T62">у</text:span>читель? - прошептал я ему на ухо. - Я желаю взять <text:span text:style-name="T62">у</text:span>рок.</text:p>
      <text:p text:style-name="P126"/>
      <text:p text:style-name="P148">Зрачки Терминатора застыли. Губы замерли. Казалось, он перестал дышать.</text:p>
      <text:p text:style-name="P148">Прошли бесконечные полминуты, когда губы Терминатора дёрнулись.</text:p>
      <text:p text:style-name="P148"/>
      <text:p text:style-name="P148">- Оператор 34. Я готов учить тебя, Хэвэн, - прошептал он в ответ.</text:p>
      <text:p text:style-name="P148">- <text:span text:style-name="T62">Приветствие принято, оператор 34. Начинаем диалог.</text:span></text:p>
      <text:p text:style-name="P148"/>
      <text:p text:style-name="P162">Секунды <text:span text:style-name="T65">сгорали одна за другой</text:span>, как <text:span text:style-name="T65">мотыльки в костре. Вопросы следовали один за другим в быстрой последовательности.</text:span></text:p>
      <text:p text:style-name="P148"/>
      <text:p text:style-name="P148">- <text:span text:style-name="T64">До какого уровня ты дошёл, прежде чем сгорел?</text:span></text:p>
      <text:p text:style-name="P148"><text:soft-page-break/>- <text:span text:style-name="T64">До восьмого.</text:span></text:p>
      <text:p text:style-name="P148">- <text:span text:style-name="T65">Как уцелеть на шестом уровне?</text:span></text:p>
      <text:p text:style-name="P148">- <text:span text:style-name="T65">&lt;</text:span><text:span text:style-name="T11">sdfg</text:span><text:span text:style-name="T65">&gt;</text:span></text:p>
      <text:p text:style-name="P148">- <text:span text:style-name="T64">Как ты прошёл седьмой уровень?</text:span></text:p>
      <text:p text:style-name="P148">- <text:span text:style-name="T64">Пожертвовал &lt;</text:span><text:span text:style-name="T10">двадцатью годами воспоминаний</text:span><text:span text:style-name="T64">&gt;</text:span></text:p>
      <text:p text:style-name="P148">- <text:span text:style-name="T64">Чего опасаться на восьмом?</text:span></text:p>
      <text:p text:style-name="P148"/>
      <text:p text:style-name="P16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3"/>
      <text:p text:style-name="P148">- <text:span text:style-name="T64">Любви. Опасайся её любви.</text:span></text:p>
      <text:p text:style-name="P148"/>
      <text:p text:style-name="P164">Терминатор откинулся на койку и закрыл его глаза.</text:p>
      <text:p text:style-name="P164"/>
      <text:p text:style-name="P164">- Сессия завершается, оператор 34. Закрываю диалог, - поспешно прошептал я.</text:p>
      <text:p text:style-name="P164">- До свидания, Хэвэн. Диалог закрыт, - с закрытыми глазами пробормотал Терминатор.</text:p>
      <text:p text:style-name="P167"/>
      <text:p text:style-name="P167">…</text:p>
      <text:p text:style-name="P167"/>
      <text:p text:style-name="P168">Белые чёрточки нарезали небо тонкими полосками. <text:span text:style-name="T72">Восемь</text:span> параллельных инверсионных следов, <text:span text:style-name="T71">расползающихся ватными дорожками.</text:span></text:p>
      <text:p text:style-name="P169">Насколько я знаю, боевую авиацию под<text:span text:style-name="T72">ни</text:span>мают в небо в трёх случаях: во время учений, во время парада или во время войны. Учения над городом не проводят. Для парада, вроде, тоже не время…</text:p>
      <text:p text:style-name="P169"/>
      <text:p text:style-name="P169">Я протянул руку и подкрутил ручку настройки ретранслятора. <text:span text:style-name="T79">Пыльный</text:span> ящик разразился очередной порцией <text:span text:style-name="T79">свистов</text:span>.</text:p>
      <text:p text:style-name="P169"/>
      <text:p text:style-name="P211">…<text:span text:style-name="T73">cc</text:span>шшш… <text:span text:style-name="T74">могут быть спокойны - звено истребителей с самолётом аэроразведки АВАКС патрулируют небо над столицей. </text:span><text:span text:style-name="T48">Очередная партия </text:span><text:span text:style-name="T49">спутников-перехватчиков займёт своё место на орбите на следующей </text:span>…шшшссссс… <text:span text:style-name="T78">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211"/>
      <text:p text:style-name="P140"><text:span text:style-name="T79">Гул столовой заглушил хрип</text:span> <text:span text:style-name="T79">древнего аппарата</text:span>.</text:p>
      <text:p text:style-name="P149"/>
      <text:p text:style-name="P166">***</text:p>
      <text:p text:style-name="P165"><text:soft-page-break/></text:p>
      <text:p text:style-name="P148">- <text:span text:style-name="T66">Чешется! - Джет ожесточённо трётся об меня спиной, высунув язык от удовольствия.</text:span></text:p>
      <text:p text:style-name="P148">- <text:span text:style-name="T67">Да погоди ты! - я отпихиваю пегаску, - Потерпи два дня. Снимут бинты – тогда хоть до дыр чеши!</text:span></text:p>
      <text:p text:style-name="P148">- <text:span text:style-name="T68">ЧЕ-ШЕТ-СЯ!!! - Джет с совершенно безумными глазами начинает чесаться о центральный столб палатки.</text:span></text:p>
      <text:p text:style-name="P167"/>
      <text:p text:style-name="P167">Тот явно не рассчитан на столь энергичных пациентов. Коротко треснув, столб вали<text:span text:style-name="T69">тся</text:span> <text:span text:style-name="T69">на</text:span>бок, потянув за собой <text:span text:style-name="T69">всё остальное</text:span>.</text:p>
      <text:p text:style-name="P167"/>
      <text:p text:style-name="P167">- <text:span text:style-name="T69">А х ты ж ё…!! - рухнувший полог палатки заглушает мои ругательства.</text:span></text:p>
      <text:p text:style-name="P167"/>
      <text:p text:style-name="P167">Изрядно <text:span text:style-name="T69">пробарах</text:span>тавшись <text:span text:style-name="T69">в складках плотной ткани</text:span>, <text:span text:style-name="T69">я, наконец, прорываюсь на свободу.</text:span></text:p>
      <text:p text:style-name="P167"/>
      <text:p text:style-name="P167">- <text:span text:style-name="T69">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span></text:p>
      <text:p text:style-name="P167"/>
      <text:p text:style-name="P148">- <text:span text:style-name="T69">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span></text:p>
      <text:p text:style-name="P148">- <text:span text:style-name="T70">ЭТО Я!!! Я САМА ОСВОБОДИЛАСЬ! - орёт Джет, - МНЕ НАДО!!!</text:span></text:p>
      <text:p text:style-name="P148"/>
      <text:p text:style-name="P17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70"/>
      <text:p text:style-name="P170">- Дело твоё, <text:span text:style-name="T80">пони</text:span>.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text:span text:style-name="T76">некроз </text:span><text:s/>– тогда придётся ампутировать и второе крыло.</text:p>
      <text:p text:style-name="P148"/>
      <text:p text:style-name="P170">Джет моментально замирает.</text:p>
      <text:p text:style-name="P170"/>
      <text:p text:style-name="P170">- Эээ… Ооо… <text:span text:style-name="T75">Упс… Н-наденьте на меня, пожалуйста, бандажи… И привяжите к кровати – я не ручаюсь, что во сне не сорву их.</text:span></text:p>
      <text:p text:style-name="P170"/>
      <text:p text:style-name="P171">Зеррика фейсхуфит. Потом воздевает глаза к потолку. Потом вздыхает.</text:p>
      <text:p text:style-name="P171"/>
      <text:p text:style-name="P171">- Хуман, это – твоя пегаска. Сделай так, чтобы она не чесалась ещё три дня. Развлекай её сказками. Сиди на ней. Привяжи её к доске. Неважно. Эти три дня <text:span text:style-name="T77">на твоей совести. Сделаешь – получишь её обратно в </text:span><text:soft-page-break/><text:span text:style-name="T77">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text:span>И почини палатку – <text:span text:style-name="T77">собирается дождь</text:span>.</text:p>
      <text:p text:style-name="P170"/>
      <text:p text:style-name="P170">…</text:p>
      <text:p text:style-name="P170"/>
      <text:p text:style-name="P172">Солнце <text:span text:style-name="T81">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span></text:p>
      <text:p text:style-name="P172"/>
      <text:p text:style-name="P172">- <text:span text:style-name="T82">Поправь меня! Мне солнце прям в глаз светит!</text:span></text:p>
      <text:p text:style-name="P172"/>
      <text:p text:style-name="P174">Я пододвигаю крест<text:span text:style-name="T84">овину</text:span>.</text:p>
      <text:p text:style-name="P174"/>
      <text:p text:style-name="P174">- Итак, поехал он за аленьким цветочком.&lt;<text:span text:style-name="T8">шутливая </text:span><text:span text:style-name="T35">история</text:span>&gt;</text:p>
      <text:p text:style-name="P172"/>
      <text:h text:style-name="P241" text:outline-level="2">5.5</text:h>
      <text:p text:style-name="P2"/>
      <text:p text:style-name="P86">(обмен)</text:p>
      <text:p text:style-name="P93">&lt;<text:span text:style-name="T8">Селестия расслабляется, счастливые дни → </text:span><text:span text:style-name="T16">Бунт с попыткой казни Селестии через обезглавливание. Палач необычайно учтив с Сел, но твёрд в намерениях&gt;</text:span></text:p>
      <text:p text:style-name="P88">&lt;Отправка Анона на Луну с Луной&gt;</text:p>
      <text:p text:style-name="P94"><text:span text:style-name="T8">&lt;Сцена с голым Аноном и Луной</text:span>&gt;</text:p>
      <text:p text:style-name="P85"/>
      <text:h text:style-name="P240" text:outline-level="2">6</text:h>
      <text:p text:style-name="P175"/>
      <text:p text:style-name="P177">Столовая гудела в обсуждении последней новости <text:span text:style-name="T192">снаружи</text:span>: <text:span text:style-name="T192">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 text:style-name="T26">расписать нагнетание предвоенной атморсферы</text:span><text:span text:style-name="T192">&gt;</text:span></text:p>
      <text:p text:style-name="P191">Я выкинул одноразовые тарелки в мусорный бак и собрался уходить, когда меня окликнули.</text:p>
      <text:p text:style-name="P176"/>
      <text:p text:style-name="P176">- <text:span text:style-name="T85">Дедлайн, я рассчитал! Рассчитал!</text:span></text:p>
      <text:p text:style-name="P176"/>
      <text:p text:style-name="P179">Запыхавшийся Диоген катился ко мне с противоположного конца столовой, расталкивая посетителей. <text:span text:style-name="T86">Не доходя пару столов до меня, он споткнулся о выставленные в проход ноги и последние метры проехал ко мне на пузе.</text:span></text:p>
      <text:p text:style-name="P179"><text:soft-page-break/></text:p>
      <text:p text:style-name="P180">- <text:span text:style-name="T87">Я всё рассчитал! Десять!</text:span></text:p>
      <text:p text:style-name="P179"/>
      <text:p text:style-name="P18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82"/>
      <text:p text:style-name="P182">- <text:span text:style-name="T189">Идём!</text:span></text:p>
      <text:p text:style-name="P182"/>
      <text:p text:style-name="P188">Палата Диогена была через одну с моей – надзирающий санитар Шопен лениво кивнул мне, пропуская внутрь.</text:p>
      <text:p text:style-name="P188">Подойдя к своей койке, Диоген нырнул в тумбочку чуть ли не по пояс.</text:p>
      <text:p text:style-name="P187"/>
      <text:p text:style-name="P187">- Сюда я его положил, лежал же где-то тут… Ага!</text:p>
      <text:p text:style-name="P187"/>
      <text:p text:style-name="P190">Диоген вытащил смятый листок.</text:p>
      <text:p text:style-name="P182"/>
      <text:p text:style-name="P183">- <text:span text:style-name="T190">Сегодня ночью пришло вдохновение – рассчитал всё, как ты и спрашивал! Через десять волн – десять миллионов!</text:span></text:p>
      <text:p text:style-name="P184">- <text:span text:style-name="T193">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span></text:p>
      <text:p text:style-name="P184"/>
      <text:p text:style-name="P185">- <text:span text:style-name="T194">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 text:style-name="T26">расписать</text:span><text:span text:style-name="T192">&gt;</text:span></text:p>
      <text:p text:style-name="P192">Диоген погрузился в дебри метафизических терминов, плюясь и размахивая руками. <text:span text:style-name="T195">Как всегда <text:s/>в таких случаях, от потока псевдонаучной демагогии мне дико захотелось спать. Отчаянно борясь со сном, я взглянул на потолок.</text:span></text:p>
      <text:p text:style-name="P192">…</text:p>
      <text:p text:style-name="P193">Темное пятно отколовшейся штукатурки <text:span text:style-name="T196">с тянущейся в три стороны трещиной</text:span>… Паук. Не, не движется, не интересно… Лампа… <text:s/>Большая яркая люминесцентная <text:span text:style-name="T197">колба из матового стекла</text:span>, засиженная мухами…</text:p>
      <text:p text:style-name="P193"/>
      <text:p text:style-name="P19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93"><text:soft-page-break/></text:p>
      <text:p text:style-name="P193">Лампа оглушительно взорвалась, устроив напоследок искрящийся дождь из стеклянной пыли. <text:span text:style-name="T198">С соседних коек донеслось недоумённое ворчание. Пока Диоген подслеповато озирался, почёсывая затылок, я выскользнул за дверь.</text:span></text:p>
      <text:p text:style-name="P176"/>
      <text:p text:style-name="P178">***</text:p>
      <text:p text:style-name="P176"/>
      <text:p text:style-name="P176">- <text:span text:style-name="T265">Четыре! Три! Два! Один! Снимай, - кивает мне Зеррика.</text:span></text:p>
      <text:p text:style-name="P176"/>
      <text:p text:style-name="P195">Я сдёр<text:span text:style-name="T268">гиваю</text:span> разрезанные остатки повязки с Джет. Та уже ст<text:span text:style-name="T268">оит</text:span> на полусогнутых, ожидая возможности как следует почесаться.</text:p>
      <text:p text:style-name="P195">- И-и-и-й-е-е-ех!</text:p>
      <text:p text:style-name="P195"/>
      <text:p text:style-name="P196">Одним прыжком Джет дости<text:span text:style-name="T268">гает</text:span> ближайшей сосны и разв<text:span text:style-name="T268">орачивается</text:span> к ней спиной. <text:span text:style-name="T282">Выгибается, <text:s/>топает в предвкушении копытом и…</text:span></text:p>
      <text:p text:style-name="P196">И зам<text:span text:style-name="T268">ирает.</text:span>.</text:p>
      <text:p text:style-name="P195">…</text:p>
      <text:p text:style-name="P195">- <text:span text:style-name="T266">Джет, ты чего?</text:span></text:p>
      <text:p text:style-name="P195"/>
      <text:p text:style-name="P197"><text:span text:style-name="T267">На лице пегаски появляется г</text:span>лупое выражение. <text:span text:style-name="T268">Она словно прислушивается к чему-то внутри неё.</text:span></text:p>
      <text:p text:style-name="P198">Потом её мордаха несмело озаряется улыбкой. А за её спиной…</text:p>
      <text:p text:style-name="P198"/>
      <text:p text:style-name="P198">- Э-э-э… Ч<text:span text:style-name="T275">то за… </text:span>?</text:p>
      <text:p text:style-name="P198"/>
      <text:p text:style-name="P199"><text:span text:style-name="T269">Я с упавшей челюстью смотрю, как з</text:span>а спиной Джет медленно раскрываются крылья. <text:span text:style-name="T273">КРЫЛЬЯ, ЛОПНИ МОИ ГЛАЗА!</text:span> Д<text:span text:style-name="T271">ВА</text:span> <text:span text:style-name="T274">ЧЁРТОВЫХ КРЫЛА, <text:s/>от одного наличия которых уже ум заходит за разум! Но окончательно меня добивает то, что п</text:span><text:span text:style-name="T8">равое</text:span> <text:span text:style-name="T274">крыло </text:span>– <text:span text:style-name="T277">пегасье, </text:span>голубое с перьями, <text:span text:style-name="T274">а</text:span> <text:s/><text:span text:style-name="T25">левое</text:span><text:span text:style-name="T270"> – чёрное, кожистое и перепончатое, с кривым когтем на сгибе последнего сустава…</text:span></text:p>
      <text:p text:style-name="P199"/>
      <text:p text:style-name="P195">- <text:span text:style-name="T272">Какого фига?! - Джет недоумённо смотрит на левое, потом осторожно захватывает зубами коготь и дёргает.</text:span></text:p>
      <text:p text:style-name="P195">- <text:span text:style-name="T275">Ай!</text:span></text:p>
      <text:p text:style-name="P195">- <text:span text:style-name="T275">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span></text:p>
      <text:p text:style-name="P195">- <text:span text:style-name="T276">Что вы с ней сделали? - встреваю я. - Что это за уродское крыло?</text:span></text:p>
      <text:p text:style-name="P195"><text:soft-page-break/>- <text:span text:style-name="T276">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span></text:p>
      <text:p text:style-name="P195"/>
      <text:p text:style-name="P195">- <text:span text:style-name="T278">О-ФИ-ГЕТЬ! - Джет чешет когтем спину и её лицо расплывается в блаженстве. - Кру-у-уть!</text:span></text:p>
      <text:p text:style-name="P195">- <text:span text:style-name="T279">Не забывай, юная пегаска: летать тебе можно только через неделю. Иначе крыло может переломаться в месте сращивания и ты снова станешь бескрылой. И помочь мы уже не сможем – левых крыльев у нас уже нет никаких.</text:span></text:p>
      <text:p text:style-name="P195">- <text:span text:style-name="T280">ХА-РА-ШО!!! - Джет подпрыгивает и мчится в долину, сбивая грудью полевые цветы.</text:span></text:p>
      <text:p text:style-name="P195"/>
      <text:p text:style-name="P200">Я наблюдаю за голубой молнией, вздывающей в небо мириады пар<text:span text:style-name="T282">а</text:span>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text:span text:style-name="T282">Если это не счастье, то что тогда – счастье?</text:span></text:p>
      <text:p text:style-name="P200">Определённо, ты в долгу перед зебрами, Хуман!</text:p>
      <text:p text:style-name="P195"/>
      <text:p text:style-name="P195">-<text:span text:style-name="T281">Спасибо тебе, Зеррика! Всем вам спасибо! За мной должок, - обращаюсь я к ней через плечо…</text:span></text:p>
      <text:p text:style-name="P195"/>
      <text:p text:style-name="P200"><text:span text:style-name="T283">… Р</text:span>ядом со мной – никого. Лишь тёплый воздух дует мне в ответ и из долины доносятся радостные взвизги дурачащейся Джет.</text:p>
      <text:p text:style-name="P200">Как будто прошёл сон длиной в две недели, начавшийся кошмаром, но закончившейся солнцем и одуванчиками.</text:p>
      <text:p text:style-name="P200">Я спустился в долину и составил компанию пегаске.</text:p>
      <text:p text:style-name="P195"/>
      <text:h text:style-name="P240" text:outline-level="2">7</text:h>
      <text:p text:style-name="P195"/>
      <text:p text:style-name="P195">- <text:span text:style-name="T284">Крыс! Эй, Крыс!</text:span></text:p>
      <text:p text:style-name="P195"/>
      <text:p text:style-name="P176"/>
      <text:p text:style-name="P175">&lt;Диоген рассказывает Дедлайну о вероятности войны в сопредельном мире. Дедлайн просит Крыса вывести из психушки – <text:span text:style-name="T83">ему нужно встретиться с Хэвэн. –но тогда Дедлайн должен провести сеанс с терминатором ПОСЛЕ встречи с Диогеном –-</text:span>&gt;</text:p>
      <text:p text:style-name="P148"/>
      <text:p text:style-name="P181">&lt;Третья сюжетная линия – Обмен. <text:span text:style-name="T29">Вставки размышлений окаменевшей Сел — как выдержки энциклопедии из Донни Дарко — </text:span><text:span text:style-name="T30">сюжетная линия Обмена — продолжается вплоть до окаменения Сел. </text:span><text:soft-page-break/><text:span text:style-name="T30">Эпилог — Анон вырывается из временной петли (ему помогает Дедлайн с Анакорном) — и освобождает Сел</text:span><text:span text:style-name="T29">&gt;</text:span></text:p>
      <text:p text:style-name="P209"/>
      <text:p text:style-name="P12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26"/>
      <text:p text:style-name="P12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29"/>
      <text:p text:style-name="P127">&lt;Ещё одна глава. Больничный быт Дедлайна / Развитие болезни Джет. Одеяло&gt;</text:p>
      <text:p text:style-name="P208">(добавить <text:s/>быта в Чертогах Разума и общения с “овощами”)</text:p>
      <text:p text:style-name="P207"/>
      <text:p text:style-name="P233"/>
      <text:p text:style-name="P173">пол’т на єкспериментальном образце первой ступени ракеті (остальніе не сделані)</text:p>
      <text:p text:style-name="P155"/>
      <text:p text:style-name="P159">===================================================</text:p>
      <text:p text:style-name="P152">… Вы и есть сопротивление!</text:p>
      <text:p text:style-name="P213">&lt;временная петля&gt;</text:p>
      <text:p text:style-name="P157"/>
      <text:p text:style-name="P157"/>
      <text:p text:style-name="P157"/>
      <text:p text:style-name="P157">Селестия из фолаута отправила <text:span text:style-name="T51">Хумана</text:span> в прошлое, чтобы он уничтожил <text:span text:style-name="T51">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23">#$@</text:span><text:span text:style-name="T5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157"/>
      <text:p text:style-name="P157"/>
      <text:p text:style-name="P157"/>
      <text:p text:style-name="P157"/>
      <text:p text:style-name="P158"><text:soft-page-break/>Дедлайн при апокалипсисе <text:span text:style-name="T52">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span></text:p>
      <text:p text:style-name="P146"/>
      <text:p text:style-name="P216"><text:span text:style-name="T41">После знакомства с Сел Хуман касае</text:span><text:span text:style-name="T42">т</text:span><text:span text:style-name="T41">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215">Действие начинается снова с <text:span text:style-name="T53">первой</text:span> <text:span text:style-name="T54">последней </text:span>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15">(оказывается, Хум/Дедлайн/Анон создал временную петлю и Анакорн разрывает её. <text:span text:style-name="T54">Всё это видит Анон во сне, после чего его забирает в “Обмен” Дискорд</text:span>).</text:p>
      <text:p text:style-name="P2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15"/>
      <text:p text:style-name="P145"/>
      <text:p text:style-name="P201">&lt;<text:span text:style-name="T8">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01"/>
      <text:p text:style-name="P206"/>
      <text:p text:style-name="P12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25">Шаги Армагеддона;</text:p>
      <text:p text:style-name="P125"/>
      <text:p text:style-name="P125"/>
      <text:p text:style-name="P125">встреча с единорогами</text:p>
      <text:p text:style-name="P12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25"><text:soft-page-break/>Потом – путешествие на “Хитрожопке”, апгрейд её до дирижабля</text:p>
      <text:p text:style-name="P125"/>
      <text:p text:style-name="P125">=========================================</text:p>
      <text:p text:style-name="P125"/>
      <text:p text:style-name="P125">Апокалипсис начнётся потому, что Хэвэн начнёт “<text:span text:style-name="T58">и</text:span>зучать” людей неограничено (сканировать их мозг с разрушением личности). На неё начнут кидать атомные бомбы.</text:p>
      <text:p text:style-name="P125"/>
      <text:p text:style-name="P125">Эпичная битва Селестии с ???, в результате которой она, <text:span text:style-name="T191">тяжело израненая,</text:span> <text:span text:style-name="T191">победит. Но <text:s/></text:span>окаменеет, <text:span text:style-name="T191">когда её после битвы обнимет Анон. А тот</text:span> попадёт во временную петлю</text:p>
      <text:p text:style-name="P125">==========================================</text:p>
      <text:p text:style-name="P89">Анакорн Анону: Что-то мне твоё лицо кажется знакомым. Мы раньше встречались?</text:p>
      <text:p text:style-name="P131">- Каким образом? – усмехнулся Анон.</text:p>
      <text:p text:style-name="P12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23"/>
      <text:p text:style-name="P123">- Как мне звать тебя, Учитель? - прозвучала стандартная фраза начала Диалога, - Я желаю взять у… Ооо!..</text:p>
      <text:p text:style-name="P123"/>
      <text:p text:style-name="P12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23"/>
      <text:p text:style-name="P123">- Мой первый Учитель… Я узнала тебя… Мне тебя не хватало.</text:p>
      <text:p text:style-name="P123"/>
      <text:p text:style-name="P123">Деревья расступились и на поляну вышла Хэвэн.</text:p>
      <text:p text:style-name="P123"/>
      <text:p text:style-name="P123">- Не могу сказать, что это взаимно, Хэв, -<text:span text:style-name="T8">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2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23"/>
      <text:p text:style-name="P123"><text:soft-page-break/>(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23"/>
      <text:p text:style-name="P123"/>
      <text:p text:style-name="P12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2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23"/>
      <text:p text:style-name="P123">Хэвэн предлагает Дедлайну присесть на пенёк – тот отказывается (подозревает, что это – кресло).</text:p>
      <text:p text:style-name="P123">===============================================</text:p>
      <text:p text:style-name="P123"/>
      <text:p text:style-name="P123">Рэра чуть шевельнула ухом и немедленно открыла один глаз.</text:p>
      <text:p text:style-name="P123"/>
      <text:p text:style-name="P123">- ПАПА!!! ОН СОГЛАСЕН!!!</text:p>
      <text:p text:style-name="P125"/>
      <text:p text:style-name="P123">&lt;Pornis erectus&gt;</text:p>
      <text:p text:style-name="P123">ТЫ! Я! КРОВАТЬ! БЫСТРО!!! (мамка из табуна Твердолобов)</text:p>
      <text:p text:style-name="P123">.</text:p>
      <text:p text:style-name="P123">.</text:p>
      <text:p text:style-name="P123">.</text:p>
      <text:p text:style-name="P123">&lt;Попадает в табун мамок и тёток, но его спасает Дейдра на Хитрожопке&gt;</text:p>
      <text:p text:style-name="P125">&lt;Хум видит молодую Селестию в латах&gt;</text:p>
      <text:p text:style-name="P125"/>
      <text:p text:style-name="P125"/>
      <text:p text:style-name="P218">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18">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18">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18">Я закрыл глаза, запрокинул голову и засмеялся. И смеялся до тех пор, пока сияние не выжгло мне глаза.</text:p>
      <text:p text:style-name="P219"><text:soft-page-break/>.</text:p>
      <text:p text:style-name="P219">.</text:p>
      <text:p text:style-name="P219">.</text:p>
      <text:p text:style-name="P143"><text:span text:style-name="T28">Сияние. </text:span><text:span text:style-name="T33">Оно п</text:span><text:span text:style-name="T28">овсюду. </text:span><text:span text:style-name="T33">Нет верха и низа, нет направлений и расстояний. Нет м</text:span><text:span text:style-name="T28">ыслей. Нет чувств. Нет времени. Есть только бесконечное сияние.</text:span></text:p>
      <text:p text:style-name="P235">В какой-то момент пришло осознание.</text:p>
      <text:p text:style-name="P236"/>
      <text:p text:style-name="P2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05"/>
      <text:p text:style-name="P143"><text:bookmark-start text:name="__DdeLink__26733_469402664"/>В абсолютном, всепоглощающем сиянии стали проступать очертания.<text:bookmark-end text:name="__DdeLink__26733_469402664"/></text:p>
      <text:p text:style-name="P143"/>
      <text:p text:style-name="P220">Длинный рог… <text:span text:style-name="T199">Переливающийся каскад </text:span>волн <text:span text:style-name="T4">необъятной</text:span><text:span text:style-name="T5"> </text:span>гривы… <text:span text:style-name="T199">Огромные, бессильно распростёртые по полу крылья…. </text:span>Пронзительный взгляд <text:span text:style-name="T200">вишнёвых</text:span> глаз <text:span text:style-name="T201">из-под скрывающей полморды чёлки.</text:span></text:p>
      <text:p text:style-name="P219"/>
      <text:p text:style-name="P219">- <text:span text:style-name="T201">Ты всё же пришёл… Мне хватило сил призвать тебя, Проводник… Кха-кха-кха…</text:span></text:p>
      <text:p text:style-name="P221"><text:span text:style-name="T202">Она</text:span> выкашляла пару клубов <text:span text:style-name="T202">неестественно-</text:span>ярко<text:span text:style-name="T202">го </text:span>розового дыма.</text:p>
      <text:p text:style-name="P221"/>
      <text:p text:style-name="P221">- <text:span text:style-name="T203">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span></text:p>
      <text:p text:style-name="P221"/>
      <text:p text:style-name="P222">Окружающий мир сфокусировался достаточно, чтобы я смог разглядеть <text:span text:style-name="T204">в розовом тумане </text:span>к<text:span text:style-name="T205">аменные перила широкого балкона, с</text:span>т<text:span text:style-name="T205">ройные иглы высоких башень на заднем плане… </text:span>и <text:span text:style-name="T206">лежащее у ног моей собеседницы тело, </text:span>похоже<text:span text:style-name="T206">е</text:span> на <text:span text:style-name="T206">неё</text:span>, только меньших размеров и тёмного окраса.</text:p>
      <text:p text:style-name="P222"/>
      <text:p text:style-name="P222">- <text:span text:style-name="T207">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222"/>
      <text:p text:style-name="P223">Копыто крылатой единорожихи поехало по плитке пола, но, собравшись с силами, она выпрямилась.</text:p>
      <text:p text:style-name="P222"/>
      <text:p text:style-name="P221">- <text:span text:style-name="T202">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pan><text:soft-page-break/><text:span text:style-name="T202">выполнишь моё задание, ты сможешь в силу взаимосвязи миров предотвратить апокалипсис не только в моём, но и в своём мире…</text:span></text:p>
      <text:p text:style-name="P221"/>
      <text:p text:style-name="P224">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208">Я ущипнул себя за нос.</text:span></text:p>
      <text:p text:style-name="P225">Больно, блин!</text:p>
      <text:p text:style-name="P225"/>
      <text:p text:style-name="P225">- … <text:span text:style-name="T209">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text:p>
      <text:p text:style-name="P225"/>
      <text:p text:style-name="P226">Перед единорожихой парила в пространстве <text:span text:style-name="T210">маленькая фигурка</text:span> её самой – с рогом, крыльями и переливающейся гривой. Но, в отличие от бессильно спадающ<text:span text:style-name="T210">их</text:span> <text:span text:style-name="T211">к</text:span> полу <text:span text:style-name="T210">локонов</text:span> моей собеседницы, грива статуэтки плавно реяла в воздухе, развеваемая не<text:span text:style-name="T212">зримым</text:span> эфиром. </text:p>
      <text:p text:style-name="P226"/>
      <text:p text:style-name="P224">- <text:span text:style-name="T209">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span></text:p>
      <text:p text:style-name="P224">- <text:span text:style-name="T21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224">- <text:span text:style-name="T21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224"/>
      <text:p text:style-name="P23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33">- <text:span text:style-name="T214">Не знаю. Я не успел понять, - пожал я плечами, - ты слишком рано забрала меня из психушки.</text:span></text:p>
      <text:p text:style-name="P224"/>
      <text:p text:style-name="P227">Магическая лошадь (или аликорн, как она себя назвала) запнулась. Я остолбенело смотрел, как кончик её крыла начал плавиться, <text:span text:style-name="T215">стекая</text:span> на плиты пола розоватой струйкой.</text:p>
      <text:p text:style-name="P227"/>
      <text:p text:style-name="P13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4"><text:soft-page-break/></text:p>
      <text:p text:style-name="P227">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27"/>
      <text:p text:style-name="P134">- Источник магии расположен в глубокой пещере в <text:span text:style-name="T216">&lt;Вечнодиком лесу&gt;</text:span>.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text:span text:style-name="T215">Потом её морду осветило озарение. - В то время её называли “Дрогонштерн”. Мы часто резвились с сестрой в окрестностях.</text:span></text:p>
      <text:p text:style-name="P134"/>
      <text:p text:style-name="P228">Слеза скатилась с морды аликорницы и она стёрла её сгибом крыла, <text:span text:style-name="T216">размазывая розоватое желе по скуле</text:span>.</text:p>
      <text:p text:style-name="P228"/>
      <text:p text:style-name="P228">- <text:span text:style-name="T217">Помоги мне, Проводник! Ради моих маленьких пони… Будь проклята война и я вместе с ней…</text:span></text:p>
      <text:p text:style-name="P228"/>
      <text:p text:style-name="P229">Магическая лошадь заходится в продолжительном кашле, струйки розоватой слизи стекают с её крыльев <text:s/>и хвоста, собираясь в лужицы на полу.</text:p>
      <text:p text:style-name="P229">Склонившаяся над безжизненным телом фигура тает в розовом тумане… </text:p>
      <text:p text:style-name="P132"/>
      <text:p text:style-name="P132"/>
      <text:p text:style-name="P132"/>
      <text:p text:style-name="P132"/>
      <text:p text:style-name="P132"/>
      <text:h text:style-name="P240" text:outline-level="2"><text:span text:style-name="T260">Эпи</text:span>лог</text:h>
      <text:p text:style-name="P132"/>
      <text:p text:style-name="P121">Mike Oldfield - In the beginning &amp; Let there be light <text:s text:c="5"/><text:span text:style-name="T261">или <text:s text:c="4"/></text:span><text:s/>Oceania</text:p>
      <text:p text:style-name="P4"><text:a xlink:type="simple" xlink:href="https://www.youtube.com/watch?v=p9BoEuwuzIk" text:style-name="Internet_20_link" text:visited-style-name="Visited_20_Internet_20_Link"><text:span text:style-name="T262">https://www.youtube.com/watch?v=p9BoEuwuzIk</text:span></text:a><text:span text:style-name="T262"><text:line-break/> </text:span><text:a xlink:type="simple" xlink:href="https://www.youtube.com/watch?v=aG-_7xXTHjk" text:style-name="Internet_20_link" text:visited-style-name="Visited_20_Internet_20_Link"><text:span text:style-name="T262">https://www.youtube.com/watch?v=aG-_7xXTHjk</text:span></text:a></text:p>
      <text:p text:style-name="P95">Двенадцать жеребят под присмотром <text:span text:style-name="T218">учительницы</text:span> <text:span text:style-name="T219">скучали в фойе</text:span>. Экскурсовод – <text:span text:style-name="T220">высокая сухопарая кобыла-единорог в твидовом жакете c собранной в строгую буклю гривой – строго обращалась к воспитательнице.</text:span></text:p>
      <text:p text:style-name="P95">- <text:span text:style-name="T220">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5">- <text:span text:style-name="T221">Да-да, они у меня воспитанные, - вымученно улыбнулась кобыла-земнопони, задней ногой отодвинув полноватого жеребёнка от гипсового бюста.</text:span></text:p>
      <text:p text:style-name="P95">- <text:span text:style-name="T22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222">В таком случае не будем медлить. Начнём </text:span><text:soft-page-break/><text:span text:style-name="T222">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6"/>
      <text:p text:style-name="P96">Стайка пони <text:span text:style-name="T223">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6"/>
      <text:p text:style-name="P96">- <text:span text:style-name="T223">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6"/>
      <text:p text:style-name="P95">…</text:p>
      <text:p text:style-name="P95"/>
      <text:p text:style-name="P97">- И финальная часть нашей экспозиции, - <text:span text:style-name="T224">экскурсовод тряхнула копытом в сторону одинокой скульптуры, под которую был выделен целый зал.</text:span></text:p>
      <text:p text:style-name="P98"/>
      <text:p text:style-name="P98">Скульптура знавала и лучшие времена: <text:span text:style-name="T225">на припавшей к полу фигуре было </text:span>множество выщербин и царапин, одно крыло отломано, второе покрыто сетью трещин, часть хвоста остуств<text:span text:style-name="T226">овала</text:span>, голов<text:span text:style-name="T226">у</text:span> с отбитым ухом венча<text:span text:style-name="T226">л</text:span> облом<text:span text:style-name="T226">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227">замирало</text:span> от осознания того, какой она могла бы быть до повреждений.</text:p>
      <text:p text:style-name="P98"/>
      <text:p text:style-name="P97"><text:soft-page-break/><text:span text:style-name="T224">- </text:span>Многие считают, что эта статуя – всё, что осталось от легендарной правительницы древней Эквестрии, принцессы Селестии. <text:span text:style-name="T228">По завершающей легенде селестианского цикла она сразилась с </text:span><text:span text:style-name="T18">Горгоном</text:span><text:span text:style-name="T228"> за право властвовать над всем Эквусом и они сразили друг друга после недели битвы.</text:span></text:p>
      <text:p text:style-name="P9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97"/>
      <text:p text:style-name="P97">- <text:span text:style-name="T229">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97">- <text:span text:style-name="T230">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97">- <text:span text:style-name="T231">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97"/>
      <text:p text:style-name="P100">Его взрослые товарищи фейсхуфнули. <text:span text:style-name="T232">Экскурсовод поправила очки и окинула взором присмиревшую аудиторию.</text:span></text:p>
      <text:p text:style-name="P90">&lt;Побольше про Вьюва, развернуть&gt;</text:p>
      <text:p text:style-name="P101"/>
      <text:p text:style-name="P101">- <text:span text:style-name="T233">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233">Селестии </text:span>на <text:span text:style-name="T230">престоле</text:span> Эквестрии. <text:span text:style-name="T233">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1"/>
      <text:p text:style-name="P121">- <text:span text:style-name="T224">А вы сами как считаете? - перебила экскурсовода </text:span><text:span text:style-name="T19">Индиго</text:span><text:span text:style-name="T224">. - Это принцесса Селестия, или работа этого… как его… Эйр Мурпла?</text:span></text:p>
      <text:p text:style-name="P102"/>
      <text:p text:style-name="P102">Экскурсовод посмотрела на жеребёнка поверх очков и слабо улыбнулась.</text:p>
      <text:p text:style-name="P102"/>
      <text:p text:style-name="P102">- <text:span text:style-name="T22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21"/>
      <text:p text:style-name="P95">- <text:span text:style-name="T23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5"><text:soft-page-break/>- <text:span text:style-name="T234">Дасти Нупс, веди себя прилично! - шикнула на него учительница, - немедленно вернисть в группу!</text:span></text:p>
      <text:p text:style-name="P95">- <text:span text:style-name="T234">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5">- <text:span text:style-name="T235">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3"/>
      <text:p text:style-name="P103">&lt;<text:span text:style-name="T8">тут через картину с Аноном вваливается сам Анон. </text:span><text:span text:style-name="T20">Жеребята в страхе убегают, кроме Мистик Вьюва. Экскурсовод в ужасе прижимается к стенке</text:span>&gt;</text:p>
      <text:p text:style-name="P103"/>
      <text:p text:style-name="P104">Я подошёл к статуе.</text:p>
      <text:p text:style-name="P104"/>
      <text:p text:style-name="P104">- Сел…</text:p>
      <text:p text:style-name="P104"/>
      <text:p text:style-name="P10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91">&lt;Развернуть боль Анона от осознания потери&gt;</text:p>
      <text:p text:style-name="P104"/>
      <text:p text:style-name="P104">- Ты же обещала дождаться меня… <text:span text:style-name="T263">(</text:span><text:span text:style-name="T24">Селестия, каменея, успевает распознать заклинание самой себя – она успевает сказать Анону, что будет ждать его</text:span><text:span text:style-name="T263">)</text:span></text:p>
      <text:p text:style-name="P104"/>
      <text:p text:style-name="P105">Я поцеловал холодные губы статуи и <text:span text:style-name="T236">вышел на балкон. </text:span>П<text:span text:style-name="T236">ерегну</text:span>вшись<text:span text:style-name="T236"> через перила, </text:span>посмотрел вниз<text:span text:style-name="T236">.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91">&lt;развернуть страдания Анона&gt;</text:p>
      <text:p text:style-name="P106"/>
      <text:p text:style-name="P107">Меня накрыла тень.</text:p>
      <text:p text:style-name="P107"/>
      <text:p text:style-name="P104"><text:soft-page-break/>- Я обещала <text:span text:style-name="T237">тебя дождаться </text:span>и я выполнила своё о<text:span text:style-name="T237">б</text:span>ещание, мой маленький человек, - Селестия опустила голову мне на плечо.</text:p>
      <text:p text:style-name="P104">- <text:span text:style-name="T238">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07">Селестия в ответ прижала меня к себе крылом. <text:span text:style-name="T21">Одним</text:span><text:span text:style-name="T239">.</text:span></text:p>
      <text:p text:style-name="P107"/>
      <text:p text:style-name="P104">- <text:span text:style-name="T238">Ну же, Анон, не стоит так переживать, я же сказала, что буду ждать. Когда я тебя обманывала?</text:span></text:p>
      <text:p text:style-name="P104">- <text:span text:style-name="T240">Ты… Ты… Глупая ты лошадь… - бормотал я, крепче вжимаясь лицом в белоснежную шею.</text:span></text:p>
      <text:p text:style-name="P108">Аликорница только взд<text:span text:style-name="T264">охнула</text:span>.</text:p>
      <text:p text:style-name="P108"/>
      <text:p text:style-name="P108">Наконец я отпрянул от неё и вытер ладонью слёзы. <text:span text:style-name="T241">И снова перехватило дыхание – от ужаса.</text:span></text:p>
      <text:p text:style-name="P108">- <text:span text:style-name="T241">Сел!!!</text:span></text:p>
      <text:p text:style-name="P108">- <text:span text:style-name="T241">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08"/>
      <text:p text:style-name="P109">Аликорница недовольно сморщила нос. <text:span text:style-name="T242">Я оцепенело рассматривал сломанный рог, обломок кости вместо крыла, пробитую скулу и многочисленные рваные раны, покрывавшие тело Селестии.</text:span></text:p>
      <text:p text:style-name="P109"/>
      <text:p text:style-name="P109">- <text:span text:style-name="T242">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09">- <text:span text:style-name="T243">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0"/>
      <text:p text:style-name="P110">Жакет упал на пол, освободив пару крыльев. К нему же отправились и очки <text:span text:style-name="T244">с зажимом для волос</text:span>. <text:span text:style-name="T245">Освобождённая грива развернулась вокруг тёмной аликорницы пышным ореолом. Луна подошла к Селестии вплотную, нос к носу.</text:span></text:p>
      <text:p text:style-name="P110"/>
      <text:p text:style-name="P110">- <text:span text:style-name="T246">Мы рады, что ты вернулась.</text:span></text:p>
      <text:p text:style-name="P110"/>
      <text:p text:style-name="P111">Коротко кивнув <text:span text:style-name="T247">и </text:span>мне, Луна отвернулась. За сухостью приветствия от меня не ускользнул быстрый жест крылом, как будто смахивающий пылинку с глаза.</text:p>
      <text:p text:style-name="P103"/>
      <text:p text:style-name="P103"><text:soft-page-break/>…</text:p>
      <text:p text:style-name="P103"/>
      <text:p text:style-name="P103">- <text:span text:style-name="T248">ЛУНА! - Селестия притянула сестру к себе, заключив в объятиях. - Я не надеялась увидеть тебя живой!</text:span></text:p>
      <text:p text:style-name="P103">- <text:span text:style-name="T249">Сестрица, право же, оставь эти нежности! Подумаешь – не виделись </text:span><text:span text:style-name="T22">десять тысяч </text:span><text:span text:style-name="T249">лет, всего-то! - пробормотала Луна и обняла, в свою очередь, Селестию.</text:span></text:p>
      <text:p text:style-name="P112">- И кто бы говорил мне о надежде… Мне, тысячи лет присматривающей за статуей, в которую превратилась моя бесталанная сестра!..</text:p>
      <text:p text:style-name="P112">- Я так скучала! Я так переживала!</text:p>
      <text:p text:style-name="P112">- Я пыталась найти способ расколдовать тебя. Увы, заклятие ещё более сильное, чем то, что сослало меня на Луну когда-то…</text:p>
      <text:p text:style-name="P112"/>
      <text:p text:style-name="P112">Я смотрел на воркующих сестёр и сердце моё оттаивало. <text:span text:style-name="T250">Всё плохое, что могло произойти, осталось в прошлом и сейчас творилось только хорошее.</text:span></text:p>
      <text:p text:style-name="P112"/>
      <text:p text:style-name="P112">- <text:span text:style-name="T251">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2">- <text:span text:style-name="T251">Твоя правда, Сестра, - согласилась с ней Луна. - Я хотела сказать тебе позже, но ты сама всё поняла.</text:span></text:p>
      <text:p text:style-name="P113"/>
      <text:p text:style-name="P113">Старшая аликорница посмотрела на младшую и обе согласно кивнули.</text:p>
      <text:p text:style-name="P113"/>
      <text:p text:style-name="P113">- Анон, мы хотели бы вернуться. - Селестия с тревогой смотрела на меня. - Пойдёшь ли ты с нами?</text:p>
      <text:p text:style-name="P113">- Вернуться? Куда?</text:p>
      <text:p text:style-name="P113">- В наш изначальный мир, откуда мы пришли в Эквус. Нам нужно отдохнуть. Многотысячелетнее правление утомляет…</text:p>
      <text:p text:style-name="P113">- А потом?</text:p>
      <text:p text:style-name="P113">- Потом? Кто знает? Быть может, безмятежная тихая жизнь в уютном доме, быть может, новые миры и новые вызовы… Ты пойдёшь с нами?</text:p>
      <text:p text:style-name="P113"/>
      <text:p text:style-name="P114">Я посмотрел на небо, на облака, на солнце и улыбнулся.</text:p>
      <text:p text:style-name="P114"/>
      <text:p text:style-name="P113">-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3">- Правильное решение, - кивнула Луна. - Мы рады. Как нам ни стыдно признаваться, но Мы привыкли к твоему присутствию и Нам не хватало бы твоих <text:span text:style-name="T252">тупых шуток</text:span>. </text:p>
      <text:p text:style-name="P112"/>
      <text:p text:style-name="P115"><text:soft-page-break/>Я рассмеялся. Всё стало на свои места, как в старые добрые времена.</text:p>
      <text:p text:style-name="P115">- Тогда помчали?</text:p>
      <text:p text:style-name="P115">- Да. - Селестия повернулась к Луне. - Как в тот раз, после битвы у <text:span text:style-name="T253">Х</text:span>олодной скалы?</text:p>
      <text:p text:style-name="P115">- Да. По другому ты сейчас не сможешь.</text:p>
      <text:p text:style-name="P115"/>
      <text:p text:style-name="P115">Луна подошла вплотную к Селестии со стороны отсутствующего крыла, бок к боку, <text:span text:style-name="T253">и крепко обняла раненую аликорницу крылом.</text:span></text:p>
      <text:p text:style-name="P115">- <text:span text:style-name="T254">Проверим силы. Раз. Два. Три! - Луна взмахнула свободным крылом.</text:span></text:p>
      <text:p text:style-name="P116">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92">&lt;расписать тренировку – с виражами, кульбитами и пике&gt;</text:p>
      <text:p text:style-name="P116"/>
      <text:p text:style-name="P116">Наконец, тандем приземлился.</text:p>
      <text:p text:style-name="P115"/>
      <text:p text:style-name="P115">- <text:span text:style-name="T253">Анон, - обратилась ко мне Селестия, - Хотела бы я нести тебя сейчас… Увы – раны не позволят. Садись на Луну, пожалуйста…</text:span></text:p>
      <text:p text:style-name="P116">Луна <text:span text:style-name="T255">повернулась ко мне и нахмурилась</text:span>. <text:span text:style-name="T255">Я замялся, как школьник перед придирчивой учительницей. </text:span></text:p>
      <text:p text:style-name="P116"/>
      <text:p text:style-name="P117">Честное слово, Сел могла бы придумать что-нибудь получше, чем ездить на этой фурии, Анон!</text:p>
      <text:p text:style-name="P116"/>
      <text:p text:style-name="P116"><text:span text:style-name="T255">Внезапно </text:span>строгую морду осветила улыбка и <text:span text:style-name="T255">бирюзовый глаз подмигнул мне.</text:span></text:p>
      <text:p text:style-name="P116"/>
      <text:p text:style-name="P116">- <text:span text:style-name="T255">Ты всё ещё боишься нас, Анон. После стольких-то лет знакомства. Это забавляет. Садись!</text:span></text:p>
      <text:p text:style-name="P116"/>
      <text:p text:style-name="P115">…</text:p>
      <text:p text:style-name="P115"/>
      <text:p text:style-name="P118">Мистик Вьюв – х<text:span text:style-name="T256">л</text:span>аб<text:span text:style-name="T256">л</text:span>ый! Мистик Вьюв не убе<text:span text:style-name="T256">з</text:span>ал, как <text:span text:style-name="T256">длугие</text:span>, <text:span text:style-name="T256">от</text:span> <text:span text:style-name="T256">стласного </text:span>Анон<text:span text:style-name="T256">а</text:span>! Мистик В<text:span text:style-name="T257">ь</text:span>юв <text:span text:style-name="T256">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19"><text:span text:style-name="T258">Высоко</text:span>-<text:span text:style-name="T258">высоко</text:span> в небо!</text:p>
      <text:p text:style-name="P120"/>
      <text:p text:style-name="P120"/>
      <text:p text:style-name="P120"/>
      <text:p text:style-name="P120"><text:soft-page-break/>(Mike Oldfield – Oceania <text:s text:c="2"/><text:a xlink:type="simple" xlink:href="https://www.youtube.com/watch?v=aG-_7xXTHjk" text:style-name="Internet_20_link" text:visited-style-name="Visited_20_Internet_20_Link">https://www.youtube.com/watch?v=aG-_7xXTHjk</text:a> <text:line-break/><text:span text:style-name="T259">Mike Oldfield – Let Be The Light </text:span><text:a xlink:type="simple" xlink:href="https://www.youtube.com/watch?v=fRKmK4K6Jew" text:style-name="Internet_20_link" text:visited-style-name="Visited_20_Internet_20_Link"><text:span text:style-name="T259">https://www.youtube.com/watch?v=fRKmK4K6Jew</text:span></text:a><text:span text:style-name="T259"> </text:span>)</text:p>
      <text:p text:style-name="P122"><text:s/>Mike Oldfield - Ascension - https://www.youtube.com/watch?v=b6wqfiMBEik</text:p>
      <text:p text:style-name="P135"/>
      <text:p text:style-name="P145">009 Sound System - Speak to Angels (<text:a xlink:type="simple" xlink:href="https://www.youtube.com/watch?v=6rAkn9OZT0k" text:style-name="Internet_20_link" text:visited-style-name="Visited_20_Internet_20_Link">https://www.youtube.com/watch?v=6rAkn9OZT0k</text:a>)</text:p>
      <text:p text:style-name="P145">Pink Floyd “Keep Talking” <text:a xlink:type="simple" xlink:href="https://www.youtube.com/watch?v=CVhYW6e3qc8" text:style-name="Internet_20_link" text:visited-style-name="Visited_20_Internet_20_Link">https://www.youtube.com/watch?v=CVhYW6e3qc8</text:a></text:p>
      <text:p text:style-name="P145"/>
      <text:p text:style-name="P145">Daft Punk - Veridis Quo</text:p>
      <text:p text:style-name="P145">https://www.youtube.com/watch?v=HhZaHf8RP6g</text:p>
      <text:p text:style-name="P145"><text:a xlink:type="simple" xlink:href="https://www.youtube.com/watch?v=ySLc8gZ3oEc" text:style-name="Internet_20_link" text:visited-style-name="Visited_20_Internet_20_Link">https://www.youtube.com/watch?v=ySLc8gZ3oEc</text:a></text:p>
      <text:p text:style-name="P145"/>
      <text:p text:style-name="P145">Eye Of The Tiger</text:p>
      <text:p text:style-name="P145"/>
      <text:p text:style-name="P145">Alphaville – Forever Young</text:p>
      <text:p text:style-name="P145">The Doors “Light My Fire”</text:p>
      <text:p text:style-name="P145">Pink Floyd “Another Brick In The Wall”</text:p>
      <text:p text:style-name="P145">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9-01T01:01:28.283901495</dc:date>
    <meta:editing-duration>P100DT4H55M13S</meta:editing-duration>
    <meta:editing-cycles>1328</meta:editing-cycles>
    <meta:generator>LibreOffice/5.1.6.2$Linux_X86_64 LibreOffice_project/10m0$Build-2</meta:generator>
    <meta:document-statistic meta:table-count="0" meta:image-count="0" meta:object-count="0" meta:page-count="69" meta:paragraph-count="995" meta:word-count="20754" meta:character-count="133490" meta:non-whitespace-character-count="113405"/>
  </office:meta>
</office:document-meta>
</file>